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55/content.xml" manifest:media-type="text/xml"/>
  <manifest:file-entry manifest:full-path="Object 55/meta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54/content.xml" manifest:media-type="text/xml"/>
  <manifest:file-entry manifest:full-path="Object 54/meta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44/styles.xml" manifest:media-type="text/xml"/>
  <manifest:file-entry manifest:full-path="Object 44/content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49/content.xml" manifest:media-type="text/xml"/>
  <manifest:file-entry manifest:full-path="Object 49/meta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styles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45/content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41/content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51/content.xml" manifest:media-type="text/xml"/>
  <manifest:file-entry manifest:full-path="Object 51/meta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50/content.xml" manifest:media-type="text/xml"/>
  <manifest:file-entry manifest:full-path="Object 50/meta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6/content.xml" manifest:media-type="text/xml"/>
  <manifest:file-entry manifest:full-path="Object 46/meta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52/content.xml" manifest:media-type="text/xml"/>
  <manifest:file-entry manifest:full-path="Object 52/meta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53/content.xml" manifest:media-type="text/xml"/>
  <manifest:file-entry manifest:full-path="Object 53/meta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43/styles.xml" manifest:media-type="text/xml"/>
  <manifest:file-entry manifest:full-path="Object 43/meta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33/styles.xml" manifest:media-type="text/xml"/>
  <manifest:file-entry manifest:full-path="Object 33/content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47/content.xml" manifest:media-type="text/xml"/>
  <manifest:file-entry manifest:full-path="Object 47/meta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9.1pt"/>
    </style:style>
    <style:style style:name="co2" style:family="table-column">
      <style:table-column-properties fo:break-before="auto" style:column-width="117.89pt"/>
    </style:style>
    <style:style style:name="co3" style:family="table-column">
      <style:table-column-properties fo:break-before="auto" style:column-width="261.04pt"/>
    </style:style>
    <style:style style:name="co4" style:family="table-column">
      <style:table-column-properties fo:break-before="auto" style:column-width="248.4pt"/>
    </style:style>
    <style:style style:name="co5" style:family="table-column">
      <style:table-column-properties fo:break-before="auto" style:column-width="129.09pt"/>
    </style:style>
    <style:style style:name="co6" style:family="table-column">
      <style:table-column-properties fo:break-before="auto" style:column-width="125.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39.69pt"/>
    </style:style>
    <style:style style:name="co9" style:family="table-column">
      <style:table-column-properties fo:break-before="auto" style:column-width="224.59pt"/>
    </style:style>
    <style:style style:name="co10" style:family="table-column">
      <style:table-column-properties fo:break-before="auto" style:column-width="183.71pt"/>
    </style:style>
    <style:style style:name="co11" style:family="table-column">
      <style:table-column-properties fo:break-before="auto" style:column-width="179.04pt"/>
    </style:style>
    <style:style style:name="co12" style:family="table-column">
      <style:table-column-properties fo:break-before="auto" style:column-width="168.24pt"/>
    </style:style>
    <style:style style:name="co13" style:family="table-column">
      <style:table-column-properties fo:break-before="auto" style:column-width="71.74pt"/>
    </style:style>
    <style:style style:name="co14" style:family="table-column">
      <style:table-column-properties fo:break-before="auto" style:column-width="131.9pt"/>
    </style:style>
    <style:style style:name="co15" style:family="table-column">
      <style:table-column-properties fo:break-before="auto" style:column-width="227.34pt"/>
    </style:style>
    <style:style style:name="co16" style:family="table-column">
      <style:table-column-properties fo:break-before="auto" style:column-width="195.79pt"/>
    </style:style>
    <style:style style:name="co17" style:family="table-column">
      <style:table-column-properties fo:break-before="auto" style:column-width="249.11pt"/>
    </style:style>
    <style:style style:name="co18" style:family="table-column">
      <style:table-column-properties fo:break-before="auto" style:column-width="143.15pt"/>
    </style:style>
    <style:style style:name="co19" style:family="table-column">
      <style:table-column-properties fo:break-before="auto" style:column-width="227.71pt"/>
    </style:style>
    <style:style style:name="co20" style:family="table-column">
      <style:table-column-properties fo:break-before="auto" style:column-width="189.89pt"/>
    </style:style>
    <style:style style:name="co21" style:family="table-column">
      <style:table-column-properties fo:break-before="auto" style:column-width="163.64pt"/>
    </style:style>
    <style:style style:name="co22" style:family="table-column">
      <style:table-column-properties fo:break-before="auto" style:column-width="182.15pt"/>
    </style:style>
    <style:style style:name="co23" style:family="table-column">
      <style:table-column-properties fo:break-before="auto" style:column-width="142.81pt"/>
    </style:style>
    <style:style style:name="co24" style:family="table-column">
      <style:table-column-properties fo:break-before="auto" style:column-width="263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200"/>
      <style:text-properties fo:color="#ce181e"/>
    </style:style>
    <style:style style:name="ce5" style:family="table-cell" style:parent-style-name="Default">
      <style:table-cell-properties fo:background-color="#158466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bbe33d"/>
    </style:style>
    <style:style style:name="ce9" style:family="table-cell" style:parent-style-name="Default">
      <style:table-cell-properties fo:background-color="#bbe33d"/>
      <style:text-properties fo:color="#ce181e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35_JS_ens90" table:style-name="ta1">
        <office:forms form:automatic-focus="false" form:apply-design-mode="false"/>
        <table:shapes>
          <draw:frame draw:z-index="0" draw:style-name="gr1" draw:text-style-name="P1" svg:width="453.51pt" svg:height="255.09pt" svg:x="472.45pt" svg:y="385.43pt">
            <draw:object draw:notify-on-update-of-ranges="135_JS_ens90.D28:135_JS_ens90.D30 135_JS_ens90.E27:135_JS_ens90.E27 135_JS_ens90.E28:135_JS_ens90.E30 135_JS_ens90.F27:135_JS_ens90.F27 135_JS_ens90.F28:135_JS_ens90.F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75.06pt" svg:height="146.52pt" svg:x="2.98pt" svg:y="796.51pt">
            <draw:object draw:notify-on-update-of-ranges="135_JS_ens90.A61:135_JS_ens90.A61 135_JS_ens90.B61:135_JS_ens90.D61 135_JS_ens90.A62:135_JS_ens90.A62 135_JS_ens90.B62:135_JS_ens90.D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473.87pt" svg:y="59.75pt">
            <draw:object draw:notify-on-update-of-ranges="135_JS_ens90.A2:135_JS_ens90.A4 135_JS_ens90.B1:135_JS_ens90.B1 135_JS_ens90.B2:135_JS_ens90.B4 135_JS_ens90.C1:135_JS_ens90.C1 135_JS_ens90.C2:135_JS_ens90.C4 135_JS_ens90.D1:135_JS_ens90.D1 135_JS_ens90.D2:135_JS_ens90.D4 135_JS_ens90.E1:135_JS_ens90.E1 135_JS_ens90.E2:135_JS_ens90.E4 135_JS_ens90.F1:135_JS_ens90.F1 135_JS_ens90.F2:135_JS_ens90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453.51pt" svg:height="255.09pt" svg:x="0.94pt" svg:y="59.05pt">
            <draw:object draw:notify-on-update-of-ranges="135_JS_ens90.A2:135_JS_ens90.A4 135_JS_ens90.B1:135_JS_ens90.B1 135_JS_ens90.B2:135_JS_ens90.B4 135_JS_ens90.C1:135_JS_ens90.C1 135_JS_ens90.C2:135_JS_ens90.C4 135_JS_ens90.D1:135_JS_ens90.D1 135_JS_ens90.D2:135_JS_ens90.D4 135_JS_ens90.E1:135_JS_ens90.E1 135_JS_ens90.E2:135_JS_ens90.E4 135_JS_ens90.F1:135_JS_ens90.F1 135_JS_ens90.F2:135_JS_ens90.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453.51pt" svg:height="255.09pt" svg:x="0pt" svg:y="389.71pt">
            <draw:object draw:notify-on-update-of-ranges="135_JS_ens90.D28:135_JS_ens90.D30 135_JS_ens90.E27:135_JS_ens90.E27 135_JS_ens90.E28:135_JS_ens90.E30 135_JS_ens90.F27:135_JS_ens90.F27 135_JS_ens90.F28:135_JS_ens90.F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3" table:default-cell-style-name="Default"/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Already existing transcripts</text:p>
          </table:table-cell>
          <table:table-cell table:style-name="ce3" office:value-type="string" calcext:value-type="string">
            <text:p>Transcripts with validation by new annotations</text:p>
          </table:table-cell>
          <table:table-cell table:style-name="ce3" office:value-type="string" calcext:value-type="string">
            <text:p>Transcripts with read-supported junctions</text:p>
          </table:table-cell>
          <table:table-cell table:style-name="ce3" office:value-type="string" calcext:value-type="string">
            <text:p>Transcripts with certain junctions supported by reads</text:p>
          </table:table-cell>
          <table:table-cell office:value-type="string" calcext:value-type="string">
            <text:p>Transcripts without valdation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#Transcripts with read-supported junctions</text:p>
          </table:table-cell>
          <table:table-cell table:style-name="ce3" office:value-type="string" calcext:value-type="string">
            <text:p>#Transcripts with certain junctions supported by reads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table:style-name="ce2" table:formula="of:=53-[.C2]-[.E2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G2]-[.C2]-[.D2]-[.E2]"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#1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table:style-name="ce2" table:formula="of:=57-[.C3]-[.E3]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G3]-[.C3]-[.D3]-[.E3]"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#3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table:style-name="ce2" table:formula="of:=239-[.C4]-[.E4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4]-[.C4]-[.D4]-[.E4]" office:value-type="float" office:value="73" calcext:value-type="float">
            <text:p>7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#11 → 54</text:p>
          </table:table-cell>
          <table:table-cell office:value-type="string" calcext:value-type="string">
            <text:p>#0</text:p>
          </table:table-cell>
        </table:table-row>
        <table:table-row table:style-name="ro1" table:number-rows-repeated="22">
          <table:table-cell table:number-columns-repeated="9"/>
        </table:table-row>
        <table:table-row table:style-name="ro1">
          <table:table-cell office:value-type="string" calcext:value-type="string">
            <text:p>Espèces</text:p>
          </table:table-cell>
          <table:table-cell office:value-type="string" calcext:value-type="string">
            <text:p>Prédictions confortées</text:p>
          </table:table-cell>
          <table:table-cell office:value-type="string" calcext:value-type="string">
            <text:p>Prédictions non confortées</text:p>
          </table:table-cell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Supported prediction</text:p>
          </table:table-cell>
          <table:table-cell office:value-type="string" calcext:value-type="string">
            <text:p>Unconfirmed predi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me</text:p>
          </table:table-cell>
          <table:table-cell table:formula="of:=[.C2]+[.D2]" office:value-type="float" office:value="52" calcext:value-type="float">
            <text:p>52</text:p>
          </table:table-cell>
          <table:table-cell table:formula="of:=[.G2]-[.B28]" office:value-type="float" office:value="46" calcext:value-type="float">
            <text:p>46</text:p>
          </table:table-cell>
          <table:table-cell office:value-type="string" calcext:value-type="string">
            <text:p>Human</text:p>
          </table:table-cell>
          <table:table-cell table:formula="of:=[.D2]+[.C2]+[.B2]" office:value-type="float" office:value="307" calcext:value-type="float">
            <text:p>307</text:p>
          </table:table-cell>
          <table:table-cell table:formula="of:=[.G2]+[.B2]-[.E28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is</text:p>
          </table:table-cell>
          <table:table-cell table:formula="of:=[.C3]+[.D3]" office:value-type="float" office:value="54" calcext:value-type="float">
            <text:p>54</text:p>
          </table:table-cell>
          <table:table-cell table:formula="of:=[.G3]-[.B29]" office:value-type="float" office:value="77" calcext:value-type="float">
            <text:p>77</text:p>
          </table:table-cell>
          <table:table-cell office:value-type="string" calcext:value-type="string">
            <text:p>Mouse</text:p>
          </table:table-cell>
          <table:table-cell table:formula="of:=[.D3]+[.C3]+[.B3]" office:value-type="float" office:value="302" calcext:value-type="float">
            <text:p>302</text:p>
          </table:table-cell>
          <table:table-cell table:formula="of:=[.G3]+[.B3]-[.E2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en</text:p>
          </table:table-cell>
          <table:table-cell table:formula="of:=[.C4]+[.D4]" office:value-type="float" office:value="239" calcext:value-type="float">
            <text:p>239</text:p>
          </table:table-cell>
          <table:table-cell table:formula="of:=[.G4]-[.B30]" office:value-type="float" office:value="73" calcext:value-type="float">
            <text:p>73</text:p>
          </table:table-cell>
          <table:table-cell office:value-type="string" calcext:value-type="string">
            <text:p>Dog</text:p>
          </table:table-cell>
          <table:table-cell table:formula="of:=[.D4]+[.C4]+[.B4]" office:value-type="float" office:value="379" calcext:value-type="float">
            <text:p>379</text:p>
          </table:table-cell>
          <table:table-cell table:formula="of:=[.G4]+[.B4]-[.E30]" office:value-type="float" office:value="73" calcext:value-type="float">
            <text:p>73</text:p>
          </table:table-cell>
          <table:table-cell table:number-columns-repeated="3"/>
        </table:table-row>
        <table:table-row table:style-name="ro1" table:number-rows-repeated="30">
          <table:table-cell table:number-columns-repeated="9"/>
        </table:table-row>
        <table:table-row table:style-name="ro1">
          <table:table-cell office:value-type="string" calcext:value-type="string">
            <text:p>Gènes avec des tr prédits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ènes avec tous leurs tr connus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35_JS_ens90_update" table:style-name="ta1">
        <table:shapes>
          <draw:frame draw:z-index="0" draw:style-name="gr1" draw:text-style-name="P1" svg:width="453.51pt" svg:height="255.09pt" svg:x="472.45pt" svg:y="385.43pt">
            <draw:object draw:notify-on-update-of-ranges="135_JS_ens90.D28:135_JS_ens90.D30 135_JS_ens90.E27:135_JS_ens90.E27 135_JS_ens90.E28:135_JS_ens90.E30 135_JS_ens90.F27:135_JS_ens90.F27 135_JS_ens90.F28:135_JS_ens90.F3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575.06pt" svg:height="146.52pt" svg:x="2.98pt" svg:y="796.51pt">
            <draw:object draw:notify-on-update-of-ranges="135_JS_ens90.A61:135_JS_ens90.A61 135_JS_ens90.B61:135_JS_ens90.D61 135_JS_ens90.A62:135_JS_ens90.A62 135_JS_ens90.B62:135_JS_ens90.D62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" draw:style-name="gr1" draw:text-style-name="P1" svg:width="453.51pt" svg:height="255.09pt" svg:x="473.87pt" svg:y="59.75pt">
            <draw:object draw:notify-on-update-of-ranges="135_JS_ens90_update.A2:135_JS_ens90_update.A4 135_JS_ens90_update.B1:135_JS_ens90_update.B1 135_JS_ens90_update.B2:135_JS_ens90_update.B4 135_JS_ens90_update.C1:135_JS_ens90_update.C1 135_JS_ens90_update.C2:135_JS_ens90_update.C4 135_JS_ens90_update.D1:135_JS_ens90_update.D1 135_JS_ens90_update.D2:135_JS_ens90_update.D4 135_JS_ens90_update.E1:135_JS_ens90_update.E1 135_JS_ens90_update.E2:135_JS_ens90_update.E4 135_JS_ens90_update.F1:135_JS_ens90_update.F1 135_JS_ens90_update.F2:135_JS_ens90_update.F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453.51pt" svg:height="255.09pt" svg:x="0.94pt" svg:y="59.05pt">
            <draw:object draw:notify-on-update-of-ranges="135_JS_ens90_update.A2:135_JS_ens90_update.A4 135_JS_ens90_update.B1:135_JS_ens90_update.B1 135_JS_ens90_update.B2:135_JS_ens90_update.B4 135_JS_ens90_update.C1:135_JS_ens90_update.C1 135_JS_ens90_update.C2:135_JS_ens90_update.C4 135_JS_ens90_update.D1:135_JS_ens90_update.D1 135_JS_ens90_update.D2:135_JS_ens90_update.D4 135_JS_ens90_update.E1:135_JS_ens90_update.E1 135_JS_ens90_update.E2:135_JS_ens90_update.E4 135_JS_ens90_update.F1:135_JS_ens90_update.F1 135_JS_ens90_update.F2:135_JS_ens90_update.F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4" draw:style-name="gr1" draw:text-style-name="P1" svg:width="453.51pt" svg:height="255.09pt" svg:x="0pt" svg:y="389.71pt">
            <draw:object draw:notify-on-update-of-ranges="135_JS_ens90.D28:135_JS_ens90.D30 135_JS_ens90.E27:135_JS_ens90.E27 135_JS_ens90.E28:135_JS_ens90.E30 135_JS_ens90.F27:135_JS_ens90.F27 135_JS_ens90.F28:135_JS_ens90.F30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8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Espèces</text:p>
          </table:table-cell>
          <table:table-cell table:style-name="ce5" office:value-type="string" calcext:value-type="string">
            <text:p>Transcrits prédits déjà connus</text:p>
          </table:table-cell>
          <table:table-cell table:style-name="ce6" office:value-type="string" calcext:value-type="string">
            <text:p>Transcrits prédits retrouvés dans des annotations</text:p>
          </table:table-cell>
          <table:table-cell table:style-name="ce7" office:value-type="string" calcext:value-type="string">
            <text:p>Transcripts prédits portés par des reads</text:p>
          </table:table-cell>
          <table:table-cell table:style-name="ce8" office:value-type="string" calcext:value-type="string">
            <text:p>Transcripts prédits avec des JS portés par des reads</text:p>
          </table:table-cell>
          <table:table-cell table:style-name="ce10" office:value-type="string" calcext:value-type="string">
            <text:p>Transcripts prédits avec des JS non portés par des read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#Transcripts with read-supported junctions</text:p>
          </table:table-cell>
          <table:table-cell table:style-name="ce3" office:value-type="string" calcext:value-type="string">
            <text:p>#Transcripts with certain junctions supported by reads</text:p>
          </table:table-cell>
          <table:table-cell table:style-name="ce11" office:value-type="string" calcext:value-type="string">
            <text:p>Venn Between so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in</text:p>
          </table:table-cell>
          <table:table-cell table:style-name="ce5" office:value-type="float" office:value="255" calcext:value-type="float">
            <text:p>255</text:p>
          </table:table-cell>
          <table:table-cell table:style-name="ce6" office:value-type="float" office:value="26" calcext:value-type="float">
            <text:p>26</text:p>
          </table:table-cell>
          <table:table-cell table:style-name="ce7" table:formula="of:=[.G2]-[.C2]-[.E2]-[.F2]" office:value-type="float" office:value="28" calcext:value-type="float">
            <text:p>28</text:p>
          </table:table-cell>
          <table:table-cell table:style-name="ce9" table:formula="of:=53-[.C2]-[.J2]" office:value-type="float" office:value="26" calcext:value-type="float">
            <text:p>26</text:p>
          </table:table-cell>
          <table:table-cell table:style-name="ce10" table:formula="of:=44-[.C2]"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#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is</text:p>
          </table:table-cell>
          <table:table-cell table:style-name="ce5" office:value-type="float" office:value="248" calcext:value-type="float">
            <text:p>248</text:p>
          </table:table-cell>
          <table:table-cell table:style-name="ce6" office:value-type="float" office:value="32" calcext:value-type="float">
            <text:p>32</text:p>
          </table:table-cell>
          <table:table-cell table:style-name="ce7" table:formula="of:=[.G3]-[.C3]-[.E3]-[.F3]" office:value-type="float" office:value="40" calcext:value-type="float">
            <text:p>40</text:p>
          </table:table-cell>
          <table:table-cell table:style-name="ce9" table:formula="of:=57-[.C3]-[.J3]" office:value-type="float" office:value="22" calcext:value-type="float">
            <text:p>22</text:p>
          </table:table-cell>
          <table:table-cell table:style-name="ce10" table:formula="of:=69-[.C3]"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#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en</text:p>
          </table:table-cell>
          <table:table-cell table:style-name="ce5" office:value-type="float" office:value="140" calcext:value-type="float">
            <text:p>140</text:p>
          </table:table-cell>
          <table:table-cell table:style-name="ce6" office:value-type="float" office:value="185" calcext:value-type="float">
            <text:p>185</text:p>
          </table:table-cell>
          <table:table-cell table:style-name="ce7" table:formula="of:=[.G4]-[.C4]-[.E4]-[.F4]" office:value-type="float" office:value="57" calcext:value-type="float">
            <text:p>57</text:p>
          </table:table-cell>
          <table:table-cell table:style-name="ce9" table:formula="of:=239-[.C4]-[.J4]" office:value-type="float" office:value="54" calcext:value-type="float">
            <text:p>54</text:p>
          </table:table-cell>
          <table:table-cell table:style-name="ce10" table:formula="of:=201-[.C4]" office:value-type="float" office:value="16" calcext:value-type="float">
            <text:p>1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#11 → 54</text:p>
          </table:table-cell>
          <table:table-cell office:value-type="string" calcext:value-type="string">
            <text:p>#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Supported prediction</text:p>
          </table:table-cell>
          <table:table-cell office:value-type="string" calcext:value-type="string">
            <text:p>Unconfirmed predic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uman</text:p>
          </table:table-cell>
          <table:table-cell table:formula="of:=[.E2]+[.D2]+[.C2]+[.B2]" office:value-type="float" office:value="335" calcext:value-type="float">
            <text:p>335</text:p>
          </table:table-cell>
          <table:table-cell table:formula="of:=[.G2]+[.B2]-[.E28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use</text:p>
          </table:table-cell>
          <table:table-cell table:formula="of:=[.E3]+[.D3]+[.C3]+[.B3]" office:value-type="float" office:value="342" calcext:value-type="float">
            <text:p>342</text:p>
          </table:table-cell>
          <table:table-cell table:formula="of:=[.G3]+[.B3]-[.E29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og</text:p>
          </table:table-cell>
          <table:table-cell table:formula="of:=[.E4]+[.D4]+[.C4]+[.B4]" office:value-type="float" office:value="436" calcext:value-type="float">
            <text:p>436</text:p>
          </table:table-cell>
          <table:table-cell table:formula="of:=[.G4]+[.B4]-[.E30]" office:value-type="float" office:value="16" calcext:value-type="float">
            <text:p>16</text:p>
          </table:table-cell>
          <table:table-cell table:number-columns-repeated="6"/>
        </table:table-row>
        <table:table-row table:style-name="ro1" table:number-rows-repeated="30">
          <table:table-cell table:number-columns-repeated="12"/>
        </table:table-row>
        <table:table-row table:style-name="ro1">
          <table:table-cell office:value-type="string" calcext:value-type="string">
            <text:p>Gènes avec des tr prédits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ènes avec tous leurs tr connus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 table:number-rows-repeated="104851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253_JS_ens90" table:style-name="ta1">
        <office:forms form:automatic-focus="false" form:apply-design-mode="false"/>
        <table:shapes>
          <draw:frame draw:z-index="0" draw:style-name="gr1" draw:text-style-name="P1" svg:width="453.51pt" svg:height="255.09pt" svg:x="66.87pt" svg:y="54.06pt">
            <draw:object draw:notify-on-update-of-ranges="253_JS_ens90.A2:253_JS_ens90.A4 253_JS_ens90.B1:253_JS_ens90.B1 253_JS_ens90.B2:253_JS_ens90.B4 253_JS_ens90.C1:253_JS_ens90.C1 253_JS_ens90.C2:253_JS_ens90.C4 253_JS_ens90.D1:253_JS_ens90.D1 253_JS_ens90.D2:253_JS_ens90.D4 253_JS_ens90.E1:253_JS_ens90.E1 253_JS_ens90.E2:253_JS_ens90.E4 253_JS_ens90.F1:253_JS_ens90.F1 253_JS_ens90.F2:253_JS_ens90.F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529.17pt" svg:y="56.3pt">
            <draw:object draw:notify-on-update-of-ranges="253_JS_ens90.A2:253_JS_ens90.A4 253_JS_ens90.B1:253_JS_ens90.B1 253_JS_ens90.B2:253_JS_ens90.B4 253_JS_ens90.C1:253_JS_ens90.C1 253_JS_ens90.C2:253_JS_ens90.C4 253_JS_ens90.D1:253_JS_ens90.D1 253_JS_ens90.D2:253_JS_ens90.D4 253_JS_ens90.E1:253_JS_ens90.E1 253_JS_ens90.E2:253_JS_ens90.E4 253_JS_ens90.F1:253_JS_ens90.F1 253_JS_ens90.F2:253_JS_ens90.F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453.51pt" svg:height="255.09pt" svg:x="512.36pt" svg:y="388.32pt">
            <draw:object draw:notify-on-update-of-ranges="253_JS_ens90.D28:253_JS_ens90.D30 253_JS_ens90.E27:253_JS_ens90.E27 253_JS_ens90.E28:253_JS_ens90.E30 253_JS_ens90.F27:253_JS_ens90.F27 253_JS_ens90.F28:253_JS_ens90.F3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453.91pt" svg:height="255.26pt" svg:x="52.84pt" svg:y="395.29pt">
            <draw:object draw:notify-on-update-of-ranges="253_JS_ens90.D28:253_JS_ens90.D30 253_JS_ens90.E27:253_JS_ens90.E27 253_JS_ens90.E28:253_JS_ens90.E30 253_JS_ens90.F27:253_JS_ens90.F27 253_JS_ens90.F28:253_JS_ens90.F3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7" table:number-columns-repeated="2" table:default-cell-style-name="Default"/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Already existing transcripts</text:p>
          </table:table-cell>
          <table:table-cell table:style-name="ce3" office:value-type="string" calcext:value-type="string">
            <text:p>Transcripts with validation by new annotations</text:p>
          </table:table-cell>
          <table:table-cell table:style-name="ce3" office:value-type="string" calcext:value-type="string">
            <text:p>Transcripts with read-supported junctions</text:p>
          </table:table-cell>
          <table:table-cell table:style-name="ce3" office:value-type="string" calcext:value-type="string">
            <text:p>Transcripts with certain junctions supported by reads</text:p>
          </table:table-cell>
          <table:table-cell office:value-type="string" calcext:value-type="string">
            <text:p>Transcripts without valdation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#avec certaines jonctions sans regarder les annotations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492" calcext:value-type="float">
            <text:p>492</text:p>
          </table:table-cell>
          <table:table-cell office:value-type="float" office:value="40" calcext:value-type="float">
            <text:p>40</text:p>
          </table:table-cell>
          <table:table-cell table:style-name="ce2" table:formula="of:=50-[.E2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G2]-[.C2]-[.D2]-[.E2]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#1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484" calcext:value-type="float">
            <text:p>484</text:p>
          </table:table-cell>
          <table:table-cell office:value-type="float" office:value="50" calcext:value-type="float">
            <text:p>50</text:p>
          </table:table-cell>
          <table:table-cell table:style-name="ce2" table:formula="of:=66-[.E3]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[.G3]-[.C3]-[.D3]-[.E3]" office:value-type="float" office:value="133" calcext:value-type="float">
            <text:p>13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#5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table:style-name="ce2" table:formula="of:=410-[.C4]-[.E4]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formula="of:=[.G4]-[.C4]-[.D4]-[.E4]" office:value-type="float" office:value="212" calcext:value-type="float">
            <text:p>21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#7</text:p>
          </table:table-cell>
        </table:table-row>
        <table:table-row table:style-name="ro1" table:number-rows-repeated="22">
          <table:table-cell table:number-columns-repeated="8"/>
        </table:table-row>
        <table:table-row table:style-name="ro1">
          <table:table-cell office:value-type="string" calcext:value-type="string">
            <text:p>Espèces</text:p>
          </table:table-cell>
          <table:table-cell office:value-type="string" calcext:value-type="string">
            <text:p>Prédictions confortées</text:p>
          </table:table-cell>
          <table:table-cell office:value-type="string" calcext:value-type="string">
            <text:p>Prédictions non confortées</text:p>
          </table:table-cell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Supported prediction</text:p>
          </table:table-cell>
          <table:table-cell office:value-type="string" calcext:value-type="string">
            <text:p>Unconfirmed predi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me</text:p>
          </table:table-cell>
          <table:table-cell table:formula="of:=[.C2]+[.D2]" office:value-type="float" office:value="89" calcext:value-type="float">
            <text:p>89</text:p>
          </table:table-cell>
          <table:table-cell table:formula="of:=[.G2]-[.B28]" office:value-type="float" office:value="91" calcext:value-type="float">
            <text:p>91</text:p>
          </table:table-cell>
          <table:table-cell office:value-type="string" calcext:value-type="string">
            <text:p>Human</text:p>
          </table:table-cell>
          <table:table-cell table:formula="of:=[.D2]+[.C2]+[.B2]" office:value-type="float" office:value="581" calcext:value-type="float">
            <text:p>581</text:p>
          </table:table-cell>
          <table:table-cell table:formula="of:=[.G2]+[.B2]-[.E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is</text:p>
          </table:table-cell>
          <table:table-cell table:formula="of:=[.C3]+[.D3]" office:value-type="float" office:value="112" calcext:value-type="float">
            <text:p>112</text:p>
          </table:table-cell>
          <table:table-cell table:formula="of:=[.G3]-[.B29]" office:value-type="float" office:value="137" calcext:value-type="float">
            <text:p>137</text:p>
          </table:table-cell>
          <table:table-cell office:value-type="string" calcext:value-type="string">
            <text:p>Mouse</text:p>
          </table:table-cell>
          <table:table-cell table:formula="of:=[.D3]+[.C3]+[.B3]" office:value-type="float" office:value="596" calcext:value-type="float">
            <text:p>596</text:p>
          </table:table-cell>
          <table:table-cell table:formula="of:=[.G3]+[.B3]-[.E29]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en</text:p>
          </table:table-cell>
          <table:table-cell table:formula="of:=[.C4]+[.D4]" office:value-type="float" office:value="410" calcext:value-type="float">
            <text:p>410</text:p>
          </table:table-cell>
          <table:table-cell table:formula="of:=[.G4]-[.B30]" office:value-type="float" office:value="212" calcext:value-type="float">
            <text:p>212</text:p>
          </table:table-cell>
          <table:table-cell office:value-type="string" calcext:value-type="string">
            <text:p>Dog</text:p>
          </table:table-cell>
          <table:table-cell table:formula="of:=[.D4]+[.C4]+[.B4]" office:value-type="float" office:value="667" calcext:value-type="float">
            <text:p>667</text:p>
          </table:table-cell>
          <table:table-cell table:formula="of:=[.G4]+[.B4]-[.E30]" office:value-type="float" office:value="212" calcext:value-type="float">
            <text:p>212</text:p>
          </table:table-cell>
          <table:table-cell table:number-columns-repeated="2"/>
        </table:table-row>
      </table:table>
      <table:table table:name="253_JS_ens90_update_mai_2020" table:style-name="ta1">
        <office:forms form:automatic-focus="false" form:apply-design-mode="false"/>
        <table:shapes>
          <draw:frame draw:z-index="0" draw:style-name="gr1" draw:text-style-name="P1" svg:width="453.51pt" svg:height="255.09pt" svg:x="66.87pt" svg:y="54.06pt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" draw:style-name="gr1" draw:text-style-name="P1" svg:width="453.51pt" svg:height="255.09pt" svg:x="529.17pt" svg:y="56.3pt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" draw:style-name="gr1" draw:text-style-name="P1" svg:width="453.51pt" svg:height="255.09pt" svg:x="66.5pt" svg:y="394.98pt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3" draw:style-name="gr1" draw:text-style-name="P1" svg:width="453.51pt" svg:height="255.09pt" svg:x="528.32pt" svg:y="387.98pt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7" table:number-columns-repeated="4" table:default-cell-style-name="Default"/>
        <table:table-row table:style-name="ro1">
          <table:table-cell table:style-name="ce3" office:value-type="string" calcext:value-type="string">
            <text:p>Espèces</text:p>
          </table:table-cell>
          <table:table-cell table:style-name="ce5" office:value-type="string" calcext:value-type="string">
            <text:p>Transcrits prédits déjà connus</text:p>
          </table:table-cell>
          <table:table-cell table:style-name="ce6" office:value-type="string" calcext:value-type="string">
            <text:p>Transcrits prédits retrouvés dans des annotations</text:p>
          </table:table-cell>
          <table:table-cell table:style-name="ce7" office:value-type="string" calcext:value-type="string">
            <text:p>Transcripts prédits portés par des reads</text:p>
          </table:table-cell>
          <table:table-cell table:style-name="ce8" office:value-type="string" calcext:value-type="string">
            <text:p>Transcripts prédits avec des JS portés par des reads</text:p>
          </table:table-cell>
          <table:table-cell table:style-name="ce10" office:value-type="string" calcext:value-type="string">
            <text:p>Transcripts prédits avec des JS non portés par des reads</text:p>
          </table:table-cell>
          <table:table-cell table:style-name="ce3" office:value-type="string" calcext:value-type="string">
            <text:p>Total</text:p>
          </table:table-cell>
          <table:table-cell table:style-name="ce11" office:value-type="string" calcext:value-type="string">
            <text:p>Venn Between so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in</text:p>
          </table:table-cell>
          <table:table-cell table:style-name="ce5" office:value-type="float" office:value="492" calcext:value-type="float">
            <text:p>492</text:p>
          </table:table-cell>
          <table:table-cell table:style-name="ce6" office:value-type="float" office:value="40" calcext:value-type="float">
            <text:p>40</text:p>
          </table:table-cell>
          <table:table-cell table:style-name="ce7" table:formula="of:=[.G2]-[.C2]-[.E2]-[.F2]" office:value-type="float" office:value="59" calcext:value-type="float">
            <text:p>59</text:p>
          </table:table-cell>
          <table:table-cell table:style-name="ce9" table:formula="of:=90-[.C2]-[.H2]" office:value-type="float" office:value="49" calcext:value-type="float">
            <text:p>49</text:p>
          </table:table-cell>
          <table:table-cell table:style-name="ce10" table:formula="of:=72-[.C2]"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is</text:p>
          </table:table-cell>
          <table:table-cell table:style-name="ce5" office:value-type="float" office:value="484" calcext:value-type="float">
            <text:p>484</text:p>
          </table:table-cell>
          <table:table-cell table:style-name="ce6" office:value-type="float" office:value="50" calcext:value-type="float">
            <text:p>50</text:p>
          </table:table-cell>
          <table:table-cell table:style-name="ce7" table:formula="of:=[.G3]-[.C3]-[.E3]-[.F3]" office:value-type="float" office:value="78" calcext:value-type="float">
            <text:p>78</text:p>
          </table:table-cell>
          <table:table-cell table:style-name="ce9" table:formula="of:=66-[.H3]" office:value-type="float" office:value="62" calcext:value-type="float">
            <text:p>62</text:p>
          </table:table-cell>
          <table:table-cell table:style-name="ce10" table:formula="of:=109-[.C3]"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en</text:p>
          </table:table-cell>
          <table:table-cell table:style-name="ce5" office:value-type="float" office:value="257" calcext:value-type="float">
            <text:p>257</text:p>
          </table:table-cell>
          <table:table-cell table:style-name="ce6" office:value-type="float" office:value="259" calcext:value-type="float">
            <text:p>259</text:p>
          </table:table-cell>
          <table:table-cell table:style-name="ce7" table:formula="of:=[.G4]-[.C4]-[.E4]-[.F4]" office:value-type="float" office:value="164" calcext:value-type="float">
            <text:p>164</text:p>
          </table:table-cell>
          <table:table-cell table:style-name="ce9" table:formula="of:=410-[.C4]-[.H4]" office:value-type="float" office:value="151" calcext:value-type="float">
            <text:p>151</text:p>
          </table:table-cell>
          <table:table-cell table:style-name="ce10" table:formula="of:=307-[.C4]" office:value-type="float" office:value="48" calcext:value-type="float">
            <text:p>48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style-name="ce3" table:number-columns-repeated="3"/>
          <table:table-cell table:number-columns-repeated="2"/>
          <table:table-cell table:style-name="Default"/>
          <table:table-cell table:style-name="ce3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Supported prediction</text:p>
          </table:table-cell>
          <table:table-cell office:value-type="string" calcext:value-type="string">
            <text:p>Unconfirmed prediction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uman</text:p>
          </table:table-cell>
          <table:table-cell table:formula="of:=[.E2]+[.C2]+[.B2]+[.D2]" office:value-type="float" office:value="640" calcext:value-type="float">
            <text:p>640</text:p>
          </table:table-cell>
          <table:table-cell table:formula="of:=[.G2]+[.B2]-[.E28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use</text:p>
          </table:table-cell>
          <table:table-cell table:formula="of:=[.E3]+[.C3]+[.B3]+[.D3]" office:value-type="float" office:value="674" calcext:value-type="float">
            <text:p>674</text:p>
          </table:table-cell>
          <table:table-cell table:formula="of:=[.G3]+[.B3]-[.E29]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g</text:p>
          </table:table-cell>
          <table:table-cell table:formula="of:=[.E4]+[.C4]+[.B4]+[.D4]" office:value-type="float" office:value="831" calcext:value-type="float">
            <text:p>831</text:p>
          </table:table-cell>
          <table:table-cell table:formula="of:=[.G4]+[.B4]-[.E30]" office:value-type="float" office:value="48" calcext:value-type="float">
            <text:p>48</text:p>
          </table:table-cell>
          <table:table-cell table:number-columns-repeated="4"/>
        </table:table-row>
      </table:table>
      <table:table table:name="135_JS_ens90-96-98_ucsc_xbseq_feelnc" table:style-name="ta1">
        <table:shapes>
          <draw:frame draw:z-index="0" draw:style-name="gr1" draw:text-style-name="P1" svg:width="575.06pt" svg:height="146.52pt" svg:x="2.98pt" svg:y="796.51pt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453.46pt" svg:height="255.32pt" svg:x="7.03pt" svg:y="61.14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509.07pt" svg:y="57.6pt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3.51pt" svg:height="255.09pt" svg:x="486.48pt" svg:y="394.84pt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453.51pt" svg:height="255.09pt" svg:x="9.84pt" svg:y="392pt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Already existing transcripts</text:p>
          </table:table-cell>
          <table:table-cell office:value-type="string" calcext:value-type="string">
            <text:p>Transcripts with validation by new annotations</text:p>
          </table:table-cell>
          <table:table-cell office:value-type="string" calcext:value-type="string">
            <text:p>Transcripts with read-supported junctions</text:p>
          </table:table-cell>
          <table:table-cell office:value-type="string" calcext:value-type="string">
            <text:p>Transcripts with certain junctions supported by reads</text:p>
          </table:table-cell>
          <table:table-cell office:value-type="string" calcext:value-type="string">
            <text:p>Transcripts without valdations</text:p>
          </table:table-cell>
          <table:table-cell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table:style-name="ce2" table:formula="of:=36-[.C2]-[.E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2]-[.C2]-[.D2]-[.E2]"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#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table:style-name="ce2" table:formula="of:=42-[.C3]-[.E3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G3]-[.C3]-[.D3]-[.E3]"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#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table:style-name="ce2" table:formula="of:=196-[.C4]-[.E4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G4]-[.C4]-[.D4]-[.E4]" office:value-type="float" office:value="116" calcext:value-type="float">
            <text:p>11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#0</text:p>
          </table:table-cell>
          <table:table-cell table:number-columns-repeated="1014"/>
        </table:table-row>
        <table:table-row table:style-name="ro1" table:number-rows-repeated="22">
          <table:table-cell table:number-columns-repeated="1023"/>
        </table:table-row>
        <table:table-row table:style-name="ro1">
          <table:table-cell office:value-type="string" calcext:value-type="string">
            <text:p>Espèces</text:p>
          </table:table-cell>
          <table:table-cell office:value-type="string" calcext:value-type="string">
            <text:p>Prédictions confortées</text:p>
          </table:table-cell>
          <table:table-cell office:value-type="string" calcext:value-type="string">
            <text:p>Prédictions non confortée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upported prediction</text:p>
          </table:table-cell>
          <table:table-cell office:value-type="string" calcext:value-type="string">
            <text:p>Unconfirmed predic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mme</text:p>
          </table:table-cell>
          <table:table-cell table:formula="of:=[.C2]+[.D2]" office:value-type="float" office:value="36" calcext:value-type="float">
            <text:p>36</text:p>
          </table:table-cell>
          <table:table-cell table:formula="of:=[.G2]-[.B28]" office:value-type="float" office:value="62" calcext:value-type="float">
            <text:p>62</text:p>
          </table:table-cell>
          <table:table-cell office:value-type="string" calcext:value-type="string">
            <text:p>Human</text:p>
          </table:table-cell>
          <table:table-cell table:formula="of:=[.D2]+[.C2]+[.B2]" office:value-type="float" office:value="291" calcext:value-type="float">
            <text:p>291</text:p>
          </table:table-cell>
          <table:table-cell table:formula="of:=[.G2]+[.B2]-[.E28]"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ris</text:p>
          </table:table-cell>
          <table:table-cell table:formula="of:=[.C3]+[.D3]" office:value-type="float" office:value="41" calcext:value-type="float">
            <text:p>41</text:p>
          </table:table-cell>
          <table:table-cell table:formula="of:=[.G3]-[.B29]" office:value-type="float" office:value="90" calcext:value-type="float">
            <text:p>90</text:p>
          </table:table-cell>
          <table:table-cell office:value-type="string" calcext:value-type="string">
            <text:p>Mouse</text:p>
          </table:table-cell>
          <table:table-cell table:formula="of:=[.D3]+[.C3]+[.B3]" office:value-type="float" office:value="289" calcext:value-type="float">
            <text:p>289</text:p>
          </table:table-cell>
          <table:table-cell table:formula="of:=[.G3]+[.B3]-[.E29]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en</text:p>
          </table:table-cell>
          <table:table-cell table:formula="of:=[.C4]+[.D4]" office:value-type="float" office:value="196" calcext:value-type="float">
            <text:p>196</text:p>
          </table:table-cell>
          <table:table-cell table:formula="of:=[.G4]-[.B30]" office:value-type="float" office:value="116" calcext:value-type="float">
            <text:p>116</text:p>
          </table:table-cell>
          <table:table-cell office:value-type="string" calcext:value-type="string">
            <text:p>Dog</text:p>
          </table:table-cell>
          <table:table-cell table:formula="of:=[.D4]+[.C4]+[.B4]" office:value-type="float" office:value="336" calcext:value-type="float">
            <text:p>336</text:p>
          </table:table-cell>
          <table:table-cell table:formula="of:=[.G4]+[.B4]-[.E30]" office:value-type="float" office:value="116" calcext:value-type="float">
            <text:p>116</text:p>
          </table:table-cell>
          <table:table-cell table:number-columns-repeated="1017"/>
        </table:table-row>
        <table:table-row table:style-name="ro1" table:number-rows-repeated="30">
          <table:table-cell table:number-columns-repeated="1023"/>
        </table:table-row>
        <table:table-row table:style-name="ro1">
          <table:table-cell office:value-type="string" calcext:value-type="string">
            <text:p>Gènes avec des tr prédits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ènes avec tous leurs tr connus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35_JS_ens90-96-98_ucsc_xbseq_feelnc_update" table:style-name="ta1">
        <table:shapes>
          <draw:frame draw:z-index="0" draw:style-name="gr1" draw:text-style-name="P1" svg:width="575.06pt" svg:height="146.52pt" svg:x="2.98pt" svg:y="796.51pt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" draw:style-name="gr1" draw:text-style-name="P1" svg:width="453.46pt" svg:height="255.32pt" svg:x="7.03pt" svg:y="61.14pt">
            <draw:object draw:notify-on-update-of-ranges="'135_JS_ens90-96-98_ucsc_xbseq_feelnc_update'.A2:'135_JS_ens90-96-98_ucsc_xbseq_feelnc_update'.A4 '135_JS_ens90-96-98_ucsc_xbseq_feelnc_update'.B1:'135_JS_ens90-96-98_ucsc_xbseq_feelnc_update'.B1 '135_JS_ens90-96-98_ucsc_xbseq_feelnc_update'.B2:'135_JS_ens90-96-98_ucsc_xbseq_feelnc_update'.B4 '135_JS_ens90-96-98_ucsc_xbseq_feelnc_update'.C1:'135_JS_ens90-96-98_ucsc_xbseq_feelnc_update'.C1 '135_JS_ens90-96-98_ucsc_xbseq_feelnc_update'.C2:'135_JS_ens90-96-98_ucsc_xbseq_feelnc_update'.C4 '135_JS_ens90-96-98_ucsc_xbseq_feelnc_update'.D1:'135_JS_ens90-96-98_ucsc_xbseq_feelnc_update'.D1 '135_JS_ens90-96-98_ucsc_xbseq_feelnc_update'.D2:'135_JS_ens90-96-98_ucsc_xbseq_feelnc_update'.D4 '135_JS_ens90-96-98_ucsc_xbseq_feelnc_update'.E1:'135_JS_ens90-96-98_ucsc_xbseq_feelnc_update'.E1 '135_JS_ens90-96-98_ucsc_xbseq_feelnc_update'.E2:'135_JS_ens90-96-98_ucsc_xbseq_feelnc_update'.E4 '135_JS_ens90-96-98_ucsc_xbseq_feelnc_update'.F1:'135_JS_ens90-96-98_ucsc_xbseq_feelnc_update'.F1 '135_JS_ens90-96-98_ucsc_xbseq_feelnc_update'.F2:'135_JS_ens90-96-98_ucsc_xbseq_feelnc_update'.F4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" draw:style-name="gr1" draw:text-style-name="P1" svg:width="453.51pt" svg:height="255.09pt" svg:x="509.07pt" svg:y="57.6pt">
            <draw:object draw:notify-on-update-of-ranges="'135_JS_ens90-96-98_ucsc_xbseq_feelnc_update'.A2:'135_JS_ens90-96-98_ucsc_xbseq_feelnc_update'.A4 '135_JS_ens90-96-98_ucsc_xbseq_feelnc_update'.B1:'135_JS_ens90-96-98_ucsc_xbseq_feelnc_update'.B1 '135_JS_ens90-96-98_ucsc_xbseq_feelnc_update'.B2:'135_JS_ens90-96-98_ucsc_xbseq_feelnc_update'.B4 '135_JS_ens90-96-98_ucsc_xbseq_feelnc_update'.C1:'135_JS_ens90-96-98_ucsc_xbseq_feelnc_update'.C1 '135_JS_ens90-96-98_ucsc_xbseq_feelnc_update'.C2:'135_JS_ens90-96-98_ucsc_xbseq_feelnc_update'.C4 '135_JS_ens90-96-98_ucsc_xbseq_feelnc_update'.D1:'135_JS_ens90-96-98_ucsc_xbseq_feelnc_update'.D1 '135_JS_ens90-96-98_ucsc_xbseq_feelnc_update'.D2:'135_JS_ens90-96-98_ucsc_xbseq_feelnc_update'.D4 '135_JS_ens90-96-98_ucsc_xbseq_feelnc_update'.E1:'135_JS_ens90-96-98_ucsc_xbseq_feelnc_update'.E1 '135_JS_ens90-96-98_ucsc_xbseq_feelnc_update'.E2:'135_JS_ens90-96-98_ucsc_xbseq_feelnc_update'.E4 '135_JS_ens90-96-98_ucsc_xbseq_feelnc_update'.F1:'135_JS_ens90-96-98_ucsc_xbseq_feelnc_update'.F1 '135_JS_ens90-96-98_ucsc_xbseq_feelnc_update'.F2:'135_JS_ens90-96-98_ucsc_xbseq_feelnc_update'.F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3" draw:style-name="gr1" draw:text-style-name="P1" svg:width="453.51pt" svg:height="255.09pt" svg:x="486.48pt" svg:y="394.84pt">
            <draw:object draw:notify-on-update-of-ranges="'135_JS_ens90-96-98_ucsc_xbseq_feelnc_update'.D28:'135_JS_ens90-96-98_ucsc_xbseq_feelnc_update'.D30 '135_JS_ens90-96-98_ucsc_xbseq_feelnc_update'.E27:'135_JS_ens90-96-98_ucsc_xbseq_feelnc_update'.E27 '135_JS_ens90-96-98_ucsc_xbseq_feelnc_update'.E28:'135_JS_ens90-96-98_ucsc_xbseq_feelnc_update'.E30 '135_JS_ens90-96-98_ucsc_xbseq_feelnc_update'.F27:'135_JS_ens90-96-98_ucsc_xbseq_feelnc_update'.F27 '135_JS_ens90-96-98_ucsc_xbseq_feelnc_update'.F28:'135_JS_ens90-96-98_ucsc_xbseq_feelnc_update'.F30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4" draw:style-name="gr1" draw:text-style-name="P1" svg:width="453.51pt" svg:height="255.09pt" svg:x="9.84pt" svg:y="392pt">
            <draw:object draw:notify-on-update-of-ranges="'135_JS_ens90-96-98_ucsc_xbseq_feelnc_update'.D28:'135_JS_ens90-96-98_ucsc_xbseq_feelnc_update'.D30 '135_JS_ens90-96-98_ucsc_xbseq_feelnc_update'.E27:'135_JS_ens90-96-98_ucsc_xbseq_feelnc_update'.E27 '135_JS_ens90-96-98_ucsc_xbseq_feelnc_update'.E28:'135_JS_ens90-96-98_ucsc_xbseq_feelnc_update'.E30 '135_JS_ens90-96-98_ucsc_xbseq_feelnc_update'.F27:'135_JS_ens90-96-98_ucsc_xbseq_feelnc_update'.F27 '135_JS_ens90-96-98_ucsc_xbseq_feelnc_update'.F28:'135_JS_ens90-96-98_ucsc_xbseq_feelnc_update'.F30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19" table:default-cell-style-name="ce3"/>
        <table:table-column table:style-name="co20" table:default-cell-style-name="ce3"/>
        <table:table-column table:style-name="co10" table:default-cell-style-name="ce3"/>
        <table:table-column table:style-name="co21" table:default-cell-style-name="ce3"/>
        <table:table-column table:style-name="co7" table:number-columns-repeated="1017" table:default-cell-style-name="ce3"/>
        <table:table-row table:style-name="ro1">
          <table:table-cell office:value-type="string" calcext:value-type="string">
            <text:p>Espèces</text:p>
          </table:table-cell>
          <table:table-cell table:style-name="ce5" office:value-type="string" calcext:value-type="string">
            <text:p>Transcrits prédits déjà connus</text:p>
          </table:table-cell>
          <table:table-cell table:style-name="ce6" office:value-type="string" calcext:value-type="string">
            <text:p>Transcrits prédits retrouvés dans des annotations</text:p>
          </table:table-cell>
          <table:table-cell table:style-name="ce7" office:value-type="string" calcext:value-type="string">
            <text:p>Transcripts prédits portés par des reads</text:p>
          </table:table-cell>
          <table:table-cell table:style-name="ce8" office:value-type="string" calcext:value-type="string">
            <text:p>Transcripts prédits avec des JS portés par des reads</text:p>
          </table:table-cell>
          <table:table-cell table:style-name="ce10" office:value-type="string" calcext:value-type="string">
            <text:p>Transcripts prédits avec des JS non portés par des reads</text:p>
          </table:table-cell>
          <table:table-cell table:style-name="Default"/>
          <table:table-cell office:value-type="string" calcext:value-type="string">
            <text:p>Total</text:p>
          </table:table-cell>
          <table:table-cell table:style-name="ce11" office:value-type="string" calcext:value-type="string">
            <text:p>Venn Between sorted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Humain</text:p>
          </table:table-cell>
          <table:table-cell table:style-name="ce5" office:value-type="float" office:value="255" calcext:value-type="float">
            <text:p>255</text:p>
          </table:table-cell>
          <table:table-cell table:style-name="ce6" office:value-type="float" office:value="26" calcext:value-type="float">
            <text:p>26</text:p>
          </table:table-cell>
          <table:table-cell table:style-name="ce7" table:formula="of:=[.H2]-[.C2]-[.E2]-[.F2]" office:value-type="float" office:value="47" calcext:value-type="float">
            <text:p>47</text:p>
          </table:table-cell>
          <table:table-cell table:style-name="ce9" table:formula="of:=36-[.C2]-[.I2]" office:value-type="float" office:value="10" calcext:value-type="float">
            <text:p>10</text:p>
          </table:table-cell>
          <table:table-cell table:style-name="ce10" table:formula="of:=41-[.C2]" office:value-type="float" office:value="15" calcext:value-type="float">
            <text:p>15</text:p>
          </table:table-cell>
          <table:table-cell table:style-name="Default"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ouris</text:p>
          </table:table-cell>
          <table:table-cell table:style-name="ce5" office:value-type="float" office:value="248" calcext:value-type="float">
            <text:p>248</text:p>
          </table:table-cell>
          <table:table-cell table:style-name="ce6" office:value-type="float" office:value="32" calcext:value-type="float">
            <text:p>32</text:p>
          </table:table-cell>
          <table:table-cell table:style-name="ce7" table:formula="of:=[.H3]-[.C3]-[.E3]-[.F3]" office:value-type="float" office:value="55" calcext:value-type="float">
            <text:p>55</text:p>
          </table:table-cell>
          <table:table-cell table:style-name="ce9" table:formula="of:=42-[.C3]-[.I3]" office:value-type="float" office:value="9" calcext:value-type="float">
            <text:p>9</text:p>
          </table:table-cell>
          <table:table-cell table:style-name="ce10" table:formula="of:=67-[.C3]" office:value-type="float" office:value="35" calcext:value-type="float">
            <text:p>35</text:p>
          </table:table-cell>
          <table:table-cell table:style-name="Default"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hien</text:p>
          </table:table-cell>
          <table:table-cell table:style-name="ce5" office:value-type="float" office:value="140" calcext:value-type="float">
            <text:p>140</text:p>
          </table:table-cell>
          <table:table-cell table:style-name="ce6" office:value-type="float" office:value="185" calcext:value-type="float">
            <text:p>185</text:p>
          </table:table-cell>
          <table:table-cell table:style-name="ce7" table:formula="of:=[.H4]-[.C4]-[.E4]-[.F4]" office:value-type="float" office:value="105" calcext:value-type="float">
            <text:p>105</text:p>
          </table:table-cell>
          <table:table-cell table:style-name="ce9" table:formula="of:=196-[.C4]-[.I4]" office:value-type="float" office:value="11" calcext:value-type="float">
            <text:p>11</text:p>
          </table:table-cell>
          <table:table-cell table:style-name="ce10" table:formula="of:=196-[.C4]" office:value-type="float" office:value="11" calcext:value-type="float">
            <text:p>11</text:p>
          </table:table-cell>
          <table:table-cell table:style-name="Default"/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1">
          <table:table-cell table:number-columns-repeated="1023"/>
        </table:table-row>
        <table:table-row table:style-name="ro1">
          <table:table-cell office:value-type="string" calcext:value-type="string">
            <text:p>Species</text:p>
          </table:table-cell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pecies</text:p>
          </table:table-cell>
          <table:table-cell office:value-type="string" calcext:value-type="string">
            <text:p>Supported prediction</text:p>
          </table:table-cell>
          <table:table-cell office:value-type="string" calcext:value-type="string">
            <text:p>Unconfirmed prediction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uman</text:p>
          </table:table-cell>
          <table:table-cell table:formula="of:=[.E2]+[.C2]+[.B2]" office:value-type="float" office:value="291" calcext:value-type="float">
            <text:p>291</text:p>
          </table:table-cell>
          <table:table-cell table:formula="of:=[.H2]+[.B2]-[.E28]"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ouse</text:p>
          </table:table-cell>
          <table:table-cell table:formula="of:=[.E3]+[.C3]+[.B3]" office:value-type="float" office:value="289" calcext:value-type="float">
            <text:p>289</text:p>
          </table:table-cell>
          <table:table-cell table:formula="of:=[.H3]+[.B3]-[.E29]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og</text:p>
          </table:table-cell>
          <table:table-cell table:formula="of:=[.E4]+[.C4]+[.B4]" office:value-type="float" office:value="336" calcext:value-type="float">
            <text:p>336</text:p>
          </table:table-cell>
          <table:table-cell table:formula="of:=[.H4]+[.B4]-[.E30]" office:value-type="float" office:value="116" calcext:value-type="float">
            <text:p>116</text:p>
          </table:table-cell>
          <table:table-cell table:number-columns-repeated="1017"/>
        </table:table-row>
        <table:table-row table:style-name="ro1" table:number-rows-repeated="30">
          <table:table-cell table:number-columns-repeated="1023"/>
        </table:table-row>
        <table:table-row table:style-name="ro1">
          <table:table-cell office:value-type="string" calcext:value-type="string">
            <text:p>Gènes avec des tr prédits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ènes avec tous leurs tr connus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53_JS_ens90-96-98_ucsc_xbseq_feelnc" table:style-name="ta1">
        <office:forms form:automatic-focus="false" form:apply-design-mode="false"/>
        <table:shapes>
          <draw:frame draw:z-index="0" draw:style-name="gr1" draw:text-style-name="P1" svg:width="453.51pt" svg:height="255.09pt" svg:x="66.87pt" svg:y="54.06pt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453.51pt" svg:height="255.09pt" svg:x="529.17pt" svg:y="56.3pt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453.51pt" svg:height="255.09pt" svg:x="530.25pt" svg:y="389.85pt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3" draw:style-name="gr1" draw:text-style-name="P1" svg:width="453.88pt" svg:height="255.26pt" svg:x="70.72pt" svg:y="395.29pt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7" table:number-columns-repeated="2" table:default-cell-style-name="Default"/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Already existing transcripts</text:p>
          </table:table-cell>
          <table:table-cell table:style-name="ce3" office:value-type="string" calcext:value-type="string">
            <text:p>Transcripts with validation by new annotations</text:p>
          </table:table-cell>
          <table:table-cell table:style-name="ce3" office:value-type="string" calcext:value-type="string">
            <text:p>Transcripts with read-supported junctions</text:p>
          </table:table-cell>
          <table:table-cell table:style-name="ce3" office:value-type="string" calcext:value-type="string">
            <text:p>Transcripts with certain junctions supported by reads</text:p>
          </table:table-cell>
          <table:table-cell office:value-type="string" calcext:value-type="string">
            <text:p>Transcripts without valdation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#avec certaines jonctions sans regarder les annotations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492" calcext:value-type="float">
            <text:p>492</text:p>
          </table:table-cell>
          <table:table-cell office:value-type="float" office:value="40" calcext:value-type="float">
            <text:p>40</text:p>
          </table:table-cell>
          <table:table-cell table:style-name="ce2" table:formula="of:=58-[.C2]-[.E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2]-[.C2]-[.D2]-[.E2]" office:value-type="float" office:value="122" calcext:value-type="float">
            <text:p>1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#1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484" calcext:value-type="float">
            <text:p>484</text:p>
          </table:table-cell>
          <table:table-cell office:value-type="float" office:value="50" calcext:value-type="float">
            <text:p>50</text:p>
          </table:table-cell>
          <table:table-cell table:style-name="ce2" table:formula="of:=79-[.C3]-[.E3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G3]-[.C3]-[.D3]-[.E3]" office:value-type="float" office:value="170" calcext:value-type="float">
            <text:p>17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#5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table:style-name="ce2" table:formula="of:=289-[.C4]-[.E4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G4]-[.C4]-[.D4]-[.E4]" office:value-type="float" office:value="333" calcext:value-type="float">
            <text:p>333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#7</text:p>
          </table:table-cell>
        </table:table-row>
        <table:table-row table:style-name="ro1" table:number-rows-repeated="22">
          <table:table-cell table:number-columns-repeated="8"/>
        </table:table-row>
        <table:table-row table:style-name="ro1">
          <table:table-cell office:value-type="string" calcext:value-type="string">
            <text:p>Espèces</text:p>
          </table:table-cell>
          <table:table-cell office:value-type="string" calcext:value-type="string">
            <text:p>Prédictions confortées</text:p>
          </table:table-cell>
          <table:table-cell office:value-type="string" calcext:value-type="string">
            <text:p>Prédictions non confortées</text:p>
          </table:table-cell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Supported prediction</text:p>
          </table:table-cell>
          <table:table-cell office:value-type="string" calcext:value-type="string">
            <text:p>Unconfirmed predi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me</text:p>
          </table:table-cell>
          <table:table-cell table:formula="of:=[.C2]+[.D2]" office:value-type="float" office:value="58" calcext:value-type="float">
            <text:p>58</text:p>
          </table:table-cell>
          <table:table-cell table:formula="of:=[.G2]-[.B28]" office:value-type="float" office:value="122" calcext:value-type="float">
            <text:p>122</text:p>
          </table:table-cell>
          <table:table-cell office:value-type="string" calcext:value-type="string">
            <text:p>Human</text:p>
          </table:table-cell>
          <table:table-cell table:formula="of:=[.D2]+[.C2]+[.B2]" office:value-type="float" office:value="550" calcext:value-type="float">
            <text:p>550</text:p>
          </table:table-cell>
          <table:table-cell table:formula="of:=[.G2]+[.B2]-[.E28]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is</text:p>
          </table:table-cell>
          <table:table-cell table:formula="of:=[.C3]+[.D3]" office:value-type="float" office:value="78" calcext:value-type="float">
            <text:p>78</text:p>
          </table:table-cell>
          <table:table-cell table:formula="of:=[.G3]-[.B29]" office:value-type="float" office:value="171" calcext:value-type="float">
            <text:p>171</text:p>
          </table:table-cell>
          <table:table-cell office:value-type="string" calcext:value-type="string">
            <text:p>Mouse</text:p>
          </table:table-cell>
          <table:table-cell table:formula="of:=[.D3]+[.C3]+[.B3]" office:value-type="float" office:value="562" calcext:value-type="float">
            <text:p>562</text:p>
          </table:table-cell>
          <table:table-cell table:formula="of:=[.G3]+[.B3]-[.E29]"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en</text:p>
          </table:table-cell>
          <table:table-cell table:formula="of:=[.C4]+[.D4]" office:value-type="float" office:value="288" calcext:value-type="float">
            <text:p>288</text:p>
          </table:table-cell>
          <table:table-cell table:formula="of:=[.G4]-[.B30]" office:value-type="float" office:value="334" calcext:value-type="float">
            <text:p>334</text:p>
          </table:table-cell>
          <table:table-cell office:value-type="string" calcext:value-type="string">
            <text:p>Dog</text:p>
          </table:table-cell>
          <table:table-cell table:formula="of:=[.D4]+[.C4]+[.B4]" office:value-type="float" office:value="545" calcext:value-type="float">
            <text:p>545</text:p>
          </table:table-cell>
          <table:table-cell table:formula="of:=[.G4]+[.B4]-[.E30]" office:value-type="float" office:value="334" calcext:value-type="float">
            <text:p>334</text:p>
          </table:table-cell>
          <table:table-cell table:number-columns-repeated="2"/>
        </table:table-row>
      </table:table>
      <table:table table:name="253_JS_ens90-96-98_ucsc_xbseq_feelnc_update" table:style-name="ta1">
        <office:forms form:automatic-focus="false" form:apply-design-mode="false"/>
        <table:shapes>
          <draw:frame draw:z-index="0" draw:style-name="gr1" draw:text-style-name="P1" svg:width="453.51pt" svg:height="255.09pt" svg:x="66.87pt" svg:y="54.06pt">
            <draw:object draw:notify-on-update-of-ranges="'253_JS_ens90-96-98_ucsc_xbseq_feelnc_update'.A2:'253_JS_ens90-96-98_ucsc_xbseq_feelnc_update'.A4 '253_JS_ens90-96-98_ucsc_xbseq_feelnc_update'.B1:'253_JS_ens90-96-98_ucsc_xbseq_feelnc_update'.B1 '253_JS_ens90-96-98_ucsc_xbseq_feelnc_update'.B2:'253_JS_ens90-96-98_ucsc_xbseq_feelnc_update'.B4 '253_JS_ens90-96-98_ucsc_xbseq_feelnc_update'.C1:'253_JS_ens90-96-98_ucsc_xbseq_feelnc_update'.C1 '253_JS_ens90-96-98_ucsc_xbseq_feelnc_update'.C2:'253_JS_ens90-96-98_ucsc_xbseq_feelnc_update'.C4 '253_JS_ens90-96-98_ucsc_xbseq_feelnc_update'.D1:'253_JS_ens90-96-98_ucsc_xbseq_feelnc_update'.D1 '253_JS_ens90-96-98_ucsc_xbseq_feelnc_update'.D2:'253_JS_ens90-96-98_ucsc_xbseq_feelnc_update'.D4 '253_JS_ens90-96-98_ucsc_xbseq_feelnc_update'.E1:'253_JS_ens90-96-98_ucsc_xbseq_feelnc_update'.E1 '253_JS_ens90-96-98_ucsc_xbseq_feelnc_update'.E2:'253_JS_ens90-96-98_ucsc_xbseq_feelnc_update'.E4 '253_JS_ens90-96-98_ucsc_xbseq_feelnc_update'.F1:'253_JS_ens90-96-98_ucsc_xbseq_feelnc_update'.F1 '253_JS_ens90-96-98_ucsc_xbseq_feelnc_update'.F2:'253_JS_ens90-96-98_ucsc_xbseq_feelnc_update'.F4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" draw:style-name="gr1" draw:text-style-name="P1" svg:width="453.51pt" svg:height="255.09pt" svg:x="529.17pt" svg:y="56.3pt">
            <draw:object draw:notify-on-update-of-ranges="'253_JS_ens90-96-98_ucsc_xbseq_feelnc_update'.A2:'253_JS_ens90-96-98_ucsc_xbseq_feelnc_update'.A4 '253_JS_ens90-96-98_ucsc_xbseq_feelnc_update'.B1:'253_JS_ens90-96-98_ucsc_xbseq_feelnc_update'.B1 '253_JS_ens90-96-98_ucsc_xbseq_feelnc_update'.B2:'253_JS_ens90-96-98_ucsc_xbseq_feelnc_update'.B4 '253_JS_ens90-96-98_ucsc_xbseq_feelnc_update'.C1:'253_JS_ens90-96-98_ucsc_xbseq_feelnc_update'.C1 '253_JS_ens90-96-98_ucsc_xbseq_feelnc_update'.C2:'253_JS_ens90-96-98_ucsc_xbseq_feelnc_update'.C4 '253_JS_ens90-96-98_ucsc_xbseq_feelnc_update'.D1:'253_JS_ens90-96-98_ucsc_xbseq_feelnc_update'.D1 '253_JS_ens90-96-98_ucsc_xbseq_feelnc_update'.D2:'253_JS_ens90-96-98_ucsc_xbseq_feelnc_update'.D4 '253_JS_ens90-96-98_ucsc_xbseq_feelnc_update'.E1:'253_JS_ens90-96-98_ucsc_xbseq_feelnc_update'.E1 '253_JS_ens90-96-98_ucsc_xbseq_feelnc_update'.E2:'253_JS_ens90-96-98_ucsc_xbseq_feelnc_update'.E4 '253_JS_ens90-96-98_ucsc_xbseq_feelnc_update'.F1:'253_JS_ens90-96-98_ucsc_xbseq_feelnc_update'.F1 '253_JS_ens90-96-98_ucsc_xbseq_feelnc_update'.F2:'253_JS_ens90-96-98_ucsc_xbseq_feelnc_update'.F4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2" draw:style-name="gr1" draw:text-style-name="P1" svg:width="453.51pt" svg:height="255.09pt" svg:x="530.25pt" svg:y="389.85pt">
            <draw:object draw:notify-on-update-of-ranges="'253_JS_ens90-96-98_ucsc_xbseq_feelnc_update'.D28:'253_JS_ens90-96-98_ucsc_xbseq_feelnc_update'.D30 '253_JS_ens90-96-98_ucsc_xbseq_feelnc_update'.E27:'253_JS_ens90-96-98_ucsc_xbseq_feelnc_update'.E27 '253_JS_ens90-96-98_ucsc_xbseq_feelnc_update'.E28:'253_JS_ens90-96-98_ucsc_xbseq_feelnc_update'.E30 '253_JS_ens90-96-98_ucsc_xbseq_feelnc_update'.F27:'253_JS_ens90-96-98_ucsc_xbseq_feelnc_update'.F27 '253_JS_ens90-96-98_ucsc_xbseq_feelnc_update'.F28:'253_JS_ens90-96-98_ucsc_xbseq_feelnc_update'.F30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" draw:style-name="gr1" draw:text-style-name="P1" svg:width="453.88pt" svg:height="255.26pt" svg:x="70.72pt" svg:y="395.29pt">
            <draw:object draw:notify-on-update-of-ranges="'253_JS_ens90-96-98_ucsc_xbseq_feelnc_update'.D28:'253_JS_ens90-96-98_ucsc_xbseq_feelnc_update'.D30 '253_JS_ens90-96-98_ucsc_xbseq_feelnc_update'.E27:'253_JS_ens90-96-98_ucsc_xbseq_feelnc_update'.E27 '253_JS_ens90-96-98_ucsc_xbseq_feelnc_update'.E28:'253_JS_ens90-96-98_ucsc_xbseq_feelnc_update'.E30 '253_JS_ens90-96-98_ucsc_xbseq_feelnc_update'.F27:'253_JS_ens90-96-98_ucsc_xbseq_feelnc_update'.F27 '253_JS_ens90-96-98_ucsc_xbseq_feelnc_update'.F28:'253_JS_ens90-96-98_ucsc_xbseq_feelnc_update'.F30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2" table:default-cell-style-name="ce3"/>
        <table:table-column table:style-name="co7" table:number-columns-repeated="1017" table:default-cell-style-name="Default"/>
        <table:table-row table:style-name="ro1">
          <table:table-cell table:style-name="ce3" office:value-type="string" calcext:value-type="string">
            <text:p>Espèces</text:p>
          </table:table-cell>
          <table:table-cell table:style-name="ce5" office:value-type="string" calcext:value-type="string">
            <text:p>Transcrits prédits déjà connus</text:p>
          </table:table-cell>
          <table:table-cell table:style-name="ce6" office:value-type="string" calcext:value-type="string">
            <text:p>Transcrits prédits retrouvés dans des annotations</text:p>
          </table:table-cell>
          <table:table-cell table:style-name="ce7" office:value-type="string" calcext:value-type="string">
            <text:p>Transcripts prédits portés par des reads</text:p>
          </table:table-cell>
          <table:table-cell table:style-name="ce8" office:value-type="string" calcext:value-type="string">
            <text:p>Transcripts prédits avec des JS portés par des reads</text:p>
          </table:table-cell>
          <table:table-cell table:style-name="ce10" office:value-type="string" calcext:value-type="string">
            <text:p>Transcripts prédits avec des JS non portés par des reads</text:p>
          </table:table-cell>
          <table:table-cell table:style-name="ce3" office:value-type="string" calcext:value-type="string">
            <text:p>Total</text:p>
          </table:table-cell>
          <table:table-cell table:style-name="ce11" office:value-type="string" calcext:value-type="string">
            <text:p>Venn Between sort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in</text:p>
          </table:table-cell>
          <table:table-cell office:value-type="float" office:value="492" calcext:value-type="float">
            <text:p>492</text:p>
          </table:table-cell>
          <table:table-cell office:value-type="float" office:value="40" calcext:value-type="float">
            <text:p>40</text:p>
          </table:table-cell>
          <table:table-cell table:style-name="ce3" table:formula="of:=[.G2]-[.C2]-[.E2]-[.F2]" office:value-type="float" office:value="97" calcext:value-type="float">
            <text:p>97</text:p>
          </table:table-cell>
          <table:table-cell table:style-name="ce2" table:formula="of:=58-[.C2]-[.H2]" office:value-type="float" office:value="18" calcext:value-type="float">
            <text:p>18</text:p>
          </table:table-cell>
          <table:table-cell table:style-name="Default" table:formula="of:=65-[.C2]"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uris</text:p>
          </table:table-cell>
          <table:table-cell office:value-type="float" office:value="484" calcext:value-type="float">
            <text:p>484</text:p>
          </table:table-cell>
          <table:table-cell office:value-type="float" office:value="50" calcext:value-type="float">
            <text:p>50</text:p>
          </table:table-cell>
          <table:table-cell table:style-name="ce3" table:formula="of:=[.G3]-[.C3]-[.E3]-[.F3]" office:value-type="float" office:value="116" calcext:value-type="float">
            <text:p>116</text:p>
          </table:table-cell>
          <table:table-cell table:style-name="ce2" table:formula="of:=79-[.C3]-[.H3]" office:value-type="float" office:value="28" calcext:value-type="float">
            <text:p>28</text:p>
          </table:table-cell>
          <table:table-cell table:style-name="Default" table:formula="of:=105-[.C3]" office:value-type="float" office:value="55" calcext:value-type="float">
            <text:p>55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en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table:style-name="ce3" table:formula="of:=[.G4]-[.C4]-[.E4]-[.F4]" office:value-type="float" office:value="293" calcext:value-type="float">
            <text:p>293</text:p>
          </table:table-cell>
          <table:table-cell table:style-name="ce2" table:formula="of:=289-[.C4]-[.H4]" office:value-type="float" office:value="29" calcext:value-type="float">
            <text:p>29</text:p>
          </table:table-cell>
          <table:table-cell table:style-name="Default" table:formula="of:=300-[.C4]" office:value-type="float" office:value="41" calcext:value-type="float">
            <text:p>41</text:p>
          </table:table-cell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1">
          <table:table-cell table:number-columns-repeated="1023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number-columns-repeated="4"/>
          <table:table-cell table:style-name="Default"/>
          <table:table-cell/>
          <table:table-cell table:style-name="ce3"/>
          <table:table-cell/>
          <table:table-cell table:style-name="ce3" table:number-columns-repeated="1014"/>
        </table:table-row>
        <table:table-row table:style-name="ro1">
          <table:table-cell office:value-type="string" calcext:value-type="string">
            <text:p>Espèces</text:p>
          </table:table-cell>
          <table:table-cell office:value-type="string" calcext:value-type="string">
            <text:p>Prédictions confortées</text:p>
          </table:table-cell>
          <table:table-cell office:value-type="string" calcext:value-type="string">
            <text:p>Prédictions non confortées</text:p>
          </table:table-cell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Supported prediction</text:p>
          </table:table-cell>
          <table:table-cell office:value-type="string" calcext:value-type="string">
            <text:p>Unconfirmed predic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mme</text:p>
          </table:table-cell>
          <table:table-cell table:formula="of:=[.C2]+[.E2]" office:value-type="float" office:value="58" calcext:value-type="float">
            <text:p>58</text:p>
          </table:table-cell>
          <table:table-cell table:formula="of:=[.G2]-[.B28]" office:value-type="float" office:value="122" calcext:value-type="float">
            <text:p>122</text:p>
          </table:table-cell>
          <table:table-cell office:value-type="string" calcext:value-type="string">
            <text:p>Human</text:p>
          </table:table-cell>
          <table:table-cell table:formula="of:=[.E2]+[.C2]+[.B2]" office:value-type="float" office:value="550" calcext:value-type="float">
            <text:p>550</text:p>
          </table:table-cell>
          <table:table-cell table:formula="of:=[.G2]+[.B2]-[.E28]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ris</text:p>
          </table:table-cell>
          <table:table-cell table:formula="of:=[.C3]+[.E3]" office:value-type="float" office:value="78" calcext:value-type="float">
            <text:p>78</text:p>
          </table:table-cell>
          <table:table-cell table:formula="of:=[.G3]-[.B29]" office:value-type="float" office:value="171" calcext:value-type="float">
            <text:p>171</text:p>
          </table:table-cell>
          <table:table-cell office:value-type="string" calcext:value-type="string">
            <text:p>Mouse</text:p>
          </table:table-cell>
          <table:table-cell table:formula="of:=[.E3]+[.C3]+[.B3]" office:value-type="float" office:value="562" calcext:value-type="float">
            <text:p>562</text:p>
          </table:table-cell>
          <table:table-cell table:formula="of:=[.G3]+[.B3]-[.E29]"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en</text:p>
          </table:table-cell>
          <table:table-cell table:formula="of:=[.C4]+[.E4]" office:value-type="float" office:value="288" calcext:value-type="float">
            <text:p>288</text:p>
          </table:table-cell>
          <table:table-cell table:formula="of:=[.G4]-[.B30]" office:value-type="float" office:value="334" calcext:value-type="float">
            <text:p>334</text:p>
          </table:table-cell>
          <table:table-cell office:value-type="string" calcext:value-type="string">
            <text:p>Dog</text:p>
          </table:table-cell>
          <table:table-cell table:formula="of:=[.E4]+[.C4]+[.B4]" office:value-type="float" office:value="545" calcext:value-type="float">
            <text:p>545</text:p>
          </table:table-cell>
          <table:table-cell table:formula="of:=[.G4]+[.B4]-[.E30]" office:value-type="float" office:value="334" calcext:value-type="float">
            <text:p>334</text:p>
          </table:table-cell>
          <table:table-cell table:number-columns-repeated="1017"/>
        </table:table-row>
      </table:table>
      <table:table table:name="253_JS_ens90_update_mai_2021" table:style-name="ta1">
        <office:forms form:automatic-focus="false" form:apply-design-mode="false"/>
        <table:shapes>
          <draw:frame draw:z-index="0" draw:style-name="gr1" draw:text-style-name="P1" svg:width="453.51pt" svg:height="255.09pt" svg:x="61.06pt" svg:y="471.77pt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" draw:style-name="gr1" draw:text-style-name="P1" svg:width="453.51pt" svg:height="255.09pt" svg:x="538.44pt" svg:y="461pt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2" draw:style-name="gr1" draw:text-style-name="P1" svg:width="453.03pt" svg:height="255.26pt" svg:x="528.41pt" svg:y="72.28pt">
            <draw:object draw:notify-on-update-of-ranges="253_JS_ens90_update_mai_2021.A2:253_JS_ens90_update_mai_2021.A4 253_JS_ens90_update_mai_2021.B1:253_JS_ens90_update_mai_2021.B1 253_JS_ens90_update_mai_2021.B2:253_JS_ens90_update_mai_2021.B4 253_JS_ens90_update_mai_2021.C1:253_JS_ens90_update_mai_2021.C1 253_JS_ens90_update_mai_2021.C2:253_JS_ens90_update_mai_2021.C4 253_JS_ens90_update_mai_2021.D1:253_JS_ens90_update_mai_2021.D1 253_JS_ens90_update_mai_2021.D2:253_JS_ens90_update_mai_2021.D4 253_JS_ens90_update_mai_2021.E1:253_JS_ens90_update_mai_2021.E1 253_JS_ens90_update_mai_2021.E2:253_JS_ens90_update_mai_2021.E4 253_JS_ens90_update_mai_2021.F1:253_JS_ens90_update_mai_2021.F1 253_JS_ens90_update_mai_2021.F2:253_JS_ens90_update_mai_2021.F4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3" draw:style-name="gr1" draw:text-style-name="P1" svg:width="453.03pt" svg:height="255.26pt" svg:x="26.42pt" svg:y="70.02pt">
            <draw:object draw:notify-on-update-of-ranges="253_JS_ens90_update_mai_2021.A2:253_JS_ens90_update_mai_2021.A4 253_JS_ens90_update_mai_2021.B1:253_JS_ens90_update_mai_2021.B1 253_JS_ens90_update_mai_2021.B2:253_JS_ens90_update_mai_2021.B4 253_JS_ens90_update_mai_2021.C1:253_JS_ens90_update_mai_2021.C1 253_JS_ens90_update_mai_2021.C2:253_JS_ens90_update_mai_2021.C4 253_JS_ens90_update_mai_2021.D1:253_JS_ens90_update_mai_2021.D1 253_JS_ens90_update_mai_2021.D2:253_JS_ens90_update_mai_2021.D4 253_JS_ens90_update_mai_2021.E1:253_JS_ens90_update_mai_2021.E1 253_JS_ens90_update_mai_2021.E2:253_JS_ens90_update_mai_2021.E4 253_JS_ens90_update_mai_2021.F1:253_JS_ens90_update_mai_2021.F1 253_JS_ens90_update_mai_2021.F2:253_JS_ens90_update_mai_2021.F4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7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4" table:default-cell-style-name="ce3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Espèces</text:p>
          </table:table-cell>
          <table:table-cell table:style-name="ce5" office:value-type="string" calcext:value-type="string">
            <text:p>Transcrits prédits déjà connus</text:p>
          </table:table-cell>
          <table:table-cell table:style-name="ce6" office:value-type="string" calcext:value-type="string">
            <text:p>Transcrits prédits retrouvés dans des annotations</text:p>
          </table:table-cell>
          <table:table-cell table:style-name="ce7" office:value-type="string" calcext:value-type="string">
            <text:p>Transcripts prédits portés par des reads</text:p>
          </table:table-cell>
          <table:table-cell table:style-name="ce8" office:value-type="string" calcext:value-type="string">
            <text:p>Transcripts prédits avec des JS portés par des reads</text:p>
          </table:table-cell>
          <table:table-cell table:style-name="ce10" office:value-type="string" calcext:value-type="string">
            <text:p>Transcripts prédits avec des JS non portés par des reads</text:p>
          </table:table-cell>
          <table:table-cell table:style-name="ce3" office:value-type="string" calcext:value-type="string">
            <text:p>Total</text:p>
          </table:table-cell>
          <table:table-cell table:style-name="ce11" office:value-type="string" calcext:value-type="string">
            <text:p>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in</text:p>
          </table:table-cell>
          <table:table-cell table:style-name="ce5" office:value-type="float" office:value="492" calcext:value-type="float">
            <text:p>492</text:p>
          </table:table-cell>
          <table:table-cell table:style-name="ce6" office:value-type="float" office:value="42" calcext:value-type="float">
            <text:p>42</text:p>
          </table:table-cell>
          <table:table-cell table:style-name="ce7" office:value-type="float" office:value="59" calcext:value-type="float">
            <text:p>59</text:p>
          </table:table-cell>
          <table:table-cell table:style-name="ce9" office:value-type="float" office:value="47" calcext:value-type="float">
            <text:p>47</text:p>
          </table:table-cell>
          <table:table-cell table:style-name="ce10"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table:formula="of:=[.C2]+[.D2]+[.E2]+[.F2]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is</text:p>
          </table:table-cell>
          <table:table-cell table:style-name="ce5" office:value-type="float" office:value="484" calcext:value-type="float">
            <text:p>484</text:p>
          </table:table-cell>
          <table:table-cell table:style-name="ce6" office:value-type="float" office:value="51" calcext:value-type="float">
            <text:p>51</text:p>
          </table:table-cell>
          <table:table-cell table:style-name="ce7" office:value-type="float" office:value="78" calcext:value-type="float">
            <text:p>78</text:p>
          </table:table-cell>
          <table:table-cell table:style-name="ce9" office:value-type="float" office:value="61" calcext:value-type="float">
            <text:p>61</text:p>
          </table:table-cell>
          <table:table-cell table:style-name="ce10"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table:formula="of:=[.C3]+[.D3]+[.E3]+[.F3]"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en</text:p>
          </table:table-cell>
          <table:table-cell table:style-name="ce5" office:value-type="float" office:value="257" calcext:value-type="float">
            <text:p>257</text:p>
          </table:table-cell>
          <table:table-cell table:style-name="ce6" office:value-type="float" office:value="257" calcext:value-type="float">
            <text:p>257</text:p>
          </table:table-cell>
          <table:table-cell table:style-name="ce7" office:value-type="float" office:value="148" calcext:value-type="float">
            <text:p>148</text:p>
          </table:table-cell>
          <table:table-cell table:style-name="ce9" office:value-type="float" office:value="147" calcext:value-type="float">
            <text:p>147</text:p>
          </table:table-cell>
          <table:table-cell table:style-name="ce10" office:value-type="float" office:value="48" calcext:value-type="float">
            <text:p>48</text:p>
          </table:table-cell>
          <table:table-cell office:value-type="float" office:value="600" calcext:value-type="float">
            <text:p>600</text:p>
          </table:table-cell>
          <table:table-cell table:formula="of:=[.C4]+[.D4]+[.E4]+[.F4]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style-name="ce3" table:number-columns-repeated="3"/>
          <table:table-cell table:number-columns-repeated="2"/>
          <table:table-cell table:style-name="Default"/>
          <table:table-cell table:style-name="ce3" table:number-columns-repeated="4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Supported prediction</text:p>
          </table:table-cell>
          <table:table-cell office:value-type="string" calcext:value-type="string">
            <text:p>Unconfirmed prediction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uman</text:p>
          </table:table-cell>
          <table:table-cell table:formula="of:=[.E2]+[.C2]+[.B2]+[.D2]" office:value-type="float" office:value="640" calcext:value-type="float">
            <text:p>640</text:p>
          </table:table-cell>
          <table:table-cell table:formula="of:=[.G2]+[.B2]-[.E32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use</text:p>
          </table:table-cell>
          <table:table-cell table:formula="of:=[.E3]+[.C3]+[.B3]+[.D3]" office:value-type="float" office:value="674" calcext:value-type="float">
            <text:p>674</text:p>
          </table:table-cell>
          <table:table-cell table:formula="of:=[.G3]+[.B3]-[.E33]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g</text:p>
          </table:table-cell>
          <table:table-cell table:formula="of:=[.E4]+[.C4]+[.B4]+[.D4]" office:value-type="float" office:value="809" calcext:value-type="float">
            <text:p>809</text:p>
          </table:table-cell>
          <table:table-cell table:formula="of:=[.G4]+[.B4]-[.E34]" office:value-type="float" office:value="48" calcext:value-type="float">
            <text:p>48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"/>
          <table:table-cell table:number-columns-repeated="2"/>
        </table:table-row>
      </table:table>
      <table:table table:name="253" table:style-name="ta1">
        <office:forms form:automatic-focus="false" form:apply-design-mode="false"/>
        <table:shapes>
          <draw:frame draw:z-index="0" draw:style-name="gr1" draw:text-style-name="P1" svg:width="453.51pt" svg:height="255.09pt" svg:x="61.06pt" svg:y="471.77pt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1" draw:style-name="gr1" draw:text-style-name="P1" svg:width="453.51pt" svg:height="255.09pt" svg:x="538.44pt" svg:y="461pt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2" draw:style-name="gr1" draw:text-style-name="P1" svg:width="453.03pt" svg:height="255.26pt" svg:x="528.41pt" svg:y="72.28pt">
            <draw:object draw:notify-on-update-of-ranges="253_JS_ens90_update_mai_2021.A2:253_JS_ens90_update_mai_2021.A4 253_JS_ens90_update_mai_2021.B1:253_JS_ens90_update_mai_2021.B1 253_JS_ens90_update_mai_2021.B2:253_JS_ens90_update_mai_2021.B4 253_JS_ens90_update_mai_2021.C1:253_JS_ens90_update_mai_2021.C1 253_JS_ens90_update_mai_2021.C2:253_JS_ens90_update_mai_2021.C4 253_JS_ens90_update_mai_2021.D1:253_JS_ens90_update_mai_2021.D1 253_JS_ens90_update_mai_2021.D2:253_JS_ens90_update_mai_2021.D4 253_JS_ens90_update_mai_2021.E1:253_JS_ens90_update_mai_2021.E1 253_JS_ens90_update_mai_2021.E2:253_JS_ens90_update_mai_2021.E4 253_JS_ens90_update_mai_2021.F1:253_JS_ens90_update_mai_2021.F1 253_JS_ens90_update_mai_2021.F2:253_JS_ens90_update_mai_2021.F4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3" draw:style-name="gr1" draw:text-style-name="P1" svg:width="453.03pt" svg:height="255.26pt" svg:x="26.42pt" svg:y="70.02pt">
            <draw:object draw:notify-on-update-of-ranges="253_JS_ens90_update_mai_2021.A2:253_JS_ens90_update_mai_2021.A4 253_JS_ens90_update_mai_2021.B1:253_JS_ens90_update_mai_2021.B1 253_JS_ens90_update_mai_2021.B2:253_JS_ens90_update_mai_2021.B4 253_JS_ens90_update_mai_2021.C1:253_JS_ens90_update_mai_2021.C1 253_JS_ens90_update_mai_2021.C2:253_JS_ens90_update_mai_2021.C4 253_JS_ens90_update_mai_2021.D1:253_JS_ens90_update_mai_2021.D1 253_JS_ens90_update_mai_2021.D2:253_JS_ens90_update_mai_2021.D4 253_JS_ens90_update_mai_2021.E1:253_JS_ens90_update_mai_2021.E1 253_JS_ens90_update_mai_2021.E2:253_JS_ens90_update_mai_2021.E4 253_JS_ens90_update_mai_2021.F1:253_JS_ens90_update_mai_2021.F1 253_JS_ens90_update_mai_2021.F2:253_JS_ens90_update_mai_2021.F4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</table:shapes>
        <table:table-column table:style-name="co7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4" table:default-cell-style-name="ce3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Espèces</text:p>
          </table:table-cell>
          <table:table-cell table:style-name="ce5" office:value-type="string" calcext:value-type="string">
            <text:p>Transcrits prédits déjà connus</text:p>
          </table:table-cell>
          <table:table-cell table:style-name="ce6" office:value-type="string" calcext:value-type="string">
            <text:p>Transcrits prédits confirmés</text:p>
          </table:table-cell>
          <table:table-cell table:style-name="ce7" office:value-type="string" calcext:value-type="string">
            <text:p>Transcrits prédits possibles</text:p>
          </table:table-cell>
          <table:table-cell table:style-name="ce8" office:value-type="string" calcext:value-type="string">
            <text:p>Transcrits prédits réalisables</text:p>
          </table:table-cell>
          <table:table-cell table:style-name="ce10" office:value-type="string" calcext:value-type="string">
            <text:p>Transcrits prédits non réalisables</text:p>
          </table:table-cell>
          <table:table-cell table:style-name="ce3" office:value-type="string" calcext:value-type="string">
            <text:p>Total</text:p>
          </table:table-cell>
          <table:table-cell table:style-name="ce11" office:value-type="string" calcext:value-type="string">
            <text:p>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in</text:p>
          </table:table-cell>
          <table:table-cell table:style-name="ce5" office:value-type="float" office:value="492" calcext:value-type="float">
            <text:p>492</text:p>
          </table:table-cell>
          <table:table-cell table:style-name="ce6" office:value-type="float" office:value="42" calcext:value-type="float">
            <text:p>42</text:p>
          </table:table-cell>
          <table:table-cell table:style-name="ce7" office:value-type="float" office:value="59" calcext:value-type="float">
            <text:p>59</text:p>
          </table:table-cell>
          <table:table-cell table:style-name="ce9" office:value-type="float" office:value="47" calcext:value-type="float">
            <text:p>47</text:p>
          </table:table-cell>
          <table:table-cell table:style-name="ce10"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table:formula="of:=[.C2]+[.D2]+[.E2]+[.F2]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is</text:p>
          </table:table-cell>
          <table:table-cell table:style-name="ce5" office:value-type="float" office:value="484" calcext:value-type="float">
            <text:p>484</text:p>
          </table:table-cell>
          <table:table-cell table:style-name="ce6" office:value-type="float" office:value="51" calcext:value-type="float">
            <text:p>51</text:p>
          </table:table-cell>
          <table:table-cell table:style-name="ce7" office:value-type="float" office:value="78" calcext:value-type="float">
            <text:p>78</text:p>
          </table:table-cell>
          <table:table-cell table:style-name="ce9" office:value-type="float" office:value="61" calcext:value-type="float">
            <text:p>61</text:p>
          </table:table-cell>
          <table:table-cell table:style-name="ce10"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table:formula="of:=[.C3]+[.D3]+[.E3]+[.F3]"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en</text:p>
          </table:table-cell>
          <table:table-cell table:style-name="ce5" office:value-type="float" office:value="257" calcext:value-type="float">
            <text:p>257</text:p>
          </table:table-cell>
          <table:table-cell table:style-name="ce6" office:value-type="float" office:value="257" calcext:value-type="float">
            <text:p>257</text:p>
          </table:table-cell>
          <table:table-cell table:style-name="ce7" office:value-type="float" office:value="148" calcext:value-type="float">
            <text:p>148</text:p>
          </table:table-cell>
          <table:table-cell table:style-name="ce9" office:value-type="float" office:value="147" calcext:value-type="float">
            <text:p>147</text:p>
          </table:table-cell>
          <table:table-cell table:style-name="ce10" office:value-type="float" office:value="48" calcext:value-type="float">
            <text:p>48</text:p>
          </table:table-cell>
          <table:table-cell office:value-type="float" office:value="600" calcext:value-type="float">
            <text:p>600</text:p>
          </table:table-cell>
          <table:table-cell table:formula="of:=[.C4]+[.D4]+[.E4]+[.F4]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style-name="ce3" table:number-columns-repeated="3"/>
          <table:table-cell table:number-columns-repeated="2"/>
          <table:table-cell table:style-name="Default"/>
          <table:table-cell table:style-name="ce3" table:number-columns-repeated="4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Supported prediction</text:p>
          </table:table-cell>
          <table:table-cell office:value-type="string" calcext:value-type="string">
            <text:p>Unconfirmed prediction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uman</text:p>
          </table:table-cell>
          <table:table-cell table:formula="of:=[.E2]+[.C2]+[.B2]+[.D2]" office:value-type="float" office:value="640" calcext:value-type="float">
            <text:p>640</text:p>
          </table:table-cell>
          <table:table-cell table:formula="of:=[.G2]+[.B2]-[.E32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use</text:p>
          </table:table-cell>
          <table:table-cell table:formula="of:=[.E3]+[.C3]+[.B3]+[.D3]" office:value-type="float" office:value="674" calcext:value-type="float">
            <text:p>674</text:p>
          </table:table-cell>
          <table:table-cell table:formula="of:=[.G3]+[.B3]-[.E33]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g</text:p>
          </table:table-cell>
          <table:table-cell table:formula="of:=[.E4]+[.C4]+[.B4]+[.D4]" office:value-type="float" office:value="809" calcext:value-type="float">
            <text:p>809</text:p>
          </table:table-cell>
          <table:table-cell table:formula="of:=[.G4]+[.B4]-[.E34]" office:value-type="float" office:value="48" calcext:value-type="float">
            <text:p>48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"/>
          <table:table-cell table:number-columns-repeated="2"/>
        </table:table-row>
      </table:table>
      <table:table table:name="2167" table:style-name="ta1">
        <office:forms form:automatic-focus="false" form:apply-design-mode="false"/>
        <table:shapes>
          <draw:frame draw:z-index="0" draw:style-name="gr1" draw:text-style-name="P1" svg:width="453.51pt" svg:height="255.09pt" svg:x="61.06pt" svg:y="471.77pt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" draw:style-name="gr1" draw:text-style-name="P1" svg:width="453.51pt" svg:height="255.09pt" svg:x="538.44pt" svg:y="461pt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2" draw:style-name="gr1" draw:text-style-name="P1" svg:width="503.12pt" svg:height="255.26pt" svg:x="393.22pt" svg:y="96.38pt">
            <draw:object draw:notify-on-update-of-ranges="'2167'.A2:'2167'.A4 '2167'.B1:'2167'.B1 '2167'.B2:'2167'.B4 '2167'.C1:'2167'.C1 '2167'.C2:'2167'.C4 '2167'.D1:'2167'.D1 '2167'.D2:'2167'.D4 '2167'.E1:'2167'.E1 '2167'.E2:'2167'.E4 '2167'.F1:'2167'.F1 '2167'.F2:'2167'.F4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3" draw:style-name="gr1" draw:text-style-name="P1" svg:width="326.38pt" svg:height="255.26pt" svg:x="31.86pt" svg:y="91.11pt">
            <draw:object draw:notify-on-update-of-ranges="'2167'.A2:'2167'.A4 '2167'.B1:'2167'.B1 '2167'.B2:'2167'.B4 '2167'.C1:'2167'.C1 '2167'.C2:'2167'.C4 '2167'.D1:'2167'.D1 '2167'.D2:'2167'.D4 '2167'.E1:'2167'.E1 '2167'.E2:'2167'.E4 '2167'.F1:'2167'.F1 '2167'.F2:'2167'.F4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</table:shapes>
        <table:table-column table:style-name="co7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4" table:default-cell-style-name="ce3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Espèces</text:p>
          </table:table-cell>
          <table:table-cell table:style-name="ce5" office:value-type="string" calcext:value-type="string">
            <text:p>Transcrits prédits connus</text:p>
          </table:table-cell>
          <table:table-cell table:style-name="ce6" office:value-type="string" calcext:value-type="string">
            <text:p>Transcrits prédits confirmés</text:p>
          </table:table-cell>
          <table:table-cell table:style-name="ce7" office:value-type="string" calcext:value-type="string">
            <text:p>Transcrits prédits possibles</text:p>
          </table:table-cell>
          <table:table-cell table:style-name="ce8" office:value-type="string" calcext:value-type="string">
            <text:p>Transcrits prédits réalisables</text:p>
          </table:table-cell>
          <table:table-cell table:style-name="ce10" office:value-type="string" calcext:value-type="string">
            <text:p>Transcrits prédits non réalisables</text:p>
          </table:table-cell>
          <table:table-cell table:style-name="ce3" office:value-type="string" calcext:value-type="string">
            <text:p>Total</text:p>
          </table:table-cell>
          <table:table-cell table:style-name="ce11" office:value-type="string" calcext:value-type="string">
            <text:p>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in</text:p>
          </table:table-cell>
          <table:table-cell table:style-name="ce5" office:value-type="float" office:value="2798" calcext:value-type="float">
            <text:p>2798</text:p>
          </table:table-cell>
          <table:table-cell table:style-name="ce6" office:value-type="float" office:value="269" calcext:value-type="float">
            <text:p>269</text:p>
          </table:table-cell>
          <table:table-cell table:style-name="ce7" office:value-type="float" office:value="547" calcext:value-type="float">
            <text:p>547</text:p>
          </table:table-cell>
          <table:table-cell table:style-name="ce9" office:value-type="float" office:value="399" calcext:value-type="float">
            <text:p>399</text:p>
          </table:table-cell>
          <table:table-cell table:style-name="ce10" table:formula="of:=292+33" office:value-type="float" office:value="325" calcext:value-type="float">
            <text:p>325</text:p>
          </table:table-cell>
          <table:table-cell office:value-type="float" office:value="1540" calcext:value-type="float">
            <text:p>1540</text:p>
          </table:table-cell>
          <table:table-cell table:formula="of:=[.C2]+[.D2]+[.E2]+[.F2]" office:value-type="float" office:value="1540" calcext:value-type="float">
            <text:p>1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is</text:p>
          </table:table-cell>
          <table:table-cell table:style-name="ce5" office:value-type="float" office:value="2681" calcext:value-type="float">
            <text:p>2681</text:p>
          </table:table-cell>
          <table:table-cell table:style-name="ce6" office:value-type="float" office:value="346" calcext:value-type="float">
            <text:p>346</text:p>
          </table:table-cell>
          <table:table-cell table:style-name="ce7" office:value-type="float" office:value="751" calcext:value-type="float">
            <text:p>751</text:p>
          </table:table-cell>
          <table:table-cell table:style-name="ce9" office:value-type="float" office:value="498" calcext:value-type="float">
            <text:p>498</text:p>
          </table:table-cell>
          <table:table-cell table:style-name="ce10" table:formula="of:=468+49" office:value-type="float" office:value="517" calcext:value-type="float">
            <text:p>517</text:p>
          </table:table-cell>
          <table:table-cell office:value-type="float" office:value="2112" calcext:value-type="float">
            <text:p>2112</text:p>
          </table:table-cell>
          <table:table-cell table:formula="of:=[.C3]+[.D3]+[.E3]+[.F3]" office:value-type="float" office:value="2112" calcext:value-type="float">
            <text:p>2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en</text:p>
          </table:table-cell>
          <table:table-cell table:style-name="ce5" office:value-type="float" office:value="1062" calcext:value-type="float">
            <text:p>1062</text:p>
          </table:table-cell>
          <table:table-cell table:style-name="ce6" office:value-type="float" office:value="1044" calcext:value-type="float">
            <text:p>1044</text:p>
          </table:table-cell>
          <table:table-cell table:style-name="ce7" office:value-type="float" office:value="1007" calcext:value-type="float">
            <text:p>1007</text:p>
          </table:table-cell>
          <table:table-cell table:style-name="ce9" office:value-type="float" office:value="835" calcext:value-type="float">
            <text:p>835</text:p>
          </table:table-cell>
          <table:table-cell table:style-name="ce10" table:formula="of:=289+34" office:value-type="float" office:value="323" calcext:value-type="float">
            <text:p>323</text:p>
          </table:table-cell>
          <table:table-cell office:value-type="float" office:value="3209" calcext:value-type="float">
            <text:p>3209</text:p>
          </table:table-cell>
          <table:table-cell table:formula="of:=[.C4]+[.D4]+[.E4]+[.F4]" office:value-type="float" office:value="3209" calcext:value-type="float">
            <text:p>3209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style-name="ce3" table:number-columns-repeated="3"/>
          <table:table-cell table:number-columns-repeated="2"/>
          <table:table-cell table:style-name="Default"/>
          <table:table-cell table:style-name="ce3" table:number-columns-repeated="4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Supported prediction</text:p>
          </table:table-cell>
          <table:table-cell office:value-type="string" calcext:value-type="string">
            <text:p>Unconfirmed predictio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98" calcext:value-type="float">
            <text:p>2798</text:p>
          </table:table-cell>
          <table:table-cell office:value-type="string" calcext:value-type="string">
            <text:p>Human</text:p>
          </table:table-cell>
          <table:table-cell table:formula="of:=[.E2]+[.C2]+[.B2]+[.D2]" office:value-type="float" office:value="4013" calcext:value-type="float">
            <text:p>4013</text:p>
          </table:table-cell>
          <table:table-cell table:formula="of:=[.G2]+[.B2]-[.E32]"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use</text:p>
          </table:table-cell>
          <table:table-cell table:formula="of:=[.E3]+[.C3]+[.B3]+[.D3]" office:value-type="float" office:value="4276" calcext:value-type="float">
            <text:p>4276</text:p>
          </table:table-cell>
          <table:table-cell table:formula="of:=[.G3]+[.B3]-[.E33]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g</text:p>
          </table:table-cell>
          <table:table-cell table:formula="of:=[.E4]+[.C4]+[.B4]+[.D4]" office:value-type="float" office:value="3948" calcext:value-type="float">
            <text:p>3948</text:p>
          </table:table-cell>
          <table:table-cell table:formula="of:=[.G4]+[.B4]-[.E34]" office:value-type="float" office:value="323" calcext:value-type="float">
            <text:p>323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"/>
          <table:table-cell table:number-columns-repeated="2"/>
        </table:table-row>
      </table:table>
      <table:table table:name="2167_spet_21" table:style-name="ta1">
        <office:forms form:automatic-focus="false" form:apply-design-mode="false"/>
        <table:shapes>
          <draw:frame draw:z-index="0" draw:style-name="gr1" draw:text-style-name="P1" svg:width="453.51pt" svg:height="255.09pt" svg:x="61.06pt" svg:y="471.77pt">
            <draw:object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1" draw:style-name="gr1" draw:text-style-name="P1" svg:width="453.51pt" svg:height="255.09pt" svg:x="538.44pt" svg:y="461pt">
            <draw:object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2" draw:style-name="gr1" draw:text-style-name="P1" svg:width="503.12pt" svg:height="255.26pt" svg:x="584.45pt" svg:y="70.04pt">
            <draw:object draw:notify-on-update-of-ranges="2167_spet_21.A2:2167_spet_21.A4 2167_spet_21.B1:2167_spet_21.B1 2167_spet_21.B2:2167_spet_21.B4 2167_spet_21.B1:2167_spet_21.B1 2167_spet_21.B2:2167_spet_21.B4 2167_spet_21.C1:2167_spet_21.C1 2167_spet_21.C2:2167_spet_21.C4 2167_spet_21.D1:2167_spet_21.D1 2167_spet_21.D2:2167_spet_21.D4 2167_spet_21.E1:2167_spet_21.E1 2167_spet_21.E2:2167_spet_21.E4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3" draw:style-name="gr1" draw:text-style-name="P1" svg:width="326.38pt" svg:height="255.26pt" svg:x="31.86pt" svg:y="91.11pt">
            <draw:object draw:notify-on-update-of-ranges="2167_spet_21.A2:2167_spet_21.A4 2167_spet_21.B1:2167_spet_21.B1 2167_spet_21.B2:2167_spet_21.B4 2167_spet_21.B1:2167_spet_21.B1 2167_spet_21.B2:2167_spet_21.B4 2167_spet_21.C1:2167_spet_21.C1 2167_spet_21.C2:2167_spet_21.C4 2167_spet_21.D1:2167_spet_21.D1 2167_spet_21.D2:2167_spet_21.D4 2167_spet_21.E1:2167_spet_21.E1 2167_spet_21.E2:2167_spet_21.E4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4" draw:style-name="gr1" draw:text-style-name="P1" svg:width="527.9pt" svg:height="255.09pt" svg:x="48.87pt" svg:y="84.13pt">
            <draw:object draw:notify-on-update-of-ranges="2167_spet_21.A1:2167_spet_21.A1 2167_spet_21.A2:2167_spet_21.A4 2167_spet_21.B1:2167_spet_21.B1 2167_spet_21.B2:2167_spet_21.B4 2167_spet_21.C1:2167_spet_21.C1 2167_spet_21.C2:2167_spet_21.C4 2167_spet_21.D1:2167_spet_21.D1 2167_spet_21.D2:2167_spet_21.D4 2167_spet_21.E1:2167_spet_21.E1 2167_spet_21.E2:2167_spet_21.E4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z-index="5" draw:style-name="gr1" draw:text-style-name="P1" svg:width="499.49pt" svg:height="255.26pt" svg:x="587.71pt" svg:y="264.27pt">
            <draw:object draw:notify-on-update-of-ranges="2167_spet_21.A1:2167_spet_21.A1 2167_spet_21.A2:2167_spet_21.A4 2167_spet_21.B1:2167_spet_21.B1 2167_spet_21.B2:2167_spet_21.B4 2167_spet_21.C1:2167_spet_21.C1 2167_spet_21.C2:2167_spet_21.C4 2167_spet_21.D1:2167_spet_21.D1 2167_spet_21.D2:2167_spet_21.D4 2167_spet_21.E1:2167_spet_21.E1 2167_spet_21.E2:2167_spet_21.E4"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z-index="6" draw:style-name="gr1" draw:text-style-name="P1" svg:width="591.62pt" svg:height="255.23pt" svg:x="0pt" svg:y="313.23pt">
            <draw:object draw:notify-on-update-of-ranges="2167_spet_21.A1:2167_spet_21.A1 2167_spet_21.A2:2167_spet_21.A5 2167_spet_21.B1:2167_spet_21.B1 2167_spet_21.B2:2167_spet_21.B5 2167_spet_21.C1:2167_spet_21.C1 2167_spet_21.C2:2167_spet_21.C5 2167_spet_21.D1:2167_spet_21.D1 2167_spet_21.D2:2167_spet_21.D5 2167_spet_21.E1:2167_spet_21.E1 2167_spet_21.E2:2167_spet_21.E5"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</table:shapes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4" table:default-cell-style-name="ce3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Espèces</text:p>
          </table:table-cell>
          <table:table-cell table:style-name="ce6" office:value-type="string" calcext:value-type="string">
            <text:p>Transcrits prédits confirmés</text:p>
          </table:table-cell>
          <table:table-cell table:style-name="ce7" office:value-type="string" calcext:value-type="string">
            <text:p>Transcrits prédits possibles</text:p>
          </table:table-cell>
          <table:table-cell table:style-name="ce8" office:value-type="string" calcext:value-type="string">
            <text:p>Transcrits prédits réalisables</text:p>
          </table:table-cell>
          <table:table-cell table:style-name="ce10" office:value-type="string" calcext:value-type="string">
            <text:p>Transcrits prédits non réalisables</text:p>
          </table:table-cell>
          <table:table-cell table:style-name="ce3" office:value-type="string" calcext:value-type="string">
            <text:p>Total</text:p>
          </table:table-cell>
          <table:table-cell table:style-name="ce11" office:value-type="string" calcext:value-type="string">
            <text:p>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in</text:p>
          </table:table-cell>
          <table:table-cell table:style-name="ce6" office:value-type="float" office:value="269" calcext:value-type="float">
            <text:p>269</text:p>
          </table:table-cell>
          <table:table-cell table:style-name="ce7" office:value-type="float" office:value="547" calcext:value-type="float">
            <text:p>547</text:p>
          </table:table-cell>
          <table:table-cell table:style-name="ce9" office:value-type="float" office:value="399" calcext:value-type="float">
            <text:p>399</text:p>
          </table:table-cell>
          <table:table-cell table:style-name="ce10" table:formula="of:=292+33" office:value-type="float" office:value="325" calcext:value-type="float">
            <text:p>325</text:p>
          </table:table-cell>
          <table:table-cell office:value-type="float" office:value="1540" calcext:value-type="float">
            <text:p>1540</text:p>
          </table:table-cell>
          <table:table-cell table:formula="of:=[.B2]+[.C2]+[.D2]+[.E2]" office:value-type="float" office:value="1540" calcext:value-type="float">
            <text:p>1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is</text:p>
          </table:table-cell>
          <table:table-cell table:style-name="ce6" office:value-type="float" office:value="346" calcext:value-type="float">
            <text:p>346</text:p>
          </table:table-cell>
          <table:table-cell table:style-name="ce7" office:value-type="float" office:value="751" calcext:value-type="float">
            <text:p>751</text:p>
          </table:table-cell>
          <table:table-cell table:style-name="ce9" office:value-type="float" office:value="498" calcext:value-type="float">
            <text:p>498</text:p>
          </table:table-cell>
          <table:table-cell table:style-name="ce10" table:formula="of:=468+49" office:value-type="float" office:value="517" calcext:value-type="float">
            <text:p>517</text:p>
          </table:table-cell>
          <table:table-cell office:value-type="float" office:value="2112" calcext:value-type="float">
            <text:p>2112</text:p>
          </table:table-cell>
          <table:table-cell table:formula="of:=[.B3]+[.C3]+[.D3]+[.E3]" office:value-type="float" office:value="2112" calcext:value-type="float">
            <text:p>2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en</text:p>
          </table:table-cell>
          <table:table-cell table:style-name="ce6" office:value-type="float" office:value="1044" calcext:value-type="float">
            <text:p>1044</text:p>
          </table:table-cell>
          <table:table-cell table:style-name="ce7" office:value-type="float" office:value="1007" calcext:value-type="float">
            <text:p>1007</text:p>
          </table:table-cell>
          <table:table-cell table:style-name="ce9" office:value-type="float" office:value="835" calcext:value-type="float">
            <text:p>835</text:p>
          </table:table-cell>
          <table:table-cell table:style-name="ce10" table:formula="of:=289+34" office:value-type="float" office:value="323" calcext:value-type="float">
            <text:p>323</text:p>
          </table:table-cell>
          <table:table-cell office:value-type="float" office:value="3209" calcext:value-type="float">
            <text:p>3209</text:p>
          </table:table-cell>
          <table:table-cell table:formula="of:=[.B4]+[.C4]+[.D4]+[.E4]" office:value-type="float" office:value="3209" calcext:value-type="float">
            <text:p>3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])" office:value-type="float" office:value="1659" calcext:value-type="float">
            <text:p>1659</text:p>
          </table:table-cell>
          <table:table-cell table:formula="of:=SUM([.C2:.C4])" office:value-type="float" office:value="2305" calcext:value-type="float">
            <text:p>2305</text:p>
          </table:table-cell>
          <table:table-cell table:formula="of:=SUM([.D2:.D4])" office:value-type="float" office:value="1732" calcext:value-type="float">
            <text:p>1732</text:p>
          </table:table-cell>
          <table:table-cell table:style-name="Default" table:formula="of:=SUM([.E2:.E4])" office:value-type="float" office:value="1165" calcext:value-type="float">
            <text:p>1165</text:p>
          </table:table-cell>
          <table:table-cell table:formula="of:=SUM([.F2:.F4])" office:value-type="float" office:value="6861" calcext:value-type="float">
            <text:p>6861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17">
          <table:table-cell table:number-columns-repeated="9"/>
        </table:table-row>
        <table:table-row table:style-name="ro1">
          <table:table-cell table:style-name="ce3" table:number-columns-repeated="2"/>
          <table:table-cell table:number-columns-repeated="2"/>
          <table:table-cell table:style-name="Default"/>
          <table:table-cell table:style-name="ce3" table:number-columns-repeated="4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Supported prediction</text:p>
          </table:table-cell>
          <table:table-cell office:value-type="string" calcext:value-type="string">
            <text:p>Unconfirmed prediction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8" calcext:value-type="float">
            <text:p>2798</text:p>
          </table:table-cell>
          <table:table-cell office:value-type="string" calcext:value-type="string">
            <text:p>Human</text:p>
          </table:table-cell>
          <table:table-cell table:formula="of:=[.D2]+[.B2]+[#REF!]+[.C2]" office:value-type="string" office:string-value="" calcext:value-type="error">
            <text:p>#VALEUR !</text:p>
          </table:table-cell>
          <table:table-cell table:formula="of:=[.F2]+[#REF!]-[.D32]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use</text:p>
          </table:table-cell>
          <table:table-cell table:formula="of:=[.D3]+[.B3]+[#REF!]+[.C3]" office:value-type="string" office:string-value="" calcext:value-type="error">
            <text:p>#VALEUR !</text:p>
          </table:table-cell>
          <table:table-cell table:formula="of:=[.F3]+[#REF!]-[.D33]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g</text:p>
          </table:table-cell>
          <table:table-cell table:formula="of:=[.D4]+[.B4]+[#REF!]+[.C4]" office:value-type="string" office:string-value="" calcext:value-type="error">
            <text:p>#VALEUR !</text:p>
          </table:table-cell>
          <table:table-cell table:formula="of:=[.F4]+[#REF!]-[.D34]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1:10:17.655748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illaudeux</meta:initial-creator>
    <meta:creation-date>2020-01-20T15:14:51.060677723</meta:creation-date>
    <dc:date>2021-09-09T14:46:30.323678724</dc:date>
    <dc:creator>Nicolas Guillaudeux</dc:creator>
    <meta:editing-duration>P1DT18H13M37S</meta:editing-duration>
    <meta:editing-cycles>31</meta:editing-cycles>
    <meta:generator>LibreOffice/6.1.6.3$Linux_X86_64 LibreOffice_project/10$Build-3</meta:generator>
    <meta:document-statistic meta:table-count="12" meta:cell-count="640" meta:object-count="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2.479cm" svg:y="1.275cm" chart:style-name="ch3">
          <text:p>Based on the 135 structurally and functionally conserved genes</text:p>
        </chart:subtitle>
        <chart:legend chart:legend-position="end" svg:x="10.668cm" svg:y="2.609cm" style:legend-expansion="high" chart:style-name="ch4"/>
        <chart:plot-area chart:style-name="ch5" table:cell-range-address="135_JS_ens90.A2:135_JS_ens90.F4 135_JS_ens90.B1:135_JS_ens90.F1" chart:data-source-has-labels="both" svg:x="1.331cm" svg:y="2.138cm" svg:width="9.017cm" svg:height="5.701cm">
          <chartooo:coordinate-region svg:x="2.455cm" svg:y="2.337cm" svg:width="7.893cm" svg:height="4.855cm"/>
          <chart:axis chart:dimension="x" chart:name="primary-x" chart:style-name="ch6" chartooo:axis-type="auto">
            <chartooo:date-scale/>
            <chart:title svg:x="5.2cm" svg:y="8.019cm" chart:style-name="ch7">
              <text:p>Species</text:p>
            </chart:title>
            <chart:categories table:cell-range-address="135_JS_ens90.A2:135_JS_ens90.A4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135_JS_ens90.B2:135_JS_ens90.B4" chart:label-cell-address="135_JS_ens90.B1:135_JS_ens90.B1" chart:class="chart:bar">
            <chart:data-point chart:repeated="3"/>
          </chart:series>
          <chart:series chart:style-name="ch12" chart:values-cell-range-address="135_JS_ens90.C2:135_JS_ens90.C4" chart:label-cell-address="135_JS_ens90.C1:135_JS_ens90.C1" chart:class="chart:bar">
            <chart:data-point chart:repeated="3"/>
          </chart:series>
          <chart:series chart:style-name="ch13" chart:values-cell-range-address="135_JS_ens90.D2:135_JS_ens90.D4" chart:label-cell-address="135_JS_ens90.D1:135_JS_ens90.D1" chart:class="chart:bar">
            <chart:data-point chart:repeated="3"/>
          </chart:series>
          <chart:series chart:style-name="ch14" chart:values-cell-range-address="135_JS_ens90.E2:135_JS_ens90.E4" chart:label-cell-address="135_JS_ens90.E1:135_JS_ens90.E1" chart:class="chart:bar">
            <chart:data-point/>
            <chart:data-point chart:style-name="ch15"/>
            <chart:data-point/>
          </chart:series>
          <chart:series chart:style-name="ch16" chart:values-cell-range-address="135_JS_ens90.F2:135_JS_ens90.F4" chart:label-cell-address="135_JS_ens90.F1:135_JS_ens90.F1" chart:class="chart:bar">
            <chart:data-point chart:style-name="ch15"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ready existing transcripts</text:p>
                <draw:g>
                  <svg:desc>135_JS_ens90.B1:135_JS_ens90.B1</svg:desc>
                </draw:g>
              </table:table-cell>
              <table:table-cell office:value-type="string">
                <text:p>Transcripts with validation by new annotations</text:p>
                <draw:g>
                  <svg:desc>135_JS_ens90.C1:135_JS_ens90.C1</svg:desc>
                </draw:g>
              </table:table-cell>
              <table:table-cell office:value-type="string">
                <text:p>Transcripts with read-supported junctions</text:p>
                <draw:g>
                  <svg:desc>135_JS_ens90.D1:135_JS_ens90.D1</svg:desc>
                </draw:g>
              </table:table-cell>
              <table:table-cell office:value-type="string">
                <text:p>Transcripts with certain junctions supported by reads</text:p>
                <draw:g>
                  <svg:desc>135_JS_ens90.E1:135_JS_ens90.E1</svg:desc>
                </draw:g>
              </table:table-cell>
              <table:table-cell office:value-type="string">
                <text:p>Transcripts without valdations</text:p>
                <draw:g>
                  <svg:desc>135_JS_ens90.F1:135_JS_ens9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135_JS_ens90.A2:135_JS_ens90.A4</svg:desc>
                </draw:g>
              </table:table-cell>
              <table:table-cell office:value-type="float" office:value="255">
                <text:p>255</text:p>
                <draw:g>
                  <svg:desc>135_JS_ens90.B2:135_JS_ens90.B4</svg:desc>
                </draw:g>
              </table:table-cell>
              <table:table-cell office:value-type="float" office:value="26">
                <text:p>26</text:p>
                <draw:g>
                  <svg:desc>135_JS_ens90.C2:135_JS_ens90.C4</svg:desc>
                </draw:g>
              </table:table-cell>
              <table:table-cell office:value-type="float" office:value="26">
                <text:p>26</text:p>
                <draw:g>
                  <svg:desc>135_JS_ens90.D2:135_JS_ens90.D4</svg:desc>
                </draw:g>
              </table:table-cell>
              <table:table-cell office:value-type="float" office:value="1">
                <text:p>1</text:p>
                <draw:g>
                  <svg:desc>135_JS_ens90.E2:135_JS_ens90.E4</svg:desc>
                </draw:g>
              </table:table-cell>
              <table:table-cell office:value-type="float" office:value="45">
                <text:p>45</text:p>
                <draw:g>
                  <svg:desc>135_JS_ens90.F2:135_JS_ens90.F4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248">
                <text:p>248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140">
                <text:p>140</text:p>
              </table:table-cell>
              <table:table-cell office:value-type="float" office:value="185">
                <text:p>18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three-dimensional="true" chart:solid-type="cylinder" chart:stacked="true" chart:include-hidden-cells="fals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olid-type="cylinder" chart:link-data-style-to-source="true"/>
      <style:graphic-properties draw:fill-color="#ff8000" dr3d:edge-rounding="5%"/>
      <style:text-properties fo:font-size="10pt" style:font-size-asian="10pt" style:font-size-complex="10pt"/>
    </style:style>
    <style:style style:name="ch8" style:family="chart">
      <style:chart-properties chart:solid-type="cylinder"/>
    </style:style>
    <style:style style:name="ch9" style:family="chart" style:data-style-name="N0">
      <style:chart-properties chart:solid-type="cylinder" chart:link-data-style-to-source="true"/>
      <style:graphic-properties draw:fill-color="#81d41a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ffffff"/>
    </style:style>
  </office:automatic-styles>
  <office:body>
    <office:chart>
      <chart:chart svg:width="20.288cm" svg:height="5.17cm" xlink:href="." xlink:type="simple" chart:class="chart:bar" chart:style-name="ch1">
        <chart:legend chart:legend-position="end" svg:x="15.374cm" svg:y="2.116cm" style:legend-expansion="high" chart:style-name="ch2"/>
        <chart:plot-area chart:style-name="ch3" chart:data-source-has-labels="both" svg:x="0.343cm" svg:y="0.183cm" svg:width="14.743cm" svg:height="5.6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21cm" svg:y="0.183cm" svg:width="15.01cm" svg:height="4.95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B$1:.$D$1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D$2" chart:label-cell-address="local-table.$A$2" chart:class="chart:bar">
            <chart:data-point/>
            <chart:data-point chart:style-name="ch8" chart:repeated="2"/>
          </chart:series>
          <chart:series chart:style-name="ch9" chart:values-cell-range-address="local-table.$B$3:.$D$3" chart:label-cell-address="local-table.$A$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Gènes avec des tr prédits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Gènes avec tous leurs tr connus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2.479cm" svg:y="1.275cm" chart:style-name="ch3">
          <text:p>Based on the 135 structurally and functionally conserved genes</text:p>
        </chart:subtitle>
        <chart:legend chart:legend-position="end" svg:x="11.541cm" svg:y="3.952cm" style:legend-expansion="high" chart:style-name="ch4"/>
        <chart:plot-area chart:style-name="ch5" chart:data-source-has-labels="both" svg:x="1.331cm" svg:y="2.138cm" svg:width="9.89cm" svg:height="5.701cm">
          <chartooo:coordinate-region svg:x="2.138cm" svg:y="2.338cm" svg:width="9.083cm" svg:height="4.854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</table:table-cell>
              <table:table-cell office:value-type="string">
                <text:p>Unconfirmed predic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291">
                <text:p>2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289">
                <text:p>2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336">
                <text:p>336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0.668cm" svg:y="2.609cm" style:legend-expansion="high" chart:style-name="ch4"/>
        <chart:plot-area chart:style-name="ch5" table:cell-range-address="253_JS_ens90.A2:253_JS_ens90.F4 253_JS_ens90.B1:253_JS_ens90.F1" chart:data-source-has-labels="both" svg:x="1.331cm" svg:y="2.138cm" svg:width="9.017cm" svg:height="5.701cm">
          <chartooo:coordinate-region svg:x="2.455cm" svg:y="2.337cm" svg:width="7.893cm" svg:height="4.855cm"/>
          <chart:axis chart:dimension="x" chart:name="primary-x" chart:style-name="ch6" chartooo:axis-type="auto">
            <chartooo:date-scale/>
            <chart:title svg:x="5.2cm" svg:y="8.019cm" chart:style-name="ch7">
              <text:p>Species</text:p>
            </chart:title>
            <chart:categories table:cell-range-address="253_JS_ens90.A2:253_JS_ens90.A4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253_JS_ens90.B2:253_JS_ens90.B4" chart:label-cell-address="253_JS_ens90.B1:253_JS_ens90.B1" chart:class="chart:bar">
            <chart:data-point chart:repeated="3"/>
          </chart:series>
          <chart:series chart:style-name="ch12" chart:values-cell-range-address="253_JS_ens90.C2:253_JS_ens90.C4" chart:label-cell-address="253_JS_ens90.C1:253_JS_ens90.C1" chart:class="chart:bar">
            <chart:data-point chart:repeated="3"/>
          </chart:series>
          <chart:series chart:style-name="ch13" chart:values-cell-range-address="253_JS_ens90.D2:253_JS_ens90.D4" chart:label-cell-address="253_JS_ens90.D1:253_JS_ens90.D1" chart:class="chart:bar">
            <chart:data-point chart:repeated="3"/>
          </chart:series>
          <chart:series chart:style-name="ch14" chart:values-cell-range-address="253_JS_ens90.E2:253_JS_ens90.E4" chart:label-cell-address="253_JS_ens90.E1:253_JS_ens90.E1" chart:class="chart:bar">
            <chart:data-point chart:repeated="3"/>
          </chart:series>
          <chart:series chart:style-name="ch15" chart:values-cell-range-address="253_JS_ens90.F2:253_JS_ens90.F4" chart:label-cell-address="253_JS_ens90.F1:253_JS_ens90.F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ready existing transcripts</text:p>
                <draw:g>
                  <svg:desc>253_JS_ens90.B1:253_JS_ens90.B1</svg:desc>
                </draw:g>
              </table:table-cell>
              <table:table-cell office:value-type="string">
                <text:p>Transcripts with validation by new annotations</text:p>
                <draw:g>
                  <svg:desc>253_JS_ens90.C1:253_JS_ens90.C1</svg:desc>
                </draw:g>
              </table:table-cell>
              <table:table-cell office:value-type="string">
                <text:p>Transcripts with read-supported junctions</text:p>
                <draw:g>
                  <svg:desc>253_JS_ens90.D1:253_JS_ens90.D1</svg:desc>
                </draw:g>
              </table:table-cell>
              <table:table-cell office:value-type="string">
                <text:p>Transcripts with certain junctions supported by reads</text:p>
                <draw:g>
                  <svg:desc>253_JS_ens90.E1:253_JS_ens90.E1</svg:desc>
                </draw:g>
              </table:table-cell>
              <table:table-cell office:value-type="string">
                <text:p>Transcripts without valdations</text:p>
                <draw:g>
                  <svg:desc>253_JS_ens90.F1:253_JS_ens9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253_JS_ens90.A2:253_JS_ens90.A4</svg:desc>
                </draw:g>
              </table:table-cell>
              <table:table-cell office:value-type="float" office:value="492">
                <text:p>492</text:p>
                <draw:g>
                  <svg:desc>253_JS_ens90.B2:253_JS_ens90.B4</svg:desc>
                </draw:g>
              </table:table-cell>
              <table:table-cell office:value-type="float" office:value="40">
                <text:p>40</text:p>
                <draw:g>
                  <svg:desc>253_JS_ens90.C2:253_JS_ens90.C4</svg:desc>
                </draw:g>
              </table:table-cell>
              <table:table-cell office:value-type="float" office:value="49">
                <text:p>49</text:p>
                <draw:g>
                  <svg:desc>253_JS_ens90.D2:253_JS_ens90.D4</svg:desc>
                </draw:g>
              </table:table-cell>
              <table:table-cell office:value-type="float" office:value="1">
                <text:p>1</text:p>
                <draw:g>
                  <svg:desc>253_JS_ens90.E2:253_JS_ens90.E4</svg:desc>
                </draw:g>
              </table:table-cell>
              <table:table-cell office:value-type="float" office:value="90">
                <text:p>90</text:p>
                <draw:g>
                  <svg:desc>253_JS_ens90.F2:253_JS_ens90.F4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484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257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1.541cm" svg:y="3.952cm" style:legend-expansion="high" chart:style-name="ch4"/>
        <chart:plot-area chart:style-name="ch5" table:cell-range-address="253_JS_ens90.D28:253_JS_ens90.F30 253_JS_ens90.E27:253_JS_ens90.F27" chart:data-source-has-labels="both" svg:x="1.331cm" svg:y="2.138cm" svg:width="9.89cm" svg:height="5.701cm">
          <chartooo:coordinate-region svg:x="2.455cm" svg:y="2.337cm" svg:width="8.766cm" svg:height="4.855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253_JS_ens90.D28:253_JS_ens90.D30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253_JS_ens90.E28:253_JS_ens90.E30" chart:label-cell-address="253_JS_ens90.E27:253_JS_ens90.E27" chart:class="chart:bar">
            <chart:data-point chart:repeated="3"/>
          </chart:series>
          <chart:series chart:style-name="ch12" chart:values-cell-range-address="253_JS_ens90.F28:253_JS_ens90.F30" chart:label-cell-address="253_JS_ens90.F27:253_JS_ens90.F2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  <draw:g>
                  <svg:desc>253_JS_ens90.E27:253_JS_ens90.E27</svg:desc>
                </draw:g>
              </table:table-cell>
              <table:table-cell office:value-type="string">
                <text:p>Unconfirmed predictions</text:p>
                <draw:g>
                  <svg:desc>253_JS_ens90.F27:253_JS_ens90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253_JS_ens90.D28:253_JS_ens90.D30</svg:desc>
                </draw:g>
              </table:table-cell>
              <table:table-cell office:value-type="float" office:value="581">
                <text:p>581</text:p>
                <draw:g>
                  <svg:desc>253_JS_ens90.E28:253_JS_ens90.E30</svg:desc>
                </draw:g>
              </table:table-cell>
              <table:table-cell office:value-type="float" office:value="91">
                <text:p>91</text:p>
                <draw:g>
                  <svg:desc>253_JS_ens90.F28:253_JS_ens90.F30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596">
                <text:p>59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667">
                <text:p>667</text:p>
              </table:table-cell>
              <table:table-cell office:value-type="float" office:value="212">
                <text:p>2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cuturally conserved genes</text:p>
        </chart:subtitle>
        <chart:legend chart:legend-position="end" svg:x="10.668cm" svg:y="2.609cm" style:legend-expansion="high" chart:style-name="ch4"/>
        <chart:plot-area chart:style-name="ch5" chart:data-source-has-labels="both" svg:x="1.331cm" svg:y="2.138cm" svg:width="9.017cm" svg:height="5.701cm">
          <chartooo:coordinate-region svg:x="2.323cm" svg:y="2.338cm" svg:width="8.025cm" svg:height="4.854cm"/>
          <chart:axis chart:dimension="x" chart:name="primary-x" chart:style-name="ch6" chartooo:axis-type="auto">
            <chartooo:date-scale/>
            <chart:title svg:x="5.2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series chart:style-name="ch13" chart:values-cell-range-address="local-table.$D$2:.$D$4" chart:label-cell-address="local-table.$D$1" chart:class="chart:bar">
            <chart:data-point chart:repeated="3"/>
          </chart:series>
          <chart:series chart:style-name="ch14" chart:values-cell-range-address="local-table.$E$2:.$E$4" chart:label-cell-address="local-table.$E$1" chart:class="chart:bar">
            <chart:data-point chart:repeated="3"/>
          </chart:series>
          <chart:series chart:style-name="ch15" chart:values-cell-range-address="local-table.$F$2:.$F$4" chart:label-cell-address="local-table.$F$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ready existing transcripts</text:p>
              </table:table-cell>
              <table:table-cell office:value-type="string">
                <text:p>Transcripts with validation by new annotations</text:p>
              </table:table-cell>
              <table:table-cell office:value-type="string">
                <text:p>Transcripts with read-supported junctions</text:p>
              </table:table-cell>
              <table:table-cell office:value-type="string">
                <text:p>Transcripts with certain junctions supported by reads</text:p>
              </table:table-cell>
              <table:table-cell office:value-type="string">
                <text:p>Transcripts without valda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492">
                <text:p>492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484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257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333">
                <text:p>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0.668cm" svg:y="2.609cm" style:legend-expansion="high" chart:style-name="ch4"/>
        <chart:plot-area chart:style-name="ch5" chart:data-source-has-labels="both" svg:x="1.331cm" svg:y="2.138cm" svg:width="9.017cm" svg:height="5.701cm">
          <chartooo:coordinate-region svg:x="2.455cm" svg:y="2.337cm" svg:width="7.893cm" svg:height="4.855cm"/>
          <chart:axis chart:dimension="x" chart:name="primary-x" chart:style-name="ch6" chartooo:axis-type="auto">
            <chartooo:date-scale/>
            <chart:title svg:x="5.2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series chart:style-name="ch13" chart:values-cell-range-address="local-table.$D$2:.$D$4" chart:label-cell-address="local-table.$D$1" chart:class="chart:bar">
            <chart:data-point chart:repeated="3"/>
          </chart:series>
          <chart:series chart:style-name="ch14" chart:values-cell-range-address="local-table.$E$2:.$E$4" chart:label-cell-address="local-table.$E$1" chart:class="chart:bar">
            <chart:data-point chart:repeated="3"/>
          </chart:series>
          <chart:series chart:style-name="ch15" chart:values-cell-range-address="local-table.$F$2:.$F$4" chart:label-cell-address="local-table.$F$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ready existing transcripts</text:p>
              </table:table-cell>
              <table:table-cell office:value-type="string">
                <text:p>Transcripts with validation by new annotations</text:p>
              </table:table-cell>
              <table:table-cell office:value-type="string">
                <text:p>Transcripts with read-supported junctions</text:p>
              </table:table-cell>
              <table:table-cell office:value-type="string">
                <text:p>Transcripts with certain junctions supported by reads</text:p>
              </table:table-cell>
              <table:table-cell office:value-type="string">
                <text:p>Transcripts without valda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492">
                <text:p>492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484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257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333">
                <text:p>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1.541cm" svg:y="3.952cm" style:legend-expansion="high" chart:style-name="ch4"/>
        <chart:plot-area chart:style-name="ch5" chart:data-source-has-labels="both" svg:x="1.331cm" svg:y="2.138cm" svg:width="9.89cm" svg:height="5.701cm">
          <chartooo:coordinate-region svg:x="2.455cm" svg:y="2.337cm" svg:width="8.766cm" svg:height="4.855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</table:table-cell>
              <table:table-cell office:value-type="string">
                <text:p>Unconfirmed predic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550">
                <text:p>5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562">
                <text:p>56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545">
                <text:p>545</text:p>
              </table:table-cell>
              <table:table-cell office:value-type="float" office:value="334">
                <text:p>33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title svg:x="5.251cm" svg:y="0.316cm" chart:style-name="ch2">
          <text:p>Prediction validation status</text:p>
        </chart:title>
        <chart:subtitle svg:x="3.902cm" svg:y="1.275cm" chart:style-name="ch3">
          <text:p>based on the 253 structurally conserved genes</text:p>
        </chart:subtitle>
        <chart:legend chart:legend-position="end" svg:x="11.555cm" svg:y="3.955cm" style:legend-expansion="high" chart:style-name="ch4"/>
        <chart:plot-area chart:style-name="ch5" table:cell-range-address="253_JS_ens90.D28:253_JS_ens90.F30 253_JS_ens90.E27:253_JS_ens90.F27" chart:data-source-has-labels="both" svg:x="1.331cm" svg:y="2.138cm" svg:width="9.904cm" svg:height="5.707cm">
          <chartooo:coordinate-region svg:x="2.323cm" svg:y="2.337cm" svg:width="8.912cm" svg:height="4.861cm"/>
          <chart:axis chart:dimension="x" chart:name="primary-x" chart:style-name="ch6" chartooo:axis-type="auto">
            <chartooo:date-scale/>
            <chart:title svg:x="5.644cm" svg:y="8.025cm" chart:style-name="ch7">
              <text:p>Species</text:p>
            </chart:title>
            <chart:categories table:cell-range-address="253_JS_ens90.D28:253_JS_ens90.D30"/>
          </chart:axis>
          <chart:axis chart:dimension="y" chart:name="primary-y" chart:style-name="ch8">
            <chart:title svg:x="0.451cm" svg:y="6.583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253_JS_ens90.E28:253_JS_ens90.E30" chart:label-cell-address="253_JS_ens90.E27:253_JS_ens90.E27" chart:class="chart:bar">
            <chart:data-point chart:repeated="3"/>
          </chart:series>
          <chart:series chart:style-name="ch12" chart:values-cell-range-address="253_JS_ens90.F28:253_JS_ens90.F30" chart:label-cell-address="253_JS_ens90.F27:253_JS_ens90.F2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  <draw:g>
                  <svg:desc>253_JS_ens90.E27:253_JS_ens90.E27</svg:desc>
                </draw:g>
              </table:table-cell>
              <table:table-cell office:value-type="string">
                <text:p>Unconfirmed predictions</text:p>
                <draw:g>
                  <svg:desc>253_JS_ens90.F27:253_JS_ens90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253_JS_ens90.D28:253_JS_ens90.D30</svg:desc>
                </draw:g>
              </table:table-cell>
              <table:table-cell office:value-type="float" office:value="581">
                <text:p>581</text:p>
                <draw:g>
                  <svg:desc>253_JS_ens90.E28:253_JS_ens90.E30</svg:desc>
                </draw:g>
              </table:table-cell>
              <table:table-cell office:value-type="float" office:value="91">
                <text:p>91</text:p>
                <draw:g>
                  <svg:desc>253_JS_ens90.F28:253_JS_ens90.F30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596">
                <text:p>59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667">
                <text:p>667</text:p>
              </table:table-cell>
              <table:table-cell office:value-type="float" office:value="212">
                <text:p>2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3cm" svg:height="9.006cm" xlink:href="." xlink:type="simple" chart:class="chart:bar" chart:style-name="ch1">
        <chart:title svg:x="5.25cm" svg:y="0.316cm" chart:style-name="ch2">
          <text:p>Prediction validation status</text:p>
        </chart:title>
        <chart:subtitle svg:x="3.901cm" svg:y="1.275cm" chart:style-name="ch3">
          <text:p>based on the 253 structurally conserved genes</text:p>
        </chart:subtitle>
        <chart:legend chart:legend-position="end" svg:x="11.554cm" svg:y="3.955cm" style:legend-expansion="high" chart:style-name="ch4"/>
        <chart:plot-area chart:style-name="ch5" chart:data-source-has-labels="both" svg:x="1.331cm" svg:y="2.138cm" svg:width="9.903cm" svg:height="5.707cm">
          <chartooo:coordinate-region svg:x="2.323cm" svg:y="2.337cm" svg:width="8.911cm" svg:height="4.861cm"/>
          <chart:axis chart:dimension="x" chart:name="primary-x" chart:style-name="ch6" chartooo:axis-type="auto">
            <chartooo:date-scale/>
            <chart:title svg:x="5.643cm" svg:y="8.025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583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</table:table-cell>
              <table:table-cell office:value-type="string">
                <text:p>Unconfirmed predic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550">
                <text:p>5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562">
                <text:p>56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545">
                <text:p>545</text:p>
              </table:table-cell>
              <table:table-cell office:value-type="float" office:value="334">
                <text:p>33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2.479cm" svg:y="1.275cm" chart:style-name="ch3">
          <text:p>Based on the 135 structurally and functionally conserved genes</text:p>
        </chart:subtitle>
        <chart:legend chart:legend-position="end" svg:x="11.541cm" svg:y="3.952cm" style:legend-expansion="high" chart:style-name="ch4"/>
        <chart:plot-area chart:style-name="ch5" table:cell-range-address="135_JS_ens90.D28:135_JS_ens90.F30 135_JS_ens90.E27:135_JS_ens90.F27" chart:data-source-has-labels="both" svg:x="1.331cm" svg:y="2.138cm" svg:width="9.89cm" svg:height="5.701cm">
          <chartooo:coordinate-region svg:x="2.455cm" svg:y="2.337cm" svg:width="8.766cm" svg:height="4.855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135_JS_ens90.D28:135_JS_ens90.D30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135_JS_ens90.E28:135_JS_ens90.E30" chart:label-cell-address="135_JS_ens90.E27:135_JS_ens90.E27" chart:class="chart:bar">
            <chart:data-point chart:repeated="3"/>
          </chart:series>
          <chart:series chart:style-name="ch12" chart:values-cell-range-address="135_JS_ens90.F28:135_JS_ens90.F30" chart:label-cell-address="135_JS_ens90.F27:135_JS_ens90.F2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  <draw:g>
                  <svg:desc>135_JS_ens90.E27:135_JS_ens90.E27</svg:desc>
                </draw:g>
              </table:table-cell>
              <table:table-cell office:value-type="string">
                <text:p>Unconfirmed predictions</text:p>
                <draw:g>
                  <svg:desc>135_JS_ens90.F27:135_JS_ens90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135_JS_ens90.D28:135_JS_ens90.D30</svg:desc>
                </draw:g>
              </table:table-cell>
              <table:table-cell office:value-type="float" office:value="307">
                <text:p>307</text:p>
                <draw:g>
                  <svg:desc>135_JS_ens90.E28:135_JS_ens90.E30</svg:desc>
                </draw:g>
              </table:table-cell>
              <table:table-cell office:value-type="float" office:value="46">
                <text:p>46</text:p>
                <draw:g>
                  <svg:desc>135_JS_ens90.F28:135_JS_ens90.F30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302">
                <text:p>3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379">
                <text:p>379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2.479cm" svg:y="1.275cm" chart:style-name="ch3">
          <text:p>Based on the 135 structurally and functionally conserved genes</text:p>
        </chart:subtitle>
        <chart:legend chart:legend-position="end" svg:x="10.668cm" svg:y="2.609cm" style:legend-expansion="high" chart:style-name="ch4"/>
        <chart:plot-area chart:style-name="ch5" table:cell-range-address="135_JS_ens90.A2:135_JS_ens90.F4 135_JS_ens90.B1:135_JS_ens90.F1" chart:data-source-has-labels="both" svg:x="1.331cm" svg:y="2.138cm" svg:width="9.017cm" svg:height="5.701cm">
          <chartooo:coordinate-region svg:x="2.138cm" svg:y="2.338cm" svg:width="8.21cm" svg:height="4.854cm"/>
          <chart:axis chart:dimension="x" chart:name="primary-x" chart:style-name="ch6" chartooo:axis-type="auto">
            <chartooo:date-scale/>
            <chart:title svg:x="5.2cm" svg:y="8.019cm" chart:style-name="ch7">
              <text:p>Species</text:p>
            </chart:title>
            <chart:categories table:cell-range-address="135_JS_ens90.A2:135_JS_ens90.A4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135_JS_ens90.B2:135_JS_ens90.B4" chart:label-cell-address="135_JS_ens90.B1:135_JS_ens90.B1" chart:class="chart:bar">
            <chart:data-point chart:repeated="3"/>
          </chart:series>
          <chart:series chart:style-name="ch12" chart:values-cell-range-address="135_JS_ens90.C2:135_JS_ens90.C4" chart:label-cell-address="135_JS_ens90.C1:135_JS_ens90.C1" chart:class="chart:bar">
            <chart:data-point/>
            <chart:data-point chart:style-name="ch13"/>
            <chart:data-point/>
          </chart:series>
          <chart:series chart:style-name="ch14" chart:values-cell-range-address="135_JS_ens90.D2:135_JS_ens90.D4" chart:label-cell-address="135_JS_ens90.D1:135_JS_ens90.D1" chart:class="chart:bar">
            <chart:data-point chart:repeated="3"/>
          </chart:series>
          <chart:series chart:style-name="ch15" chart:values-cell-range-address="135_JS_ens90.E2:135_JS_ens90.E4" chart:label-cell-address="135_JS_ens90.E1:135_JS_ens90.E1" chart:class="chart:bar">
            <chart:data-point/>
            <chart:data-point chart:style-name="ch13"/>
            <chart:data-point/>
          </chart:series>
          <chart:series chart:style-name="ch16" chart:values-cell-range-address="135_JS_ens90.F2:135_JS_ens90.F4" chart:label-cell-address="135_JS_ens90.F1:135_JS_ens90.F1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ready existing transcripts</text:p>
                <draw:g>
                  <svg:desc>135_JS_ens90.B1:135_JS_ens90.B1</svg:desc>
                </draw:g>
              </table:table-cell>
              <table:table-cell office:value-type="string">
                <text:p>Transcripts with validation by new annotations</text:p>
                <draw:g>
                  <svg:desc>135_JS_ens90.C1:135_JS_ens90.C1</svg:desc>
                </draw:g>
              </table:table-cell>
              <table:table-cell office:value-type="string">
                <text:p>Transcripts with read-supported junctions</text:p>
                <draw:g>
                  <svg:desc>135_JS_ens90.D1:135_JS_ens90.D1</svg:desc>
                </draw:g>
              </table:table-cell>
              <table:table-cell office:value-type="string">
                <text:p>Transcripts with certain junctions supported by reads</text:p>
                <draw:g>
                  <svg:desc>135_JS_ens90.E1:135_JS_ens90.E1</svg:desc>
                </draw:g>
              </table:table-cell>
              <table:table-cell office:value-type="string">
                <text:p>Transcripts without valdations</text:p>
                <draw:g>
                  <svg:desc>135_JS_ens90.F1:135_JS_ens9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135_JS_ens90.A2:135_JS_ens90.A4</svg:desc>
                </draw:g>
              </table:table-cell>
              <table:table-cell office:value-type="float" office:value="255">
                <text:p>255</text:p>
                <draw:g>
                  <svg:desc>135_JS_ens90.B2:135_JS_ens90.B4</svg:desc>
                </draw:g>
              </table:table-cell>
              <table:table-cell office:value-type="float" office:value="26">
                <text:p>26</text:p>
                <draw:g>
                  <svg:desc>135_JS_ens90.C2:135_JS_ens90.C4</svg:desc>
                </draw:g>
              </table:table-cell>
              <table:table-cell office:value-type="float" office:value="26">
                <text:p>26</text:p>
                <draw:g>
                  <svg:desc>135_JS_ens90.D2:135_JS_ens90.D4</svg:desc>
                </draw:g>
              </table:table-cell>
              <table:table-cell office:value-type="float" office:value="1">
                <text:p>1</text:p>
                <draw:g>
                  <svg:desc>135_JS_ens90.E2:135_JS_ens90.E4</svg:desc>
                </draw:g>
              </table:table-cell>
              <table:table-cell office:value-type="float" office:value="45">
                <text:p>45</text:p>
                <draw:g>
                  <svg:desc>135_JS_ens90.F2:135_JS_ens90.F4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248">
                <text:p>248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140">
                <text:p>140</text:p>
              </table:table-cell>
              <table:table-cell office:value-type="float" office:value="185">
                <text:p>18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three-dimensional="true" chart:solid-type="cylinder"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olid-type="cylinder" chart:link-data-style-to-source="true"/>
      <style:graphic-properties draw:fill-color="#ff8000" dr3d:edge-rounding="5%"/>
      <style:text-properties fo:font-size="10pt" style:font-size-asian="10pt" style:font-size-complex="10pt"/>
    </style:style>
    <style:style style:name="ch7" style:family="chart">
      <style:chart-properties chart:solid-type="cylinder"/>
    </style:style>
    <style:style style:name="ch8" style:family="chart" style:data-style-name="N0">
      <style:chart-properties chart:solid-type="cylinder" chart:link-data-style-to-source="true"/>
      <style:graphic-properties draw:fill-color="#81d41a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ffffff"/>
    </style:style>
  </office:automatic-styles>
  <office:body>
    <office:chart>
      <chart:chart svg:width="20.288cm" svg:height="5.17cm" xlink:href=".." xlink:type="simple" chart:class="chart:bar" chart:style-name="ch1">
        <chart:legend chart:legend-position="end" svg:x="15.374cm" svg:y="2.116cm" style:legend-expansion="high" chart:style-name="ch2"/>
        <chart:plot-area chart:style-name="ch3" table:cell-range-address="135_JS_ens90.A61:135_JS_ens90.D62" chart:data-source-has-labels="column" svg:x="0.343cm" svg:y="0.183cm" svg:width="14.743cm" svg:height="5.6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21cm" svg:y="0.183cm" svg:width="15.01cm" svg:height="4.95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/>
          <chart:axis chart:dimension="z" chart:name="primary-z" chart:style-name="ch4"/>
          <chart:series chart:style-name="ch6" chart:values-cell-range-address="135_JS_ens90.B61:135_JS_ens90.D61" chart:label-cell-address="135_JS_ens90.A61:135_JS_ens90.A61" chart:class="chart:bar">
            <chart:data-point/>
            <chart:data-point chart:style-name="ch7" chart:repeated="2"/>
          </chart:series>
          <chart:series chart:style-name="ch8" chart:values-cell-range-address="135_JS_ens90.B62:135_JS_ens90.D62" chart:label-cell-address="135_JS_ens90.A62:135_JS_ens90.A6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Gènes avec des tr prédits</text:p>
                <draw:g>
                  <svg:desc>135_JS_ens90.A61:135_JS_ens90.A61</svg:desc>
                </draw:g>
              </table:table-cell>
              <table:table-cell office:value-type="float" office:value="65">
                <text:p>65</text:p>
                <draw:g>
                  <svg:desc>135_JS_ens90.B61:135_JS_ens90.D61</svg:desc>
                </draw:g>
              </table:table-cell>
              <table:table-cell office:value-type="float" office:value="74">
                <text:p>7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Gènes avec tous leurs tr connus</text:p>
                <draw:g>
                  <svg:desc>135_JS_ens90.A62:135_JS_ens90.A62</svg:desc>
                </draw:g>
              </table:table-cell>
              <table:table-cell office:value-type="float" office:value="70">
                <text:p>70</text:p>
                <draw:g>
                  <svg:desc>135_JS_ens90.B62:135_JS_ens90.D6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bbe33d" dr3d:edge-rounding="5%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2.479cm" svg:y="1.275cm" chart:style-name="ch3">
          <text:p>Based on the 135 structurally and functionally conserved genes</text:p>
        </chart:subtitle>
        <chart:legend chart:legend-position="end" svg:x="10.615cm" svg:y="2.411cm" style:legend-expansion="high" chart:style-name="ch4"/>
        <chart:plot-area chart:style-name="ch5" table:cell-range-address="135_JS_ens90_update.A2:135_JS_ens90_update.F4 135_JS_ens90_update.B1:135_JS_ens90_update.F1" chart:data-source-has-labels="both" svg:x="1.331cm" svg:y="2.138cm" svg:width="8.964cm" svg:height="5.701cm">
          <chartooo:coordinate-region svg:x="2.455cm" svg:y="2.337cm" svg:width="7.84cm" svg:height="4.855cm"/>
          <chart:axis chart:dimension="x" chart:name="primary-x" chart:style-name="ch6" chartooo:axis-type="auto">
            <chartooo:date-scale/>
            <chart:title svg:x="5.174cm" svg:y="8.019cm" chart:style-name="ch7">
              <text:p>Species</text:p>
            </chart:title>
            <chart:categories table:cell-range-address="135_JS_ens90_update.A2:135_JS_ens90_update.A4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135_JS_ens90_update.B2:135_JS_ens90_update.B4" chart:label-cell-address="135_JS_ens90_update.B1:135_JS_ens90_update.B1" chart:class="chart:bar">
            <chart:data-point chart:repeated="3"/>
          </chart:series>
          <chart:series chart:style-name="ch12" chart:values-cell-range-address="135_JS_ens90_update.C2:135_JS_ens90_update.C4" chart:label-cell-address="135_JS_ens90_update.C1:135_JS_ens90_update.C1" chart:class="chart:bar">
            <chart:data-point chart:repeated="3"/>
          </chart:series>
          <chart:series chart:style-name="ch13" chart:values-cell-range-address="135_JS_ens90_update.D2:135_JS_ens90_update.D4" chart:label-cell-address="135_JS_ens90_update.D1:135_JS_ens90_update.D1" chart:class="chart:bar">
            <chart:data-point chart:repeated="3"/>
          </chart:series>
          <chart:series chart:style-name="ch14" chart:values-cell-range-address="135_JS_ens90_update.E2:135_JS_ens90_update.E4" chart:label-cell-address="135_JS_ens90_update.E1:135_JS_ens90_update.E1" chart:class="chart:bar">
            <chart:data-point/>
            <chart:data-point chart:style-name="ch15"/>
            <chart:data-point/>
          </chart:series>
          <chart:series chart:style-name="ch16" chart:values-cell-range-address="135_JS_ens90_update.F2:135_JS_ens90_update.F4" chart:label-cell-address="135_JS_ens90_update.F1:135_JS_ens90_update.F1" chart:class="chart:bar">
            <chart:data-point chart:style-name="ch15"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déjà connus</text:p>
                <draw:g>
                  <svg:desc>135_JS_ens90_update.B1:135_JS_ens90_update.B1</svg:desc>
                </draw:g>
              </table:table-cell>
              <table:table-cell office:value-type="string">
                <text:p>Transcrits prédits retrouvés dans des annotations</text:p>
                <draw:g>
                  <svg:desc>135_JS_ens90_update.C1:135_JS_ens90_update.C1</svg:desc>
                </draw:g>
              </table:table-cell>
              <table:table-cell office:value-type="string">
                <text:p>Transcripts prédits portés par des reads</text:p>
                <draw:g>
                  <svg:desc>135_JS_ens90_update.D1:135_JS_ens90_update.D1</svg:desc>
                </draw:g>
              </table:table-cell>
              <table:table-cell office:value-type="string">
                <text:p>Transcripts prédits avec des JS portés par des reads</text:p>
                <draw:g>
                  <svg:desc>135_JS_ens90_update.E1:135_JS_ens90_update.E1</svg:desc>
                </draw:g>
              </table:table-cell>
              <table:table-cell office:value-type="string">
                <text:p>Transcripts prédits avec des JS non portés par des reads</text:p>
                <draw:g>
                  <svg:desc>135_JS_ens90_update.F1:135_JS_ens90_updat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135_JS_ens90_update.A2:135_JS_ens90_update.A4</svg:desc>
                </draw:g>
              </table:table-cell>
              <table:table-cell office:value-type="float" office:value="255">
                <text:p>255</text:p>
                <draw:g>
                  <svg:desc>135_JS_ens90_update.B2:135_JS_ens90_update.B4</svg:desc>
                </draw:g>
              </table:table-cell>
              <table:table-cell office:value-type="float" office:value="26">
                <text:p>26</text:p>
                <draw:g>
                  <svg:desc>135_JS_ens90_update.C2:135_JS_ens90_update.C4</svg:desc>
                </draw:g>
              </table:table-cell>
              <table:table-cell office:value-type="float" office:value="28">
                <text:p>28</text:p>
                <draw:g>
                  <svg:desc>135_JS_ens90_update.D2:135_JS_ens90_update.D4</svg:desc>
                </draw:g>
              </table:table-cell>
              <table:table-cell office:value-type="float" office:value="26">
                <text:p>26</text:p>
                <draw:g>
                  <svg:desc>135_JS_ens90_update.E2:135_JS_ens90_update.E4</svg:desc>
                </draw:g>
              </table:table-cell>
              <table:table-cell office:value-type="float" office:value="18">
                <text:p>18</text:p>
                <draw:g>
                  <svg:desc>135_JS_ens90_update.F2:135_JS_ens90_update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248">
                <text:p>248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140">
                <text:p>140</text:p>
              </table:table-cell>
              <table:table-cell office:value-type="float" office:value="185">
                <text:p>185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bbe3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2.479cm" svg:y="1.275cm" chart:style-name="ch3">
          <text:p>Based on the 135 structurally and functionally conserved genes</text:p>
        </chart:subtitle>
        <chart:legend chart:legend-position="end" svg:x="10.615cm" svg:y="2.411cm" style:legend-expansion="high" chart:style-name="ch4"/>
        <chart:plot-area chart:style-name="ch5" table:cell-range-address="135_JS_ens90_update.A2:135_JS_ens90_update.F4 135_JS_ens90_update.B1:135_JS_ens90_update.F1" chart:data-source-has-labels="both" svg:x="1.331cm" svg:y="2.138cm" svg:width="8.964cm" svg:height="5.701cm">
          <chartooo:coordinate-region svg:x="2.138cm" svg:y="2.338cm" svg:width="8.157cm" svg:height="4.854cm"/>
          <chart:axis chart:dimension="x" chart:name="primary-x" chart:style-name="ch6" chartooo:axis-type="auto">
            <chartooo:date-scale/>
            <chart:title svg:x="5.174cm" svg:y="8.019cm" chart:style-name="ch7">
              <text:p>Species</text:p>
            </chart:title>
            <chart:categories table:cell-range-address="135_JS_ens90_update.A2:135_JS_ens90_update.A4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135_JS_ens90_update.B2:135_JS_ens90_update.B4" chart:label-cell-address="135_JS_ens90_update.B1:135_JS_ens90_update.B1" chart:class="chart:bar">
            <chart:data-point chart:repeated="3"/>
          </chart:series>
          <chart:series chart:style-name="ch12" chart:values-cell-range-address="135_JS_ens90_update.C2:135_JS_ens90_update.C4" chart:label-cell-address="135_JS_ens90_update.C1:135_JS_ens90_update.C1" chart:class="chart:bar">
            <chart:data-point/>
            <chart:data-point chart:style-name="ch13"/>
            <chart:data-point/>
          </chart:series>
          <chart:series chart:style-name="ch14" chart:values-cell-range-address="135_JS_ens90_update.D2:135_JS_ens90_update.D4" chart:label-cell-address="135_JS_ens90_update.D1:135_JS_ens90_update.D1" chart:class="chart:bar">
            <chart:data-point chart:repeated="3"/>
          </chart:series>
          <chart:series chart:style-name="ch15" chart:values-cell-range-address="135_JS_ens90_update.E2:135_JS_ens90_update.E4" chart:label-cell-address="135_JS_ens90_update.E1:135_JS_ens90_update.E1" chart:class="chart:bar">
            <chart:data-point/>
            <chart:data-point chart:style-name="ch13"/>
            <chart:data-point/>
          </chart:series>
          <chart:series chart:style-name="ch16" chart:values-cell-range-address="135_JS_ens90_update.F2:135_JS_ens90_update.F4" chart:label-cell-address="135_JS_ens90_update.F1:135_JS_ens90_update.F1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déjà connus</text:p>
                <draw:g>
                  <svg:desc>135_JS_ens90_update.B1:135_JS_ens90_update.B1</svg:desc>
                </draw:g>
              </table:table-cell>
              <table:table-cell office:value-type="string">
                <text:p>Transcrits prédits retrouvés dans des annotations</text:p>
                <draw:g>
                  <svg:desc>135_JS_ens90_update.C1:135_JS_ens90_update.C1</svg:desc>
                </draw:g>
              </table:table-cell>
              <table:table-cell office:value-type="string">
                <text:p>Transcripts prédits portés par des reads</text:p>
                <draw:g>
                  <svg:desc>135_JS_ens90_update.D1:135_JS_ens90_update.D1</svg:desc>
                </draw:g>
              </table:table-cell>
              <table:table-cell office:value-type="string">
                <text:p>Transcripts prédits avec des JS portés par des reads</text:p>
                <draw:g>
                  <svg:desc>135_JS_ens90_update.E1:135_JS_ens90_update.E1</svg:desc>
                </draw:g>
              </table:table-cell>
              <table:table-cell office:value-type="string">
                <text:p>Transcripts prédits avec des JS non portés par des reads</text:p>
                <draw:g>
                  <svg:desc>135_JS_ens90_update.F1:135_JS_ens90_updat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135_JS_ens90_update.A2:135_JS_ens90_update.A4</svg:desc>
                </draw:g>
              </table:table-cell>
              <table:table-cell office:value-type="float" office:value="255">
                <text:p>255</text:p>
                <draw:g>
                  <svg:desc>135_JS_ens90_update.B2:135_JS_ens90_update.B4</svg:desc>
                </draw:g>
              </table:table-cell>
              <table:table-cell office:value-type="float" office:value="26">
                <text:p>26</text:p>
                <draw:g>
                  <svg:desc>135_JS_ens90_update.C2:135_JS_ens90_update.C4</svg:desc>
                </draw:g>
              </table:table-cell>
              <table:table-cell office:value-type="float" office:value="28">
                <text:p>28</text:p>
                <draw:g>
                  <svg:desc>135_JS_ens90_update.D2:135_JS_ens90_update.D4</svg:desc>
                </draw:g>
              </table:table-cell>
              <table:table-cell office:value-type="float" office:value="26">
                <text:p>26</text:p>
                <draw:g>
                  <svg:desc>135_JS_ens90_update.E2:135_JS_ens90_update.E4</svg:desc>
                </draw:g>
              </table:table-cell>
              <table:table-cell office:value-type="float" office:value="18">
                <text:p>18</text:p>
                <draw:g>
                  <svg:desc>135_JS_ens90_update.F2:135_JS_ens90_update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248">
                <text:p>248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140">
                <text:p>140</text:p>
              </table:table-cell>
              <table:table-cell office:value-type="float" office:value="185">
                <text:p>185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2.413cm" svg:y="1.275cm" chart:style-name="ch3">
          <text:p>Based on the 135 structurally and functionnaly conserved genes</text:p>
        </chart:subtitle>
        <chart:legend chart:legend-position="end" svg:x="11.541cm" svg:y="3.952cm" style:legend-expansion="high" chart:style-name="ch4"/>
        <chart:plot-area chart:style-name="ch5" table:cell-range-address="135_JS_ens90.D28:135_JS_ens90.F30 135_JS_ens90.E27:135_JS_ens90.F27" chart:data-source-has-labels="both" svg:x="1.331cm" svg:y="2.138cm" svg:width="9.89cm" svg:height="5.701cm">
          <chartooo:coordinate-region svg:x="2.138cm" svg:y="2.338cm" svg:width="9.083cm" svg:height="4.854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135_JS_ens90.D28:135_JS_ens90.D30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135_JS_ens90.E28:135_JS_ens90.E30" chart:label-cell-address="135_JS_ens90.E27:135_JS_ens90.E27" chart:class="chart:bar">
            <chart:data-point chart:repeated="3"/>
          </chart:series>
          <chart:series chart:style-name="ch12" chart:values-cell-range-address="135_JS_ens90.F28:135_JS_ens90.F30" chart:label-cell-address="135_JS_ens90.F27:135_JS_ens90.F2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  <draw:g>
                  <svg:desc>135_JS_ens90.E27:135_JS_ens90.E27</svg:desc>
                </draw:g>
              </table:table-cell>
              <table:table-cell office:value-type="string">
                <text:p>Unconfirmed predictions</text:p>
                <draw:g>
                  <svg:desc>135_JS_ens90.F27:135_JS_ens90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135_JS_ens90.D28:135_JS_ens90.D30</svg:desc>
                </draw:g>
              </table:table-cell>
              <table:table-cell office:value-type="float" office:value="307">
                <text:p>307</text:p>
                <draw:g>
                  <svg:desc>135_JS_ens90.E28:135_JS_ens90.E30</svg:desc>
                </draw:g>
              </table:table-cell>
              <table:table-cell office:value-type="float" office:value="46">
                <text:p>46</text:p>
                <draw:g>
                  <svg:desc>135_JS_ens90.F28:135_JS_ens90.F30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302">
                <text:p>3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379">
                <text:p>379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a933" draw:fill-hatch-name="Black_20_45_20_Degrees" draw:fill-hatch-solid="tru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hatch" draw:fill-color="#bbe33d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bbe33d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ff00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0.615cm" svg:y="2.411cm" style:legend-expansion="high" chart:style-name="ch4"/>
        <chart:plot-area chart:style-name="ch5" table:cell-range-address="253_JS_ens90_update.A1:253_JS_ens90_update.F4" chart:data-source-has-labels="both" svg:x="1.331cm" svg:y="2.138cm" svg:width="8.964cm" svg:height="5.701cm">
          <chartooo:coordinate-region svg:x="2.323cm" svg:y="2.338cm" svg:width="7.972cm" svg:height="4.854cm"/>
          <chart:axis chart:dimension="x" chart:name="primary-x" chart:style-name="ch6" chartooo:axis-type="auto">
            <chartooo:date-scale/>
            <chart:title svg:x="5.174cm" svg:y="8.019cm" chart:style-name="ch7">
              <text:p>Species</text:p>
            </chart:title>
            <chart:categories table:cell-range-address="253_JS_ens90_update.A2:253_JS_ens90_update.A4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253_JS_ens90_update.B2:253_JS_ens90_update.B4" chart:label-cell-address="253_JS_ens90_update.B1:253_JS_ens90_update.B1" chart:class="chart:bar">
            <chart:data-point chart:repeated="3"/>
          </chart:series>
          <chart:series chart:style-name="ch12" chart:values-cell-range-address="253_JS_ens90_update.C2:253_JS_ens90_update.C4" chart:label-cell-address="253_JS_ens90_update.C1:253_JS_ens90_update.C1" chart:class="chart:bar">
            <chart:data-point chart:repeated="3"/>
          </chart:series>
          <chart:series chart:style-name="ch13" chart:values-cell-range-address="253_JS_ens90_update.D2:253_JS_ens90_update.D4" chart:label-cell-address="253_JS_ens90_update.D1:253_JS_ens90_update.D1" chart:class="chart:bar">
            <chart:data-point chart:repeated="3"/>
          </chart:series>
          <chart:series chart:style-name="ch14" chart:values-cell-range-address="253_JS_ens90_update.E2:253_JS_ens90_update.E4" chart:label-cell-address="253_JS_ens90_update.E1:253_JS_ens90_update.E1" chart:class="chart:bar">
            <chart:data-point chart:repeated="3"/>
          </chart:series>
          <chart:series chart:style-name="ch15" chart:values-cell-range-address="253_JS_ens90_update.F2:253_JS_ens90_update.F4" chart:label-cell-address="253_JS_ens90_update.F1:253_JS_ens90_update.F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déjà connus</text:p>
                <draw:g>
                  <svg:desc>253_JS_ens90_update.B1:253_JS_ens90_update.B1</svg:desc>
                </draw:g>
              </table:table-cell>
              <table:table-cell office:value-type="string">
                <text:p>Transcrits prédits retrouvés dans des annotations</text:p>
                <draw:g>
                  <svg:desc>253_JS_ens90_update.C1:253_JS_ens90_update.C1</svg:desc>
                </draw:g>
              </table:table-cell>
              <table:table-cell office:value-type="string">
                <text:p>Transcripts prédits portés par des reads</text:p>
                <draw:g>
                  <svg:desc>253_JS_ens90_update.D1:253_JS_ens90_update.D1</svg:desc>
                </draw:g>
              </table:table-cell>
              <table:table-cell office:value-type="string">
                <text:p>Transcripts prédits avec des JS portés par des reads</text:p>
                <draw:g>
                  <svg:desc>253_JS_ens90_update.E1:253_JS_ens90_update.E1</svg:desc>
                </draw:g>
              </table:table-cell>
              <table:table-cell office:value-type="string">
                <text:p>Transcripts prédits avec des JS non portés par des reads</text:p>
                <draw:g>
                  <svg:desc>253_JS_ens90_update.F1:253_JS_ens90_updat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253_JS_ens90_update.A2:253_JS_ens90_update.A4</svg:desc>
                </draw:g>
              </table:table-cell>
              <table:table-cell office:value-type="float" office:value="492">
                <text:p>492</text:p>
                <draw:g>
                  <svg:desc>253_JS_ens90_update.B2:253_JS_ens90_update.B4</svg:desc>
                </draw:g>
              </table:table-cell>
              <table:table-cell office:value-type="float" office:value="40">
                <text:p>40</text:p>
                <draw:g>
                  <svg:desc>253_JS_ens90_update.C2:253_JS_ens90_update.C4</svg:desc>
                </draw:g>
              </table:table-cell>
              <table:table-cell office:value-type="float" office:value="59">
                <text:p>59</text:p>
                <draw:g>
                  <svg:desc>253_JS_ens90_update.D2:253_JS_ens90_update.D4</svg:desc>
                </draw:g>
              </table:table-cell>
              <table:table-cell office:value-type="float" office:value="49">
                <text:p>49</text:p>
                <draw:g>
                  <svg:desc>253_JS_ens90_update.E2:253_JS_ens90_update.E4</svg:desc>
                </draw:g>
              </table:table-cell>
              <table:table-cell office:value-type="float" office:value="32">
                <text:p>32</text:p>
                <draw:g>
                  <svg:desc>253_JS_ens90_update.F2:253_JS_ens90_update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484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257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164">
                <text:p>164</text:p>
              </table:table-cell>
              <table:table-cell office:value-type="float" office:value="151">
                <text:p>15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fill="hatch" draw:fill-color="#bbe33d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fill-color="#bbe33d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fill-color="#ff00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0.615cm" svg:y="2.411cm" style:legend-expansion="high" chart:style-name="ch4"/>
        <chart:plot-area chart:style-name="ch5" table:cell-range-address="253_JS_ens90_update.A1:253_JS_ens90_update.F4" chart:data-source-has-labels="both" svg:x="1.331cm" svg:y="2.138cm" svg:width="8.964cm" svg:height="5.701cm">
          <chartooo:coordinate-region svg:x="2.455cm" svg:y="2.337cm" svg:width="7.84cm" svg:height="4.855cm"/>
          <chart:axis chart:dimension="x" chart:name="primary-x" chart:style-name="ch6" chartooo:axis-type="auto">
            <chartooo:date-scale/>
            <chart:title svg:x="5.174cm" svg:y="8.019cm" chart:style-name="ch7">
              <text:p>Species</text:p>
            </chart:title>
            <chart:categories table:cell-range-address="253_JS_ens90_update.A2:253_JS_ens90_update.A4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253_JS_ens90_update.B2:253_JS_ens90_update.B4" chart:label-cell-address="253_JS_ens90_update.B1:253_JS_ens90_update.B1" chart:class="chart:bar">
            <chart:data-point chart:repeated="3"/>
          </chart:series>
          <chart:series chart:style-name="ch12" chart:values-cell-range-address="253_JS_ens90_update.C2:253_JS_ens90_update.C4" chart:label-cell-address="253_JS_ens90_update.C1:253_JS_ens90_update.C1" chart:class="chart:bar">
            <chart:data-point chart:repeated="3"/>
          </chart:series>
          <chart:series chart:style-name="ch13" chart:values-cell-range-address="253_JS_ens90_update.D2:253_JS_ens90_update.D4" chart:label-cell-address="253_JS_ens90_update.D1:253_JS_ens90_update.D1" chart:class="chart:bar">
            <chart:data-point chart:repeated="3"/>
          </chart:series>
          <chart:series chart:style-name="ch14" chart:values-cell-range-address="253_JS_ens90_update.E2:253_JS_ens90_update.E4" chart:label-cell-address="253_JS_ens90_update.E1:253_JS_ens90_update.E1" chart:class="chart:bar">
            <chart:data-point chart:repeated="3"/>
          </chart:series>
          <chart:series chart:style-name="ch15" chart:values-cell-range-address="253_JS_ens90_update.F2:253_JS_ens90_update.F4" chart:label-cell-address="253_JS_ens90_update.F1:253_JS_ens90_update.F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déjà connus</text:p>
                <draw:g>
                  <svg:desc>253_JS_ens90_update.B1:253_JS_ens90_update.B1</svg:desc>
                </draw:g>
              </table:table-cell>
              <table:table-cell office:value-type="string">
                <text:p>Transcrits prédits retrouvés dans des annotations</text:p>
                <draw:g>
                  <svg:desc>253_JS_ens90_update.C1:253_JS_ens90_update.C1</svg:desc>
                </draw:g>
              </table:table-cell>
              <table:table-cell office:value-type="string">
                <text:p>Transcripts prédits portés par des reads</text:p>
                <draw:g>
                  <svg:desc>253_JS_ens90_update.D1:253_JS_ens90_update.D1</svg:desc>
                </draw:g>
              </table:table-cell>
              <table:table-cell office:value-type="string">
                <text:p>Transcripts prédits avec des JS portés par des reads</text:p>
                <draw:g>
                  <svg:desc>253_JS_ens90_update.E1:253_JS_ens90_update.E1</svg:desc>
                </draw:g>
              </table:table-cell>
              <table:table-cell office:value-type="string">
                <text:p>Transcripts prédits avec des JS non portés par des reads</text:p>
                <draw:g>
                  <svg:desc>253_JS_ens90_update.F1:253_JS_ens90_updat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253_JS_ens90_update.A2:253_JS_ens90_update.A4</svg:desc>
                </draw:g>
              </table:table-cell>
              <table:table-cell office:value-type="float" office:value="492">
                <text:p>492</text:p>
                <draw:g>
                  <svg:desc>253_JS_ens90_update.B2:253_JS_ens90_update.B4</svg:desc>
                </draw:g>
              </table:table-cell>
              <table:table-cell office:value-type="float" office:value="40">
                <text:p>40</text:p>
                <draw:g>
                  <svg:desc>253_JS_ens90_update.C2:253_JS_ens90_update.C4</svg:desc>
                </draw:g>
              </table:table-cell>
              <table:table-cell office:value-type="float" office:value="59">
                <text:p>59</text:p>
                <draw:g>
                  <svg:desc>253_JS_ens90_update.D2:253_JS_ens90_update.D4</svg:desc>
                </draw:g>
              </table:table-cell>
              <table:table-cell office:value-type="float" office:value="49">
                <text:p>49</text:p>
                <draw:g>
                  <svg:desc>253_JS_ens90_update.E2:253_JS_ens90_update.E4</svg:desc>
                </draw:g>
              </table:table-cell>
              <table:table-cell office:value-type="float" office:value="32">
                <text:p>32</text:p>
                <draw:g>
                  <svg:desc>253_JS_ens90_update.F2:253_JS_ens90_update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484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257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164">
                <text:p>164</text:p>
              </table:table-cell>
              <table:table-cell office:value-type="float" office:value="151">
                <text:p>15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1.541cm" svg:y="3.952cm" style:legend-expansion="high" chart:style-name="ch4"/>
        <chart:plot-area chart:style-name="ch5" chart:data-source-has-labels="both" svg:x="1.331cm" svg:y="2.138cm" svg:width="9.89cm" svg:height="5.701cm">
          <chartooo:coordinate-region svg:x="2.323cm" svg:y="2.338cm" svg:width="8.898cm" svg:height="4.854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style-name="ch12" chart:repeated="2"/>
            <chart:data-point/>
          </chart:series>
          <chart:series chart:style-name="ch13" chart:values-cell-range-address="local-table.$C$2:.$C$4" chart:label-cell-address="local-table.$C$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</table:table-cell>
              <table:table-cell office:value-type="string">
                <text:p>Unconfirmed predic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640">
                <text:p>6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674">
                <text:p>6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831">
                <text:p>83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1.541cm" svg:y="3.952cm" style:legend-expansion="high" chart:style-name="ch4"/>
        <chart:plot-area chart:style-name="ch5" table:cell-range-address="253_JS_ens90_update.D27:253_JS_ens90_update.F30" chart:data-source-has-labels="both" svg:x="1.331cm" svg:y="2.138cm" svg:width="9.89cm" svg:height="5.701cm">
          <chartooo:coordinate-region svg:x="2.455cm" svg:y="2.337cm" svg:width="8.766cm" svg:height="4.855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253_JS_ens90_update.D28:253_JS_ens90_update.D30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253_JS_ens90_update.E28:253_JS_ens90_update.E30" chart:label-cell-address="253_JS_ens90_update.E27:253_JS_ens90_update.E27" chart:class="chart:bar">
            <chart:data-point chart:repeated="3"/>
          </chart:series>
          <chart:series chart:style-name="ch12" chart:values-cell-range-address="253_JS_ens90_update.F28:253_JS_ens90_update.F30" chart:label-cell-address="253_JS_ens90_update.F27:253_JS_ens90_update.F2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  <draw:g>
                  <svg:desc>253_JS_ens90_update.E27:253_JS_ens90_update.E27</svg:desc>
                </draw:g>
              </table:table-cell>
              <table:table-cell office:value-type="string">
                <text:p>Unconfirmed predictions</text:p>
                <draw:g>
                  <svg:desc>253_JS_ens90_update.F27:253_JS_ens90_update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253_JS_ens90_update.D28:253_JS_ens90_update.D30</svg:desc>
                </draw:g>
              </table:table-cell>
              <table:table-cell office:value-type="float" office:value="640">
                <text:p>640</text:p>
                <draw:g>
                  <svg:desc>253_JS_ens90_update.E28:253_JS_ens90_update.E30</svg:desc>
                </draw:g>
              </table:table-cell>
              <table:table-cell office:value-type="float" office:value="32">
                <text:p>32</text:p>
                <draw:g>
                  <svg:desc>253_JS_ens90_update.F28:253_JS_ens90_update.F30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674">
                <text:p>6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831">
                <text:p>83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three-dimensional="true" chart:solid-type="cylinder" chart:stacked="true" chart:include-hidden-cells="fals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olid-type="cylinder" chart:link-data-style-to-source="true"/>
      <style:graphic-properties draw:fill-color="#ff8000" dr3d:edge-rounding="5%"/>
      <style:text-properties fo:font-size="10pt" style:font-size-asian="10pt" style:font-size-complex="10pt"/>
    </style:style>
    <style:style style:name="ch8" style:family="chart">
      <style:chart-properties chart:solid-type="cylinder"/>
    </style:style>
    <style:style style:name="ch9" style:family="chart" style:data-style-name="N0">
      <style:chart-properties chart:solid-type="cylinder" chart:link-data-style-to-source="true"/>
      <style:graphic-properties draw:fill-color="#81d41a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ffffff"/>
    </style:style>
  </office:automatic-styles>
  <office:body>
    <office:chart>
      <chart:chart svg:width="20.288cm" svg:height="5.17cm" xlink:href="." xlink:type="simple" chart:class="chart:bar" chart:style-name="ch1">
        <chart:legend chart:legend-position="end" svg:x="15.374cm" svg:y="2.116cm" style:legend-expansion="high" chart:style-name="ch2"/>
        <chart:plot-area chart:style-name="ch3" chart:data-source-has-labels="both" svg:x="0.343cm" svg:y="0.183cm" svg:width="14.743cm" svg:height="5.6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21cm" svg:y="0.183cm" svg:width="15.01cm" svg:height="4.95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B$1:.$D$1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D$2" chart:label-cell-address="local-table.$A$2" chart:class="chart:bar">
            <chart:data-point/>
            <chart:data-point chart:style-name="ch8" chart:repeated="2"/>
          </chart:series>
          <chart:series chart:style-name="ch9" chart:values-cell-range-address="local-table.$B$3:.$D$3" chart:label-cell-address="local-table.$A$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Gènes avec des tr prédits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Gènes avec tous leurs tr connus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bbe33d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bar" chart:style-name="ch1">
        <chart:title svg:x="5.243cm" svg:y="0.316cm" chart:style-name="ch2">
          <text:p>Prediction validation status</text:p>
        </chart:title>
        <chart:subtitle svg:x="2.478cm" svg:y="1.275cm" chart:style-name="ch3">
          <text:p>Based on the 135 structurally and functionally conserved genes</text:p>
        </chart:subtitle>
        <chart:legend chart:legend-position="end" svg:x="10.613cm" svg:y="2.415cm" style:legend-expansion="high" chart:style-name="ch4"/>
        <chart:plot-area chart:style-name="ch5" table:cell-range-address="'135_JS_ens90-96-98_ucsc_xbseq_feelnc_update'.A2:'135_JS_ens90-96-98_ucsc_xbseq_feelnc_update'.F4 '135_JS_ens90-96-98_ucsc_xbseq_feelnc_update'.B1:'135_JS_ens90-96-98_ucsc_xbseq_feelnc_update'.F1" chart:data-source-has-labels="both" svg:x="1.33cm" svg:y="2.138cm" svg:width="8.964cm" svg:height="5.709cm">
          <chartooo:coordinate-region svg:x="2.137cm" svg:y="2.337cm" svg:width="8.157cm" svg:height="4.863cm"/>
          <chart:axis chart:dimension="x" chart:name="primary-x" chart:style-name="ch6" chartooo:axis-type="auto">
            <chartooo:date-scale/>
            <chart:title svg:x="5.173cm" svg:y="8.027cm" chart:style-name="ch7">
              <text:p>Species</text:p>
            </chart:title>
            <chart:categories table:cell-range-address="'135_JS_ens90-96-98_ucsc_xbseq_feelnc_update'.A2:'135_JS_ens90-96-98_ucsc_xbseq_feelnc_update'.A4"/>
          </chart:axis>
          <chart:axis chart:dimension="y" chart:name="primary-y" chart:style-name="ch8">
            <chart:title svg:x="0.451cm" svg:y="6.584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'135_JS_ens90-96-98_ucsc_xbseq_feelnc_update'.B2:'135_JS_ens90-96-98_ucsc_xbseq_feelnc_update'.B4" chart:label-cell-address="'135_JS_ens90-96-98_ucsc_xbseq_feelnc_update'.B1:'135_JS_ens90-96-98_ucsc_xbseq_feelnc_update'.B1" chart:class="chart:bar">
            <chart:data-point chart:repeated="3"/>
          </chart:series>
          <chart:series chart:style-name="ch12" chart:values-cell-range-address="'135_JS_ens90-96-98_ucsc_xbseq_feelnc_update'.C2:'135_JS_ens90-96-98_ucsc_xbseq_feelnc_update'.C4" chart:label-cell-address="'135_JS_ens90-96-98_ucsc_xbseq_feelnc_update'.C1:'135_JS_ens90-96-98_ucsc_xbseq_feelnc_update'.C1" chart:class="chart:bar">
            <chart:data-point chart:repeated="3"/>
          </chart:series>
          <chart:series chart:style-name="ch13" chart:values-cell-range-address="'135_JS_ens90-96-98_ucsc_xbseq_feelnc_update'.D2:'135_JS_ens90-96-98_ucsc_xbseq_feelnc_update'.D4" chart:label-cell-address="'135_JS_ens90-96-98_ucsc_xbseq_feelnc_update'.D1:'135_JS_ens90-96-98_ucsc_xbseq_feelnc_update'.D1" chart:class="chart:bar">
            <chart:data-point chart:repeated="3"/>
          </chart:series>
          <chart:series chart:style-name="ch14" chart:values-cell-range-address="'135_JS_ens90-96-98_ucsc_xbseq_feelnc_update'.E2:'135_JS_ens90-96-98_ucsc_xbseq_feelnc_update'.E4" chart:label-cell-address="'135_JS_ens90-96-98_ucsc_xbseq_feelnc_update'.E1:'135_JS_ens90-96-98_ucsc_xbseq_feelnc_update'.E1" chart:class="chart:bar">
            <chart:data-point chart:repeated="3"/>
          </chart:series>
          <chart:series chart:style-name="ch15" chart:values-cell-range-address="'135_JS_ens90-96-98_ucsc_xbseq_feelnc_update'.F2:'135_JS_ens90-96-98_ucsc_xbseq_feelnc_update'.F4" chart:label-cell-address="'135_JS_ens90-96-98_ucsc_xbseq_feelnc_update'.F1:'135_JS_ens90-96-98_ucsc_xbseq_feelnc_update'.F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déjà connus</text:p>
                <draw:g>
                  <svg:desc>'135_JS_ens90-96-98_ucsc_xbseq_feelnc_update'.B1:'135_JS_ens90-96-98_ucsc_xbseq_feelnc_update'.B1</svg:desc>
                </draw:g>
              </table:table-cell>
              <table:table-cell office:value-type="string">
                <text:p>Transcrits prédits retrouvés dans des annotations</text:p>
                <draw:g>
                  <svg:desc>'135_JS_ens90-96-98_ucsc_xbseq_feelnc_update'.C1:'135_JS_ens90-96-98_ucsc_xbseq_feelnc_update'.C1</svg:desc>
                </draw:g>
              </table:table-cell>
              <table:table-cell office:value-type="string">
                <text:p>Transcripts prédits portés par des reads</text:p>
                <draw:g>
                  <svg:desc>'135_JS_ens90-96-98_ucsc_xbseq_feelnc_update'.D1:'135_JS_ens90-96-98_ucsc_xbseq_feelnc_update'.D1</svg:desc>
                </draw:g>
              </table:table-cell>
              <table:table-cell office:value-type="string">
                <text:p>Transcripts prédits avec des JS portés par des reads</text:p>
                <draw:g>
                  <svg:desc>'135_JS_ens90-96-98_ucsc_xbseq_feelnc_update'.E1:'135_JS_ens90-96-98_ucsc_xbseq_feelnc_update'.E1</svg:desc>
                </draw:g>
              </table:table-cell>
              <table:table-cell office:value-type="string">
                <text:p>Transcripts prédits avec des JS non portés par des reads</text:p>
                <draw:g>
                  <svg:desc>'135_JS_ens90-96-98_ucsc_xbseq_feelnc_update'.F1:'135_JS_ens90-96-98_ucsc_xbseq_feelnc_updat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'135_JS_ens90-96-98_ucsc_xbseq_feelnc_update'.A2:'135_JS_ens90-96-98_ucsc_xbseq_feelnc_update'.A4</svg:desc>
                </draw:g>
              </table:table-cell>
              <table:table-cell office:value-type="float" office:value="255">
                <text:p>255</text:p>
                <draw:g>
                  <svg:desc>'135_JS_ens90-96-98_ucsc_xbseq_feelnc_update'.B2:'135_JS_ens90-96-98_ucsc_xbseq_feelnc_update'.B4</svg:desc>
                </draw:g>
              </table:table-cell>
              <table:table-cell office:value-type="float" office:value="26">
                <text:p>26</text:p>
                <draw:g>
                  <svg:desc>'135_JS_ens90-96-98_ucsc_xbseq_feelnc_update'.C2:'135_JS_ens90-96-98_ucsc_xbseq_feelnc_update'.C4</svg:desc>
                </draw:g>
              </table:table-cell>
              <table:table-cell office:value-type="float" office:value="47">
                <text:p>47</text:p>
                <draw:g>
                  <svg:desc>'135_JS_ens90-96-98_ucsc_xbseq_feelnc_update'.D2:'135_JS_ens90-96-98_ucsc_xbseq_feelnc_update'.D4</svg:desc>
                </draw:g>
              </table:table-cell>
              <table:table-cell office:value-type="float" office:value="10">
                <text:p>10</text:p>
                <draw:g>
                  <svg:desc>'135_JS_ens90-96-98_ucsc_xbseq_feelnc_update'.E2:'135_JS_ens90-96-98_ucsc_xbseq_feelnc_update'.E4</svg:desc>
                </draw:g>
              </table:table-cell>
              <table:table-cell office:value-type="float" office:value="15">
                <text:p>15</text:p>
                <draw:g>
                  <svg:desc>'135_JS_ens90-96-98_ucsc_xbseq_feelnc_update'.F2:'135_JS_ens90-96-98_ucsc_xbseq_feelnc_update'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248">
                <text:p>248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140">
                <text:p>140</text:p>
              </table:table-cell>
              <table:table-cell office:value-type="float" office:value="185">
                <text:p>185</text:p>
              </table:table-cell>
              <table:table-cell office:value-type="float" office:value="105">
                <text:p>10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2.413cm" svg:y="1.275cm" chart:style-name="ch3">
          <text:p>Based on the 135 structurally and functionnaly conserved genes</text:p>
        </chart:subtitle>
        <chart:legend chart:legend-position="end" svg:x="11.541cm" svg:y="3.952cm" style:legend-expansion="high" chart:style-name="ch4"/>
        <chart:plot-area chart:style-name="ch5" table:cell-range-address="135_JS_ens90.D28:135_JS_ens90.F30 135_JS_ens90.E27:135_JS_ens90.F27" chart:data-source-has-labels="both" svg:x="1.331cm" svg:y="2.138cm" svg:width="9.89cm" svg:height="5.701cm">
          <chartooo:coordinate-region svg:x="2.138cm" svg:y="2.338cm" svg:width="9.083cm" svg:height="4.854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135_JS_ens90.D28:135_JS_ens90.D30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135_JS_ens90.E28:135_JS_ens90.E30" chart:label-cell-address="135_JS_ens90.E27:135_JS_ens90.E27" chart:class="chart:bar">
            <chart:data-point chart:repeated="3"/>
          </chart:series>
          <chart:series chart:style-name="ch12" chart:values-cell-range-address="135_JS_ens90.F28:135_JS_ens90.F30" chart:label-cell-address="135_JS_ens90.F27:135_JS_ens90.F2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  <draw:g>
                  <svg:desc>135_JS_ens90.E27:135_JS_ens90.E27</svg:desc>
                </draw:g>
              </table:table-cell>
              <table:table-cell office:value-type="string">
                <text:p>Unconfirmed predictions</text:p>
                <draw:g>
                  <svg:desc>135_JS_ens90.F27:135_JS_ens90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135_JS_ens90.D28:135_JS_ens90.D30</svg:desc>
                </draw:g>
              </table:table-cell>
              <table:table-cell office:value-type="float" office:value="307">
                <text:p>307</text:p>
                <draw:g>
                  <svg:desc>135_JS_ens90.E28:135_JS_ens90.E30</svg:desc>
                </draw:g>
              </table:table-cell>
              <table:table-cell office:value-type="float" office:value="46">
                <text:p>46</text:p>
                <draw:g>
                  <svg:desc>135_JS_ens90.F28:135_JS_ens90.F30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302">
                <text:p>3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379">
                <text:p>379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bbe33d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2.479cm" svg:y="1.275cm" chart:style-name="ch3">
          <text:p>Based on the 135 structurally and functionally conserved genes</text:p>
        </chart:subtitle>
        <chart:legend chart:legend-position="end" svg:x="10.615cm" svg:y="2.411cm" style:legend-expansion="high" chart:style-name="ch4"/>
        <chart:plot-area chart:style-name="ch5" table:cell-range-address="'135_JS_ens90-96-98_ucsc_xbseq_feelnc_update'.A2:'135_JS_ens90-96-98_ucsc_xbseq_feelnc_update'.F4 '135_JS_ens90-96-98_ucsc_xbseq_feelnc_update'.B1:'135_JS_ens90-96-98_ucsc_xbseq_feelnc_update'.F1" chart:data-source-has-labels="both" svg:x="1.331cm" svg:y="2.138cm" svg:width="8.964cm" svg:height="5.701cm">
          <chartooo:coordinate-region svg:x="2.455cm" svg:y="2.337cm" svg:width="7.84cm" svg:height="4.855cm"/>
          <chart:axis chart:dimension="x" chart:name="primary-x" chart:style-name="ch6" chartooo:axis-type="auto">
            <chartooo:date-scale/>
            <chart:title svg:x="5.174cm" svg:y="8.019cm" chart:style-name="ch7">
              <text:p>Species</text:p>
            </chart:title>
            <chart:categories table:cell-range-address="'135_JS_ens90-96-98_ucsc_xbseq_feelnc_update'.A2:'135_JS_ens90-96-98_ucsc_xbseq_feelnc_update'.A4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'135_JS_ens90-96-98_ucsc_xbseq_feelnc_update'.B2:'135_JS_ens90-96-98_ucsc_xbseq_feelnc_update'.B4" chart:label-cell-address="'135_JS_ens90-96-98_ucsc_xbseq_feelnc_update'.B1:'135_JS_ens90-96-98_ucsc_xbseq_feelnc_update'.B1" chart:class="chart:bar">
            <chart:data-point chart:repeated="3"/>
          </chart:series>
          <chart:series chart:style-name="ch12" chart:values-cell-range-address="'135_JS_ens90-96-98_ucsc_xbseq_feelnc_update'.C2:'135_JS_ens90-96-98_ucsc_xbseq_feelnc_update'.C4" chart:label-cell-address="'135_JS_ens90-96-98_ucsc_xbseq_feelnc_update'.C1:'135_JS_ens90-96-98_ucsc_xbseq_feelnc_update'.C1" chart:class="chart:bar">
            <chart:data-point chart:repeated="3"/>
          </chart:series>
          <chart:series chart:style-name="ch13" chart:values-cell-range-address="'135_JS_ens90-96-98_ucsc_xbseq_feelnc_update'.D2:'135_JS_ens90-96-98_ucsc_xbseq_feelnc_update'.D4" chart:label-cell-address="'135_JS_ens90-96-98_ucsc_xbseq_feelnc_update'.D1:'135_JS_ens90-96-98_ucsc_xbseq_feelnc_update'.D1" chart:class="chart:bar">
            <chart:data-point chart:repeated="3"/>
          </chart:series>
          <chart:series chart:style-name="ch14" chart:values-cell-range-address="'135_JS_ens90-96-98_ucsc_xbseq_feelnc_update'.E2:'135_JS_ens90-96-98_ucsc_xbseq_feelnc_update'.E4" chart:label-cell-address="'135_JS_ens90-96-98_ucsc_xbseq_feelnc_update'.E1:'135_JS_ens90-96-98_ucsc_xbseq_feelnc_update'.E1" chart:class="chart:bar">
            <chart:data-point chart:repeated="3"/>
          </chart:series>
          <chart:series chart:style-name="ch15" chart:values-cell-range-address="'135_JS_ens90-96-98_ucsc_xbseq_feelnc_update'.F2:'135_JS_ens90-96-98_ucsc_xbseq_feelnc_update'.F4" chart:label-cell-address="'135_JS_ens90-96-98_ucsc_xbseq_feelnc_update'.F1:'135_JS_ens90-96-98_ucsc_xbseq_feelnc_update'.F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déjà connus</text:p>
                <draw:g>
                  <svg:desc>'135_JS_ens90-96-98_ucsc_xbseq_feelnc_update'.B1:'135_JS_ens90-96-98_ucsc_xbseq_feelnc_update'.B1</svg:desc>
                </draw:g>
              </table:table-cell>
              <table:table-cell office:value-type="string">
                <text:p>Transcrits prédits retrouvés dans des annotations</text:p>
                <draw:g>
                  <svg:desc>'135_JS_ens90-96-98_ucsc_xbseq_feelnc_update'.C1:'135_JS_ens90-96-98_ucsc_xbseq_feelnc_update'.C1</svg:desc>
                </draw:g>
              </table:table-cell>
              <table:table-cell office:value-type="string">
                <text:p>Transcripts prédits portés par des reads</text:p>
                <draw:g>
                  <svg:desc>'135_JS_ens90-96-98_ucsc_xbseq_feelnc_update'.D1:'135_JS_ens90-96-98_ucsc_xbseq_feelnc_update'.D1</svg:desc>
                </draw:g>
              </table:table-cell>
              <table:table-cell office:value-type="string">
                <text:p>Transcripts prédits avec des JS portés par des reads</text:p>
                <draw:g>
                  <svg:desc>'135_JS_ens90-96-98_ucsc_xbseq_feelnc_update'.E1:'135_JS_ens90-96-98_ucsc_xbseq_feelnc_update'.E1</svg:desc>
                </draw:g>
              </table:table-cell>
              <table:table-cell office:value-type="string">
                <text:p>Transcripts prédits avec des JS non portés par des reads</text:p>
                <draw:g>
                  <svg:desc>'135_JS_ens90-96-98_ucsc_xbseq_feelnc_update'.F1:'135_JS_ens90-96-98_ucsc_xbseq_feelnc_updat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'135_JS_ens90-96-98_ucsc_xbseq_feelnc_update'.A2:'135_JS_ens90-96-98_ucsc_xbseq_feelnc_update'.A4</svg:desc>
                </draw:g>
              </table:table-cell>
              <table:table-cell office:value-type="float" office:value="255">
                <text:p>255</text:p>
                <draw:g>
                  <svg:desc>'135_JS_ens90-96-98_ucsc_xbseq_feelnc_update'.B2:'135_JS_ens90-96-98_ucsc_xbseq_feelnc_update'.B4</svg:desc>
                </draw:g>
              </table:table-cell>
              <table:table-cell office:value-type="float" office:value="26">
                <text:p>26</text:p>
                <draw:g>
                  <svg:desc>'135_JS_ens90-96-98_ucsc_xbseq_feelnc_update'.C2:'135_JS_ens90-96-98_ucsc_xbseq_feelnc_update'.C4</svg:desc>
                </draw:g>
              </table:table-cell>
              <table:table-cell office:value-type="float" office:value="47">
                <text:p>47</text:p>
                <draw:g>
                  <svg:desc>'135_JS_ens90-96-98_ucsc_xbseq_feelnc_update'.D2:'135_JS_ens90-96-98_ucsc_xbseq_feelnc_update'.D4</svg:desc>
                </draw:g>
              </table:table-cell>
              <table:table-cell office:value-type="float" office:value="10">
                <text:p>10</text:p>
                <draw:g>
                  <svg:desc>'135_JS_ens90-96-98_ucsc_xbseq_feelnc_update'.E2:'135_JS_ens90-96-98_ucsc_xbseq_feelnc_update'.E4</svg:desc>
                </draw:g>
              </table:table-cell>
              <table:table-cell office:value-type="float" office:value="15">
                <text:p>15</text:p>
                <draw:g>
                  <svg:desc>'135_JS_ens90-96-98_ucsc_xbseq_feelnc_update'.F2:'135_JS_ens90-96-98_ucsc_xbseq_feelnc_update'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248">
                <text:p>248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140">
                <text:p>140</text:p>
              </table:table-cell>
              <table:table-cell office:value-type="float" office:value="185">
                <text:p>185</text:p>
              </table:table-cell>
              <table:table-cell office:value-type="float" office:value="105">
                <text:p>10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2.479cm" svg:y="1.275cm" chart:style-name="ch3">
          <text:p>Based on the 135 structurally and functionally conserved genes</text:p>
        </chart:subtitle>
        <chart:legend chart:legend-position="end" svg:x="11.541cm" svg:y="3.952cm" style:legend-expansion="high" chart:style-name="ch4"/>
        <chart:plot-area chart:style-name="ch5" table:cell-range-address="'135_JS_ens90-96-98_ucsc_xbseq_feelnc_update'.D28:'135_JS_ens90-96-98_ucsc_xbseq_feelnc_update'.F30 '135_JS_ens90-96-98_ucsc_xbseq_feelnc_update'.E27:'135_JS_ens90-96-98_ucsc_xbseq_feelnc_update'.F27" chart:data-source-has-labels="both" svg:x="1.331cm" svg:y="2.138cm" svg:width="9.89cm" svg:height="5.701cm">
          <chartooo:coordinate-region svg:x="2.455cm" svg:y="2.337cm" svg:width="8.766cm" svg:height="4.855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'135_JS_ens90-96-98_ucsc_xbseq_feelnc_update'.D28:'135_JS_ens90-96-98_ucsc_xbseq_feelnc_update'.D30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'135_JS_ens90-96-98_ucsc_xbseq_feelnc_update'.E28:'135_JS_ens90-96-98_ucsc_xbseq_feelnc_update'.E30" chart:label-cell-address="'135_JS_ens90-96-98_ucsc_xbseq_feelnc_update'.E27:'135_JS_ens90-96-98_ucsc_xbseq_feelnc_update'.E27" chart:class="chart:bar">
            <chart:data-point chart:repeated="3"/>
          </chart:series>
          <chart:series chart:style-name="ch12" chart:values-cell-range-address="'135_JS_ens90-96-98_ucsc_xbseq_feelnc_update'.F28:'135_JS_ens90-96-98_ucsc_xbseq_feelnc_update'.F30" chart:label-cell-address="'135_JS_ens90-96-98_ucsc_xbseq_feelnc_update'.F27:'135_JS_ens90-96-98_ucsc_xbseq_feelnc_update'.F2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  <draw:g>
                  <svg:desc>'135_JS_ens90-96-98_ucsc_xbseq_feelnc_update'.E27:'135_JS_ens90-96-98_ucsc_xbseq_feelnc_update'.E27</svg:desc>
                </draw:g>
              </table:table-cell>
              <table:table-cell office:value-type="string">
                <text:p>Unconfirmed predictions</text:p>
                <draw:g>
                  <svg:desc>'135_JS_ens90-96-98_ucsc_xbseq_feelnc_update'.F27:'135_JS_ens90-96-98_ucsc_xbseq_feelnc_update'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'135_JS_ens90-96-98_ucsc_xbseq_feelnc_update'.D28:'135_JS_ens90-96-98_ucsc_xbseq_feelnc_update'.D30</svg:desc>
                </draw:g>
              </table:table-cell>
              <table:table-cell office:value-type="float" office:value="291">
                <text:p>291</text:p>
                <draw:g>
                  <svg:desc>'135_JS_ens90-96-98_ucsc_xbseq_feelnc_update'.E28:'135_JS_ens90-96-98_ucsc_xbseq_feelnc_update'.E30</svg:desc>
                </draw:g>
              </table:table-cell>
              <table:table-cell office:value-type="float" office:value="62">
                <text:p>62</text:p>
                <draw:g>
                  <svg:desc>'135_JS_ens90-96-98_ucsc_xbseq_feelnc_update'.F28:'135_JS_ens90-96-98_ucsc_xbseq_feelnc_update'.F30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289">
                <text:p>2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336">
                <text:p>336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2.479cm" svg:y="1.275cm" chart:style-name="ch3">
          <text:p>Based on the 135 structurally and functionally conserved genes</text:p>
        </chart:subtitle>
        <chart:legend chart:legend-position="end" svg:x="11.541cm" svg:y="3.952cm" style:legend-expansion="high" chart:style-name="ch4"/>
        <chart:plot-area chart:style-name="ch5" table:cell-range-address="'135_JS_ens90-96-98_ucsc_xbseq_feelnc_update'.D28:'135_JS_ens90-96-98_ucsc_xbseq_feelnc_update'.F30 '135_JS_ens90-96-98_ucsc_xbseq_feelnc_update'.E27:'135_JS_ens90-96-98_ucsc_xbseq_feelnc_update'.F27" chart:data-source-has-labels="both" svg:x="1.331cm" svg:y="2.138cm" svg:width="9.89cm" svg:height="5.701cm">
          <chartooo:coordinate-region svg:x="2.138cm" svg:y="2.338cm" svg:width="9.083cm" svg:height="4.854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'135_JS_ens90-96-98_ucsc_xbseq_feelnc_update'.D28:'135_JS_ens90-96-98_ucsc_xbseq_feelnc_update'.D30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'135_JS_ens90-96-98_ucsc_xbseq_feelnc_update'.E28:'135_JS_ens90-96-98_ucsc_xbseq_feelnc_update'.E30" chart:label-cell-address="'135_JS_ens90-96-98_ucsc_xbseq_feelnc_update'.E27:'135_JS_ens90-96-98_ucsc_xbseq_feelnc_update'.E27" chart:class="chart:bar">
            <chart:data-point chart:repeated="3"/>
          </chart:series>
          <chart:series chart:style-name="ch12" chart:values-cell-range-address="'135_JS_ens90-96-98_ucsc_xbseq_feelnc_update'.F28:'135_JS_ens90-96-98_ucsc_xbseq_feelnc_update'.F30" chart:label-cell-address="'135_JS_ens90-96-98_ucsc_xbseq_feelnc_update'.F27:'135_JS_ens90-96-98_ucsc_xbseq_feelnc_update'.F2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  <draw:g>
                  <svg:desc>'135_JS_ens90-96-98_ucsc_xbseq_feelnc_update'.E27:'135_JS_ens90-96-98_ucsc_xbseq_feelnc_update'.E27</svg:desc>
                </draw:g>
              </table:table-cell>
              <table:table-cell office:value-type="string">
                <text:p>Unconfirmed predictions</text:p>
                <draw:g>
                  <svg:desc>'135_JS_ens90-96-98_ucsc_xbseq_feelnc_update'.F27:'135_JS_ens90-96-98_ucsc_xbseq_feelnc_update'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'135_JS_ens90-96-98_ucsc_xbseq_feelnc_update'.D28:'135_JS_ens90-96-98_ucsc_xbseq_feelnc_update'.D30</svg:desc>
                </draw:g>
              </table:table-cell>
              <table:table-cell office:value-type="float" office:value="291">
                <text:p>291</text:p>
                <draw:g>
                  <svg:desc>'135_JS_ens90-96-98_ucsc_xbseq_feelnc_update'.E28:'135_JS_ens90-96-98_ucsc_xbseq_feelnc_update'.E30</svg:desc>
                </draw:g>
              </table:table-cell>
              <table:table-cell office:value-type="float" office:value="62">
                <text:p>62</text:p>
                <draw:g>
                  <svg:desc>'135_JS_ens90-96-98_ucsc_xbseq_feelnc_update'.F28:'135_JS_ens90-96-98_ucsc_xbseq_feelnc_update'.F30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289">
                <text:p>2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336">
                <text:p>336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hatch" draw:fill-color="#81d41a" draw:fill-hatch-name="ChartHatch_20_2" draw:fill-hatch-solid="tru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dash" draw:stroke-dash="Ultrafine_20_Dashed" draw:fill-color="#bbe33d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ff00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cuturally conserved genes</text:p>
        </chart:subtitle>
        <chart:legend chart:legend-position="end" svg:x="10.615cm" svg:y="2.411cm" style:legend-expansion="high" chart:style-name="ch4"/>
        <chart:plot-area chart:style-name="ch5" table:cell-range-address="'253_JS_ens90-96-98_ucsc_xbseq_feelnc_update'.A1:'253_JS_ens90-96-98_ucsc_xbseq_feelnc_update'.F4" chart:data-source-has-labels="both" svg:x="1.331cm" svg:y="2.138cm" svg:width="8.964cm" svg:height="5.701cm">
          <chartooo:coordinate-region svg:x="2.323cm" svg:y="2.338cm" svg:width="7.972cm" svg:height="4.854cm"/>
          <chart:axis chart:dimension="x" chart:name="primary-x" chart:style-name="ch6" chartooo:axis-type="auto">
            <chartooo:date-scale/>
            <chart:title svg:x="5.174cm" svg:y="8.019cm" chart:style-name="ch7">
              <text:p>Species</text:p>
            </chart:title>
            <chart:categories table:cell-range-address="'253_JS_ens90-96-98_ucsc_xbseq_feelnc_update'.A2:'253_JS_ens90-96-98_ucsc_xbseq_feelnc_update'.A4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'253_JS_ens90-96-98_ucsc_xbseq_feelnc_update'.B2:'253_JS_ens90-96-98_ucsc_xbseq_feelnc_update'.B4" chart:label-cell-address="'253_JS_ens90-96-98_ucsc_xbseq_feelnc_update'.B1:'253_JS_ens90-96-98_ucsc_xbseq_feelnc_update'.B1" chart:class="chart:bar">
            <chart:data-point chart:repeated="3"/>
          </chart:series>
          <chart:series chart:style-name="ch12" chart:values-cell-range-address="'253_JS_ens90-96-98_ucsc_xbseq_feelnc_update'.C2:'253_JS_ens90-96-98_ucsc_xbseq_feelnc_update'.C4" chart:label-cell-address="'253_JS_ens90-96-98_ucsc_xbseq_feelnc_update'.C1:'253_JS_ens90-96-98_ucsc_xbseq_feelnc_update'.C1" chart:class="chart:bar">
            <chart:data-point chart:repeated="3"/>
          </chart:series>
          <chart:series chart:style-name="ch13" chart:values-cell-range-address="'253_JS_ens90-96-98_ucsc_xbseq_feelnc_update'.D2:'253_JS_ens90-96-98_ucsc_xbseq_feelnc_update'.D4" chart:label-cell-address="'253_JS_ens90-96-98_ucsc_xbseq_feelnc_update'.D1:'253_JS_ens90-96-98_ucsc_xbseq_feelnc_update'.D1" chart:class="chart:bar">
            <chart:data-point chart:repeated="3"/>
          </chart:series>
          <chart:series chart:style-name="ch14" chart:values-cell-range-address="'253_JS_ens90-96-98_ucsc_xbseq_feelnc_update'.E2:'253_JS_ens90-96-98_ucsc_xbseq_feelnc_update'.E4" chart:label-cell-address="'253_JS_ens90-96-98_ucsc_xbseq_feelnc_update'.E1:'253_JS_ens90-96-98_ucsc_xbseq_feelnc_update'.E1" chart:class="chart:bar">
            <chart:data-point chart:repeated="3"/>
          </chart:series>
          <chart:series chart:style-name="ch15" chart:values-cell-range-address="'253_JS_ens90-96-98_ucsc_xbseq_feelnc_update'.F2:'253_JS_ens90-96-98_ucsc_xbseq_feelnc_update'.F4" chart:label-cell-address="'253_JS_ens90-96-98_ucsc_xbseq_feelnc_update'.F1:'253_JS_ens90-96-98_ucsc_xbseq_feelnc_update'.F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déjà connus</text:p>
                <draw:g>
                  <svg:desc>'253_JS_ens90-96-98_ucsc_xbseq_feelnc_update'.B1:'253_JS_ens90-96-98_ucsc_xbseq_feelnc_update'.B1</svg:desc>
                </draw:g>
              </table:table-cell>
              <table:table-cell office:value-type="string">
                <text:p>Transcrits prédits retrouvés dans des annotations</text:p>
                <draw:g>
                  <svg:desc>'253_JS_ens90-96-98_ucsc_xbseq_feelnc_update'.C1:'253_JS_ens90-96-98_ucsc_xbseq_feelnc_update'.C1</svg:desc>
                </draw:g>
              </table:table-cell>
              <table:table-cell office:value-type="string">
                <text:p>Transcripts prédits portés par des reads</text:p>
                <draw:g>
                  <svg:desc>'253_JS_ens90-96-98_ucsc_xbseq_feelnc_update'.D1:'253_JS_ens90-96-98_ucsc_xbseq_feelnc_update'.D1</svg:desc>
                </draw:g>
              </table:table-cell>
              <table:table-cell office:value-type="string">
                <text:p>Transcripts prédits avec des JS portés par des reads</text:p>
                <draw:g>
                  <svg:desc>'253_JS_ens90-96-98_ucsc_xbseq_feelnc_update'.E1:'253_JS_ens90-96-98_ucsc_xbseq_feelnc_update'.E1</svg:desc>
                </draw:g>
              </table:table-cell>
              <table:table-cell office:value-type="string">
                <text:p>Transcripts prédits avec des JS non portés par des reads</text:p>
                <draw:g>
                  <svg:desc>'253_JS_ens90-96-98_ucsc_xbseq_feelnc_update'.F1:'253_JS_ens90-96-98_ucsc_xbseq_feelnc_updat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'253_JS_ens90-96-98_ucsc_xbseq_feelnc_update'.A2:'253_JS_ens90-96-98_ucsc_xbseq_feelnc_update'.A4</svg:desc>
                </draw:g>
              </table:table-cell>
              <table:table-cell office:value-type="float" office:value="492">
                <text:p>492</text:p>
                <draw:g>
                  <svg:desc>'253_JS_ens90-96-98_ucsc_xbseq_feelnc_update'.B2:'253_JS_ens90-96-98_ucsc_xbseq_feelnc_update'.B4</svg:desc>
                </draw:g>
              </table:table-cell>
              <table:table-cell office:value-type="float" office:value="40">
                <text:p>40</text:p>
                <draw:g>
                  <svg:desc>'253_JS_ens90-96-98_ucsc_xbseq_feelnc_update'.C2:'253_JS_ens90-96-98_ucsc_xbseq_feelnc_update'.C4</svg:desc>
                </draw:g>
              </table:table-cell>
              <table:table-cell office:value-type="float" office:value="97">
                <text:p>97</text:p>
                <draw:g>
                  <svg:desc>'253_JS_ens90-96-98_ucsc_xbseq_feelnc_update'.D2:'253_JS_ens90-96-98_ucsc_xbseq_feelnc_update'.D4</svg:desc>
                </draw:g>
              </table:table-cell>
              <table:table-cell office:value-type="float" office:value="18">
                <text:p>18</text:p>
                <draw:g>
                  <svg:desc>'253_JS_ens90-96-98_ucsc_xbseq_feelnc_update'.E2:'253_JS_ens90-96-98_ucsc_xbseq_feelnc_update'.E4</svg:desc>
                </draw:g>
              </table:table-cell>
              <table:table-cell office:value-type="float" office:value="25">
                <text:p>25</text:p>
                <draw:g>
                  <svg:desc>'253_JS_ens90-96-98_ucsc_xbseq_feelnc_update'.F2:'253_JS_ens90-96-98_ucsc_xbseq_feelnc_update'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484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116">
                <text:p>116</text:p>
              </table:table-cell>
              <table:table-cell office:value-type="float" office:value="28">
                <text:p>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257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293">
                <text:p>293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ChartHatch_20_1" draw:display-name="ChartHatch 1" draw:style="single" draw:color="#81d41a" draw:distance="0.102cm" draw:rotation="450"/>
    <draw:hatch draw:name="ChartHatch_20_2" draw:display-name="ChartHatch 2" draw:style="single" draw:color="#000000" draw:distance="0.102cm" draw:rotation="450"/>
    <draw:stroke-dash draw:name="Ultrafine_20_Dashed" draw:display-name="Ultrafine Dashed" draw:style="rect" draw:dots1="1" draw:distance="50%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bbe33d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0.615cm" svg:y="2.411cm" style:legend-expansion="high" chart:style-name="ch4"/>
        <chart:plot-area chart:style-name="ch5" table:cell-range-address="'253_JS_ens90-96-98_ucsc_xbseq_feelnc_update'.A1:'253_JS_ens90-96-98_ucsc_xbseq_feelnc_update'.F4" chart:data-source-has-labels="both" svg:x="1.331cm" svg:y="2.138cm" svg:width="8.964cm" svg:height="5.701cm">
          <chartooo:coordinate-region svg:x="2.455cm" svg:y="2.337cm" svg:width="7.84cm" svg:height="4.855cm"/>
          <chart:axis chart:dimension="x" chart:name="primary-x" chart:style-name="ch6" chartooo:axis-type="auto">
            <chartooo:date-scale/>
            <chart:title svg:x="5.174cm" svg:y="8.019cm" chart:style-name="ch7">
              <text:p>Species</text:p>
            </chart:title>
            <chart:categories table:cell-range-address="'253_JS_ens90-96-98_ucsc_xbseq_feelnc_update'.A2:'253_JS_ens90-96-98_ucsc_xbseq_feelnc_update'.A4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'253_JS_ens90-96-98_ucsc_xbseq_feelnc_update'.B2:'253_JS_ens90-96-98_ucsc_xbseq_feelnc_update'.B4" chart:label-cell-address="'253_JS_ens90-96-98_ucsc_xbseq_feelnc_update'.B1:'253_JS_ens90-96-98_ucsc_xbseq_feelnc_update'.B1" chart:class="chart:bar">
            <chart:data-point chart:repeated="3"/>
          </chart:series>
          <chart:series chart:style-name="ch12" chart:values-cell-range-address="'253_JS_ens90-96-98_ucsc_xbseq_feelnc_update'.C2:'253_JS_ens90-96-98_ucsc_xbseq_feelnc_update'.C4" chart:label-cell-address="'253_JS_ens90-96-98_ucsc_xbseq_feelnc_update'.C1:'253_JS_ens90-96-98_ucsc_xbseq_feelnc_update'.C1" chart:class="chart:bar">
            <chart:data-point chart:repeated="3"/>
          </chart:series>
          <chart:series chart:style-name="ch13" chart:values-cell-range-address="'253_JS_ens90-96-98_ucsc_xbseq_feelnc_update'.D2:'253_JS_ens90-96-98_ucsc_xbseq_feelnc_update'.D4" chart:label-cell-address="'253_JS_ens90-96-98_ucsc_xbseq_feelnc_update'.D1:'253_JS_ens90-96-98_ucsc_xbseq_feelnc_update'.D1" chart:class="chart:bar">
            <chart:data-point chart:repeated="3"/>
          </chart:series>
          <chart:series chart:style-name="ch14" chart:values-cell-range-address="'253_JS_ens90-96-98_ucsc_xbseq_feelnc_update'.E2:'253_JS_ens90-96-98_ucsc_xbseq_feelnc_update'.E4" chart:label-cell-address="'253_JS_ens90-96-98_ucsc_xbseq_feelnc_update'.E1:'253_JS_ens90-96-98_ucsc_xbseq_feelnc_update'.E1" chart:class="chart:bar">
            <chart:data-point chart:repeated="3"/>
          </chart:series>
          <chart:series chart:style-name="ch15" chart:values-cell-range-address="'253_JS_ens90-96-98_ucsc_xbseq_feelnc_update'.F2:'253_JS_ens90-96-98_ucsc_xbseq_feelnc_update'.F4" chart:label-cell-address="'253_JS_ens90-96-98_ucsc_xbseq_feelnc_update'.F1:'253_JS_ens90-96-98_ucsc_xbseq_feelnc_update'.F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déjà connus</text:p>
                <draw:g>
                  <svg:desc>'253_JS_ens90-96-98_ucsc_xbseq_feelnc_update'.B1:'253_JS_ens90-96-98_ucsc_xbseq_feelnc_update'.B1</svg:desc>
                </draw:g>
              </table:table-cell>
              <table:table-cell office:value-type="string">
                <text:p>Transcrits prédits retrouvés dans des annotations</text:p>
                <draw:g>
                  <svg:desc>'253_JS_ens90-96-98_ucsc_xbseq_feelnc_update'.C1:'253_JS_ens90-96-98_ucsc_xbseq_feelnc_update'.C1</svg:desc>
                </draw:g>
              </table:table-cell>
              <table:table-cell office:value-type="string">
                <text:p>Transcripts prédits portés par des reads</text:p>
                <draw:g>
                  <svg:desc>'253_JS_ens90-96-98_ucsc_xbseq_feelnc_update'.D1:'253_JS_ens90-96-98_ucsc_xbseq_feelnc_update'.D1</svg:desc>
                </draw:g>
              </table:table-cell>
              <table:table-cell office:value-type="string">
                <text:p>Transcripts prédits avec des JS portés par des reads</text:p>
                <draw:g>
                  <svg:desc>'253_JS_ens90-96-98_ucsc_xbseq_feelnc_update'.E1:'253_JS_ens90-96-98_ucsc_xbseq_feelnc_update'.E1</svg:desc>
                </draw:g>
              </table:table-cell>
              <table:table-cell office:value-type="string">
                <text:p>Transcripts prédits avec des JS non portés par des reads</text:p>
                <draw:g>
                  <svg:desc>'253_JS_ens90-96-98_ucsc_xbseq_feelnc_update'.F1:'253_JS_ens90-96-98_ucsc_xbseq_feelnc_updat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'253_JS_ens90-96-98_ucsc_xbseq_feelnc_update'.A2:'253_JS_ens90-96-98_ucsc_xbseq_feelnc_update'.A4</svg:desc>
                </draw:g>
              </table:table-cell>
              <table:table-cell office:value-type="float" office:value="492">
                <text:p>492</text:p>
                <draw:g>
                  <svg:desc>'253_JS_ens90-96-98_ucsc_xbseq_feelnc_update'.B2:'253_JS_ens90-96-98_ucsc_xbseq_feelnc_update'.B4</svg:desc>
                </draw:g>
              </table:table-cell>
              <table:table-cell office:value-type="float" office:value="40">
                <text:p>40</text:p>
                <draw:g>
                  <svg:desc>'253_JS_ens90-96-98_ucsc_xbseq_feelnc_update'.C2:'253_JS_ens90-96-98_ucsc_xbseq_feelnc_update'.C4</svg:desc>
                </draw:g>
              </table:table-cell>
              <table:table-cell office:value-type="float" office:value="97">
                <text:p>97</text:p>
                <draw:g>
                  <svg:desc>'253_JS_ens90-96-98_ucsc_xbseq_feelnc_update'.D2:'253_JS_ens90-96-98_ucsc_xbseq_feelnc_update'.D4</svg:desc>
                </draw:g>
              </table:table-cell>
              <table:table-cell office:value-type="float" office:value="18">
                <text:p>18</text:p>
                <draw:g>
                  <svg:desc>'253_JS_ens90-96-98_ucsc_xbseq_feelnc_update'.E2:'253_JS_ens90-96-98_ucsc_xbseq_feelnc_update'.E4</svg:desc>
                </draw:g>
              </table:table-cell>
              <table:table-cell office:value-type="float" office:value="25">
                <text:p>25</text:p>
                <draw:g>
                  <svg:desc>'253_JS_ens90-96-98_ucsc_xbseq_feelnc_update'.F2:'253_JS_ens90-96-98_ucsc_xbseq_feelnc_update'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484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116">
                <text:p>116</text:p>
              </table:table-cell>
              <table:table-cell office:value-type="float" office:value="28">
                <text:p>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257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293">
                <text:p>293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1.541cm" svg:y="3.952cm" style:legend-expansion="high" chart:style-name="ch4"/>
        <chart:plot-area chart:style-name="ch5" table:cell-range-address="'253_JS_ens90-96-98_ucsc_xbseq_feelnc_update'.D27:'253_JS_ens90-96-98_ucsc_xbseq_feelnc_update'.F30" chart:data-source-has-labels="both" svg:x="1.331cm" svg:y="2.138cm" svg:width="9.89cm" svg:height="5.701cm">
          <chartooo:coordinate-region svg:x="2.455cm" svg:y="2.337cm" svg:width="8.766cm" svg:height="4.855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'253_JS_ens90-96-98_ucsc_xbseq_feelnc_update'.D28:'253_JS_ens90-96-98_ucsc_xbseq_feelnc_update'.D30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'253_JS_ens90-96-98_ucsc_xbseq_feelnc_update'.E28:'253_JS_ens90-96-98_ucsc_xbseq_feelnc_update'.E30" chart:label-cell-address="'253_JS_ens90-96-98_ucsc_xbseq_feelnc_update'.E27:'253_JS_ens90-96-98_ucsc_xbseq_feelnc_update'.E27" chart:class="chart:bar">
            <chart:data-point chart:repeated="3"/>
          </chart:series>
          <chart:series chart:style-name="ch12" chart:values-cell-range-address="'253_JS_ens90-96-98_ucsc_xbseq_feelnc_update'.F28:'253_JS_ens90-96-98_ucsc_xbseq_feelnc_update'.F30" chart:label-cell-address="'253_JS_ens90-96-98_ucsc_xbseq_feelnc_update'.F27:'253_JS_ens90-96-98_ucsc_xbseq_feelnc_update'.F2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  <draw:g>
                  <svg:desc>'253_JS_ens90-96-98_ucsc_xbseq_feelnc_update'.E27:'253_JS_ens90-96-98_ucsc_xbseq_feelnc_update'.E27</svg:desc>
                </draw:g>
              </table:table-cell>
              <table:table-cell office:value-type="string">
                <text:p>Unconfirmed predictions</text:p>
                <draw:g>
                  <svg:desc>'253_JS_ens90-96-98_ucsc_xbseq_feelnc_update'.F27:'253_JS_ens90-96-98_ucsc_xbseq_feelnc_update'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'253_JS_ens90-96-98_ucsc_xbseq_feelnc_update'.D28:'253_JS_ens90-96-98_ucsc_xbseq_feelnc_update'.D30</svg:desc>
                </draw:g>
              </table:table-cell>
              <table:table-cell office:value-type="float" office:value="550">
                <text:p>550</text:p>
                <draw:g>
                  <svg:desc>'253_JS_ens90-96-98_ucsc_xbseq_feelnc_update'.E28:'253_JS_ens90-96-98_ucsc_xbseq_feelnc_update'.E30</svg:desc>
                </draw:g>
              </table:table-cell>
              <table:table-cell office:value-type="float" office:value="122">
                <text:p>122</text:p>
                <draw:g>
                  <svg:desc>'253_JS_ens90-96-98_ucsc_xbseq_feelnc_update'.F28:'253_JS_ens90-96-98_ucsc_xbseq_feelnc_update'.F30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562">
                <text:p>56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545">
                <text:p>545</text:p>
              </table:table-cell>
              <table:table-cell office:value-type="float" office:value="334">
                <text:p>334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bar" chart:style-name="ch1">
        <chart:title svg:x="5.25cm" svg:y="0.316cm" chart:style-name="ch2">
          <text:p>Prediction validation status</text:p>
        </chart:title>
        <chart:subtitle svg:x="3.901cm" svg:y="1.275cm" chart:style-name="ch3">
          <text:p>based on the 253 structurally conserved genes</text:p>
        </chart:subtitle>
        <chart:legend chart:legend-position="end" svg:x="11.554cm" svg:y="3.955cm" style:legend-expansion="high" chart:style-name="ch4"/>
        <chart:plot-area chart:style-name="ch5" table:cell-range-address="'253_JS_ens90-96-98_ucsc_xbseq_feelnc_update'.D27:'253_JS_ens90-96-98_ucsc_xbseq_feelnc_update'.F30" chart:data-source-has-labels="both" svg:x="1.331cm" svg:y="2.138cm" svg:width="9.903cm" svg:height="5.707cm">
          <chartooo:coordinate-region svg:x="2.323cm" svg:y="2.337cm" svg:width="8.911cm" svg:height="4.861cm"/>
          <chart:axis chart:dimension="x" chart:name="primary-x" chart:style-name="ch6" chartooo:axis-type="auto">
            <chartooo:date-scale/>
            <chart:title svg:x="5.643cm" svg:y="8.025cm" chart:style-name="ch7">
              <text:p>Species</text:p>
            </chart:title>
            <chart:categories table:cell-range-address="'253_JS_ens90-96-98_ucsc_xbseq_feelnc_update'.D28:'253_JS_ens90-96-98_ucsc_xbseq_feelnc_update'.D30"/>
          </chart:axis>
          <chart:axis chart:dimension="y" chart:name="primary-y" chart:style-name="ch8">
            <chart:title svg:x="0.451cm" svg:y="6.583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'253_JS_ens90-96-98_ucsc_xbseq_feelnc_update'.E28:'253_JS_ens90-96-98_ucsc_xbseq_feelnc_update'.E30" chart:label-cell-address="'253_JS_ens90-96-98_ucsc_xbseq_feelnc_update'.E27:'253_JS_ens90-96-98_ucsc_xbseq_feelnc_update'.E27" chart:class="chart:bar">
            <chart:data-point chart:repeated="3"/>
          </chart:series>
          <chart:series chart:style-name="ch12" chart:values-cell-range-address="'253_JS_ens90-96-98_ucsc_xbseq_feelnc_update'.F28:'253_JS_ens90-96-98_ucsc_xbseq_feelnc_update'.F30" chart:label-cell-address="'253_JS_ens90-96-98_ucsc_xbseq_feelnc_update'.F27:'253_JS_ens90-96-98_ucsc_xbseq_feelnc_update'.F2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  <draw:g>
                  <svg:desc>'253_JS_ens90-96-98_ucsc_xbseq_feelnc_update'.E27:'253_JS_ens90-96-98_ucsc_xbseq_feelnc_update'.E27</svg:desc>
                </draw:g>
              </table:table-cell>
              <table:table-cell office:value-type="string">
                <text:p>Unconfirmed predictions</text:p>
                <draw:g>
                  <svg:desc>'253_JS_ens90-96-98_ucsc_xbseq_feelnc_update'.F27:'253_JS_ens90-96-98_ucsc_xbseq_feelnc_update'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'253_JS_ens90-96-98_ucsc_xbseq_feelnc_update'.D28:'253_JS_ens90-96-98_ucsc_xbseq_feelnc_update'.D30</svg:desc>
                </draw:g>
              </table:table-cell>
              <table:table-cell office:value-type="float" office:value="550">
                <text:p>550</text:p>
                <draw:g>
                  <svg:desc>'253_JS_ens90-96-98_ucsc_xbseq_feelnc_update'.E28:'253_JS_ens90-96-98_ucsc_xbseq_feelnc_update'.E30</svg:desc>
                </draw:g>
              </table:table-cell>
              <table:table-cell office:value-type="float" office:value="122">
                <text:p>122</text:p>
                <draw:g>
                  <svg:desc>'253_JS_ens90-96-98_ucsc_xbseq_feelnc_update'.F28:'253_JS_ens90-96-98_ucsc_xbseq_feelnc_update'.F30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562">
                <text:p>56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545">
                <text:p>545</text:p>
              </table:table-cell>
              <table:table-cell office:value-type="float" office:value="334">
                <text:p>33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1.541cm" svg:y="3.952cm" style:legend-expansion="high" chart:style-name="ch4"/>
        <chart:plot-area chart:style-name="ch5" table:cell-range-address="253_JS_ens90_update.D27:253_JS_ens90_update.F30" chart:data-source-has-labels="both" svg:x="1.331cm" svg:y="2.138cm" svg:width="9.89cm" svg:height="5.701cm">
          <chartooo:coordinate-region svg:x="2.323cm" svg:y="2.338cm" svg:width="8.898cm" svg:height="4.854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253_JS_ens90_update.D28:253_JS_ens90_update.D30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253_JS_ens90_update.E28:253_JS_ens90_update.E30" chart:label-cell-address="253_JS_ens90_update.E27:253_JS_ens90_update.E27" chart:class="chart:bar">
            <chart:data-point chart:style-name="ch12" chart:repeated="2"/>
            <chart:data-point/>
          </chart:series>
          <chart:series chart:style-name="ch13" chart:values-cell-range-address="253_JS_ens90_update.F28:253_JS_ens90_update.F30" chart:label-cell-address="253_JS_ens90_update.F27:253_JS_ens90_update.F2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  <draw:g>
                  <svg:desc>253_JS_ens90_update.E27:253_JS_ens90_update.E27</svg:desc>
                </draw:g>
              </table:table-cell>
              <table:table-cell office:value-type="string">
                <text:p>Unconfirmed predictions</text:p>
                <draw:g>
                  <svg:desc>253_JS_ens90_update.F27:253_JS_ens90_update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253_JS_ens90_update.D28:253_JS_ens90_update.D30</svg:desc>
                </draw:g>
              </table:table-cell>
              <table:table-cell office:value-type="float" office:value="640">
                <text:p>640</text:p>
                <draw:g>
                  <svg:desc>253_JS_ens90_update.E28:253_JS_ens90_update.E30</svg:desc>
                </draw:g>
              </table:table-cell>
              <table:table-cell office:value-type="float" office:value="32">
                <text:p>32</text:p>
                <draw:g>
                  <svg:desc>253_JS_ens90_update.F28:253_JS_ens90_update.F30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674">
                <text:p>6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831">
                <text:p>83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hatch" draw:fill-color="#bbe33d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bbe33d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3.066cm" svg:y="0.316cm" chart:style-name="ch2">
          <text:p>Recherche de preuves pour les transcrits prédits</text:p>
        </chart:title>
        <chart:subtitle svg:x="3.515cm" svg:y="1.275cm" chart:style-name="ch3">
          <text:p>basé sur les 253 gènes structurellement conservés</text:p>
        </chart:subtitle>
        <chart:legend chart:legend-position="end" svg:x="10.598cm" svg:y="2.414cm" style:legend-expansion="high" chart:style-name="ch4"/>
        <chart:plot-area chart:style-name="ch5" table:cell-range-address="253_JS_ens90_update_mai_2021.A1:253_JS_ens90_update_mai_2021.F4" chart:data-source-has-labels="both" svg:x="1.33cm" svg:y="2.138cm" svg:width="8.949cm" svg:height="5.707cm">
          <chartooo:coordinate-region svg:x="2.137cm" svg:y="2.337cm" svg:width="8.142cm" svg:height="4.861cm"/>
          <chart:axis chart:dimension="x" chart:name="primary-x" chart:style-name="ch6" chartooo:axis-type="auto">
            <chartooo:date-scale/>
            <chart:title svg:x="5.125cm" svg:y="8.025cm" chart:style-name="ch7">
              <text:p>Espèces</text:p>
            </chart:title>
            <chart:categories table:cell-range-address="253_JS_ens90_update_mai_2021.A2:253_JS_ens90_update_mai_2021.A4"/>
          </chart:axis>
          <chart:axis chart:dimension="y" chart:name="primary-y" chart:style-name="ch8">
            <chart:title svg:x="0.451cm" svg:y="6.543cm" chart:style-name="ch9">
              <text:p>Nombre de transcrits</text:p>
            </chart:title>
            <chart:grid chart:style-name="ch10" chart:class="major"/>
          </chart:axis>
          <chart:series chart:style-name="ch11" chart:values-cell-range-address="253_JS_ens90_update_mai_2021.B2:253_JS_ens90_update_mai_2021.B4" chart:label-cell-address="253_JS_ens90_update_mai_2021.B1:253_JS_ens90_update_mai_2021.B1" chart:class="chart:bar">
            <chart:data-point chart:repeated="3"/>
          </chart:series>
          <chart:series chart:style-name="ch12" chart:values-cell-range-address="253_JS_ens90_update_mai_2021.C2:253_JS_ens90_update_mai_2021.C4" chart:label-cell-address="253_JS_ens90_update_mai_2021.C1:253_JS_ens90_update_mai_2021.C1" chart:class="chart:bar">
            <chart:data-point chart:repeated="3"/>
          </chart:series>
          <chart:series chart:style-name="ch13" chart:values-cell-range-address="253_JS_ens90_update_mai_2021.D2:253_JS_ens90_update_mai_2021.D4" chart:label-cell-address="253_JS_ens90_update_mai_2021.D1:253_JS_ens90_update_mai_2021.D1" chart:class="chart:bar">
            <chart:data-point chart:repeated="3"/>
          </chart:series>
          <chart:series chart:style-name="ch14" chart:values-cell-range-address="253_JS_ens90_update_mai_2021.E2:253_JS_ens90_update_mai_2021.E4" chart:label-cell-address="253_JS_ens90_update_mai_2021.E1:253_JS_ens90_update_mai_2021.E1" chart:class="chart:bar">
            <chart:data-point chart:repeated="3"/>
          </chart:series>
          <chart:series chart:style-name="ch15" chart:values-cell-range-address="253_JS_ens90_update_mai_2021.F2:253_JS_ens90_update_mai_2021.F4" chart:label-cell-address="253_JS_ens90_update_mai_2021.F1:253_JS_ens90_update_mai_2021.F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déjà connus</text:p>
                <draw:g>
                  <svg:desc>253_JS_ens90_update_mai_2021.B1:253_JS_ens90_update_mai_2021.B1</svg:desc>
                </draw:g>
              </table:table-cell>
              <table:table-cell office:value-type="string">
                <text:p>Transcrits prédits retrouvés dans des annotations</text:p>
                <draw:g>
                  <svg:desc>253_JS_ens90_update_mai_2021.C1:253_JS_ens90_update_mai_2021.C1</svg:desc>
                </draw:g>
              </table:table-cell>
              <table:table-cell office:value-type="string">
                <text:p>Transcripts prédits portés par des reads</text:p>
                <draw:g>
                  <svg:desc>253_JS_ens90_update_mai_2021.D1:253_JS_ens90_update_mai_2021.D1</svg:desc>
                </draw:g>
              </table:table-cell>
              <table:table-cell office:value-type="string">
                <text:p>Transcripts prédits avec des JS portés par des reads</text:p>
                <draw:g>
                  <svg:desc>253_JS_ens90_update_mai_2021.E1:253_JS_ens90_update_mai_2021.E1</svg:desc>
                </draw:g>
              </table:table-cell>
              <table:table-cell office:value-type="string">
                <text:p>Transcripts prédits avec des JS non portés par des reads</text:p>
                <draw:g>
                  <svg:desc>253_JS_ens90_update_mai_2021.F1:253_JS_ens90_update_mai_202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253_JS_ens90_update_mai_2021.A2:253_JS_ens90_update_mai_2021.A4</svg:desc>
                </draw:g>
              </table:table-cell>
              <table:table-cell office:value-type="float" office:value="492">
                <text:p>492</text:p>
                <draw:g>
                  <svg:desc>253_JS_ens90_update_mai_2021.B2:253_JS_ens90_update_mai_2021.B4</svg:desc>
                </draw:g>
              </table:table-cell>
              <table:table-cell office:value-type="float" office:value="42">
                <text:p>42</text:p>
                <draw:g>
                  <svg:desc>253_JS_ens90_update_mai_2021.C2:253_JS_ens90_update_mai_2021.C4</svg:desc>
                </draw:g>
              </table:table-cell>
              <table:table-cell office:value-type="float" office:value="59">
                <text:p>59</text:p>
                <draw:g>
                  <svg:desc>253_JS_ens90_update_mai_2021.D2:253_JS_ens90_update_mai_2021.D4</svg:desc>
                </draw:g>
              </table:table-cell>
              <table:table-cell office:value-type="float" office:value="47">
                <text:p>47</text:p>
                <draw:g>
                  <svg:desc>253_JS_ens90_update_mai_2021.E2:253_JS_ens90_update_mai_2021.E4</svg:desc>
                </draw:g>
              </table:table-cell>
              <table:table-cell office:value-type="float" office:value="32">
                <text:p>32</text:p>
                <draw:g>
                  <svg:desc>253_JS_ens90_update_mai_2021.F2:253_JS_ens90_update_mai_2021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484">
                <text:p>484</text:p>
              </table:table-cell>
              <table:table-cell office:value-type="float" office:value="51">
                <text:p>51</text:p>
              </table:table-cell>
              <table:table-cell office:value-type="float" office:value="78">
                <text:p>78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1.541cm" svg:y="3.952cm" style:legend-expansion="high" chart:style-name="ch4"/>
        <chart:plot-area chart:style-name="ch5" chart:data-source-has-labels="both" svg:x="1.331cm" svg:y="2.138cm" svg:width="9.89cm" svg:height="5.701cm">
          <chartooo:coordinate-region svg:x="2.323cm" svg:y="2.338cm" svg:width="8.898cm" svg:height="4.854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style-name="ch12" chart:repeated="2"/>
            <chart:data-point/>
          </chart:series>
          <chart:series chart:style-name="ch13" chart:values-cell-range-address="local-table.$C$2:.$C$4" chart:label-cell-address="local-table.$C$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</table:table-cell>
              <table:table-cell office:value-type="string">
                <text:p>Unconfirmed predic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640">
                <text:p>6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674">
                <text:p>6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831">
                <text:p>83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2.479cm" svg:y="1.275cm" chart:style-name="ch3">
          <text:p>Based on the 135 structurally and functionally conserved genes</text:p>
        </chart:subtitle>
        <chart:legend chart:legend-position="end" svg:x="11.541cm" svg:y="3.952cm" style:legend-expansion="high" chart:style-name="ch4"/>
        <chart:plot-area chart:style-name="ch5" table:cell-range-address="135_JS_ens90.D28:135_JS_ens90.F30 135_JS_ens90.E27:135_JS_ens90.F27" chart:data-source-has-labels="both" svg:x="1.331cm" svg:y="2.138cm" svg:width="9.89cm" svg:height="5.701cm">
          <chartooo:coordinate-region svg:x="2.455cm" svg:y="2.337cm" svg:width="8.766cm" svg:height="4.855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135_JS_ens90.D28:135_JS_ens90.D30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135_JS_ens90.E28:135_JS_ens90.E30" chart:label-cell-address="135_JS_ens90.E27:135_JS_ens90.E27" chart:class="chart:bar">
            <chart:data-point chart:repeated="3"/>
          </chart:series>
          <chart:series chart:style-name="ch12" chart:values-cell-range-address="135_JS_ens90.F28:135_JS_ens90.F30" chart:label-cell-address="135_JS_ens90.F27:135_JS_ens90.F2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  <draw:g>
                  <svg:desc>135_JS_ens90.E27:135_JS_ens90.E27</svg:desc>
                </draw:g>
              </table:table-cell>
              <table:table-cell office:value-type="string">
                <text:p>Unconfirmed predictions</text:p>
                <draw:g>
                  <svg:desc>135_JS_ens90.F27:135_JS_ens90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135_JS_ens90.D28:135_JS_ens90.D30</svg:desc>
                </draw:g>
              </table:table-cell>
              <table:table-cell office:value-type="float" office:value="307">
                <text:p>307</text:p>
                <draw:g>
                  <svg:desc>135_JS_ens90.E28:135_JS_ens90.E30</svg:desc>
                </draw:g>
              </table:table-cell>
              <table:table-cell office:value-type="float" office:value="46">
                <text:p>46</text:p>
                <draw:g>
                  <svg:desc>135_JS_ens90.F28:135_JS_ens90.F30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302">
                <text:p>3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379">
                <text:p>379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1.541cm" svg:y="3.952cm" style:legend-expansion="high" chart:style-name="ch4"/>
        <chart:plot-area chart:style-name="ch5" chart:data-source-has-labels="both" svg:x="1.331cm" svg:y="2.138cm" svg:width="9.89cm" svg:height="5.701cm">
          <chartooo:coordinate-region svg:x="2.455cm" svg:y="2.337cm" svg:width="8.766cm" svg:height="4.855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</table:table-cell>
              <table:table-cell office:value-type="string">
                <text:p>Unconfirmed predic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640">
                <text:p>6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674">
                <text:p>6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831">
                <text:p>83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fill-color="#15846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001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fill="hatch" draw:fill-color="#bbe33d" draw:fill-hatch-name="Black_20_45_20_Degrees" draw:fill-hatch-solid="true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fill-color="#bbe33d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3.066cm" svg:y="0.316cm" chart:style-name="ch2">
          <text:p>Recherche de preuves pour les transcrits prédits</text:p>
        </chart:title>
        <chart:subtitle svg:x="3.515cm" svg:y="1.275cm" chart:style-name="ch3">
          <text:p>basé sur les 253 gènes structurellement conservés</text:p>
        </chart:subtitle>
        <chart:legend chart:legend-position="end" svg:x="10.598cm" svg:y="2.414cm" style:legend-expansion="high" chart:style-name="ch4"/>
        <chart:plot-area chart:style-name="ch5" table:cell-range-address="253_JS_ens90_update_mai_2021.A1:253_JS_ens90_update_mai_2021.F4" chart:data-source-has-labels="both" svg:x="1.33cm" svg:y="2.138cm" svg:width="8.949cm" svg:height="5.707cm">
          <chartooo:coordinate-region svg:x="2.454cm" svg:y="2.337cm" svg:width="7.825cm" svg:height="4.861cm"/>
          <chart:axis chart:dimension="x" chart:name="primary-x" chart:style-name="ch6" chartooo:axis-type="auto">
            <chartooo:date-scale/>
            <chart:title svg:x="5.125cm" svg:y="8.025cm" chart:style-name="ch7">
              <text:p>Espèces</text:p>
            </chart:title>
            <chart:categories table:cell-range-address="253_JS_ens90_update_mai_2021.A2:253_JS_ens90_update_mai_2021.A4"/>
          </chart:axis>
          <chart:axis chart:dimension="y" chart:name="primary-y" chart:style-name="ch8">
            <chart:title svg:x="0.451cm" svg:y="6.887cm" chart:style-name="ch9">
              <text:p>Pourcentage de transcrits</text:p>
            </chart:title>
            <chart:grid chart:style-name="ch10" chart:class="major"/>
          </chart:axis>
          <chart:series chart:style-name="ch11" chart:values-cell-range-address="253_JS_ens90_update_mai_2021.B2:253_JS_ens90_update_mai_2021.B4" chart:label-cell-address="253_JS_ens90_update_mai_2021.B1:253_JS_ens90_update_mai_2021.B1" chart:class="chart:bar">
            <chart:data-point chart:style-name="ch12" chart:repeated="2"/>
            <chart:data-point/>
          </chart:series>
          <chart:series chart:style-name="ch13" chart:values-cell-range-address="253_JS_ens90_update_mai_2021.C2:253_JS_ens90_update_mai_2021.C4" chart:label-cell-address="253_JS_ens90_update_mai_2021.C1:253_JS_ens90_update_mai_2021.C1" chart:class="chart:bar">
            <chart:data-point chart:repeated="3"/>
          </chart:series>
          <chart:series chart:style-name="ch14" chart:values-cell-range-address="253_JS_ens90_update_mai_2021.D2:253_JS_ens90_update_mai_2021.D4" chart:label-cell-address="253_JS_ens90_update_mai_2021.D1:253_JS_ens90_update_mai_2021.D1" chart:class="chart:bar">
            <chart:data-point chart:repeated="3"/>
          </chart:series>
          <chart:series chart:style-name="ch15" chart:values-cell-range-address="253_JS_ens90_update_mai_2021.E2:253_JS_ens90_update_mai_2021.E4" chart:label-cell-address="253_JS_ens90_update_mai_2021.E1:253_JS_ens90_update_mai_2021.E1" chart:class="chart:bar">
            <chart:data-point chart:repeated="3"/>
          </chart:series>
          <chart:series chart:style-name="ch16" chart:values-cell-range-address="253_JS_ens90_update_mai_2021.F2:253_JS_ens90_update_mai_2021.F4" chart:label-cell-address="253_JS_ens90_update_mai_2021.F1:253_JS_ens90_update_mai_2021.F1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déjà connus</text:p>
                <draw:g>
                  <svg:desc>253_JS_ens90_update_mai_2021.B1:253_JS_ens90_update_mai_2021.B1</svg:desc>
                </draw:g>
              </table:table-cell>
              <table:table-cell office:value-type="string">
                <text:p>Transcrits prédits retrouvés dans des annotations</text:p>
                <draw:g>
                  <svg:desc>253_JS_ens90_update_mai_2021.C1:253_JS_ens90_update_mai_2021.C1</svg:desc>
                </draw:g>
              </table:table-cell>
              <table:table-cell office:value-type="string">
                <text:p>Transcripts prédits portés par des reads</text:p>
                <draw:g>
                  <svg:desc>253_JS_ens90_update_mai_2021.D1:253_JS_ens90_update_mai_2021.D1</svg:desc>
                </draw:g>
              </table:table-cell>
              <table:table-cell office:value-type="string">
                <text:p>Transcripts prédits avec des JS portés par des reads</text:p>
                <draw:g>
                  <svg:desc>253_JS_ens90_update_mai_2021.E1:253_JS_ens90_update_mai_2021.E1</svg:desc>
                </draw:g>
              </table:table-cell>
              <table:table-cell office:value-type="string">
                <text:p>Transcripts prédits avec des JS non portés par des reads</text:p>
                <draw:g>
                  <svg:desc>253_JS_ens90_update_mai_2021.F1:253_JS_ens90_update_mai_202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253_JS_ens90_update_mai_2021.A2:253_JS_ens90_update_mai_2021.A4</svg:desc>
                </draw:g>
              </table:table-cell>
              <table:table-cell office:value-type="float" office:value="492">
                <text:p>492</text:p>
                <draw:g>
                  <svg:desc>253_JS_ens90_update_mai_2021.B2:253_JS_ens90_update_mai_2021.B4</svg:desc>
                </draw:g>
              </table:table-cell>
              <table:table-cell office:value-type="float" office:value="42">
                <text:p>42</text:p>
                <draw:g>
                  <svg:desc>253_JS_ens90_update_mai_2021.C2:253_JS_ens90_update_mai_2021.C4</svg:desc>
                </draw:g>
              </table:table-cell>
              <table:table-cell office:value-type="float" office:value="59">
                <text:p>59</text:p>
                <draw:g>
                  <svg:desc>253_JS_ens90_update_mai_2021.D2:253_JS_ens90_update_mai_2021.D4</svg:desc>
                </draw:g>
              </table:table-cell>
              <table:table-cell office:value-type="float" office:value="47">
                <text:p>47</text:p>
                <draw:g>
                  <svg:desc>253_JS_ens90_update_mai_2021.E2:253_JS_ens90_update_mai_2021.E4</svg:desc>
                </draw:g>
              </table:table-cell>
              <table:table-cell office:value-type="float" office:value="32">
                <text:p>32</text:p>
                <draw:g>
                  <svg:desc>253_JS_ens90_update_mai_2021.F2:253_JS_ens90_update_mai_2021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484">
                <text:p>484</text:p>
              </table:table-cell>
              <table:table-cell office:value-type="float" office:value="51">
                <text:p>51</text:p>
              </table:table-cell>
              <table:table-cell office:value-type="float" office:value="78">
                <text:p>78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1.541cm" svg:y="3.952cm" style:legend-expansion="high" chart:style-name="ch4"/>
        <chart:plot-area chart:style-name="ch5" chart:data-source-has-labels="both" svg:x="1.331cm" svg:y="2.138cm" svg:width="9.89cm" svg:height="5.701cm">
          <chartooo:coordinate-region svg:x="2.455cm" svg:y="2.337cm" svg:width="8.766cm" svg:height="4.855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</table:table-cell>
              <table:table-cell office:value-type="string">
                <text:p>Unconfirmed predic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640">
                <text:p>6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674">
                <text:p>6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831">
                <text:p>83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10">
      <style:chart-properties chart:link-data-style-to-source="true"/>
      <style:graphic-properties draw:fill-color="#15846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001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fill="hatch" draw:fill-color="#bbe33d" draw:fill-hatch-name="Black_20_45_20_Degrees" draw:fill-hatch-solid="true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fill-color="#bbe33d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5cm" svg:height="9.006cm" xlink:href=".." xlink:type="simple" chart:class="chart:bar" chart:style-name="ch1">
        <chart:legend chart:legend-position="end" svg:x="11.915cm" svg:y="3.208cm" style:legend-expansion="high" chart:style-name="ch2"/>
        <chart:plot-area chart:style-name="ch3" table:cell-range-address="'2167'.A1:'2167'.F4" chart:data-source-has-labels="both" svg:x="1.366cm" svg:y="0.18cm" svg:width="10.194cm" svg:height="7.665cm">
          <chartooo:coordinate-region svg:x="2.49cm" svg:y="0.379cm" svg:width="9.07cm" svg:height="6.819cm"/>
          <chart:axis chart:dimension="x" chart:name="primary-x" chart:style-name="ch4" chartooo:axis-type="auto">
            <chartooo:date-scale/>
            <chart:title svg:x="5.784cm" svg:y="8.025cm" chart:style-name="ch5">
              <text:p>Espèces</text:p>
            </chart:title>
            <chart:categories table:cell-range-address="'2167'.A2:'2167'.A4"/>
          </chart:axis>
          <chart:axis chart:dimension="y" chart:name="primary-y" chart:style-name="ch6">
            <chart:title svg:x="0.451cm" svg:y="6.437cm" chart:style-name="ch7">
              <text:p>Pourcentage de transcrits prédits</text:p>
            </chart:title>
            <chart:grid chart:style-name="ch8" chart:class="major"/>
          </chart:axis>
          <chart:series chart:style-name="ch9" chart:values-cell-range-address="'2167'.B2:'2167'.B4" chart:label-cell-address="'2167'.B1:'2167'.B1" chart:class="chart:bar">
            <chart:data-point chart:style-name="ch10" chart:repeated="2"/>
            <chart:data-point/>
          </chart:series>
          <chart:series chart:style-name="ch11" chart:values-cell-range-address="'2167'.C2:'2167'.C4" chart:label-cell-address="'2167'.C1:'2167'.C1" chart:class="chart:bar">
            <chart:data-point chart:repeated="3"/>
          </chart:series>
          <chart:series chart:style-name="ch12" chart:values-cell-range-address="'2167'.D2:'2167'.D4" chart:label-cell-address="'2167'.D1:'2167'.D1" chart:class="chart:bar">
            <chart:data-point chart:repeated="3"/>
          </chart:series>
          <chart:series chart:style-name="ch13" chart:values-cell-range-address="'2167'.E2:'2167'.E4" chart:label-cell-address="'2167'.E1:'2167'.E1" chart:class="chart:bar">
            <chart:data-point chart:repeated="3"/>
          </chart:series>
          <chart:series chart:style-name="ch14" chart:values-cell-range-address="'2167'.F2:'2167'.F4" chart:label-cell-address="'2167'.F1:'2167'.F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connus</text:p>
                <draw:g>
                  <svg:desc>'2167'.B1:'2167'.B1</svg:desc>
                </draw:g>
              </table:table-cell>
              <table:table-cell office:value-type="string">
                <text:p>Transcrits prédits confirmés</text:p>
                <draw:g>
                  <svg:desc>'2167'.C1:'2167'.C1</svg:desc>
                </draw:g>
              </table:table-cell>
              <table:table-cell office:value-type="string">
                <text:p>Transcrits prédits possibles</text:p>
                <draw:g>
                  <svg:desc>'2167'.D1:'2167'.D1</svg:desc>
                </draw:g>
              </table:table-cell>
              <table:table-cell office:value-type="string">
                <text:p>Transcrits prédits réalisables</text:p>
                <draw:g>
                  <svg:desc>'2167'.E1:'2167'.E1</svg:desc>
                </draw:g>
              </table:table-cell>
              <table:table-cell office:value-type="string">
                <text:p>Transcrits prédits non réalisables</text:p>
                <draw:g>
                  <svg:desc>'2167'.F1:'2167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'2167'.A2:'2167'.A4</svg:desc>
                </draw:g>
              </table:table-cell>
              <table:table-cell office:value-type="float" office:value="2798">
                <text:p>2798</text:p>
                <draw:g>
                  <svg:desc>'2167'.B2:'2167'.B4</svg:desc>
                </draw:g>
              </table:table-cell>
              <table:table-cell office:value-type="float" office:value="269">
                <text:p>269</text:p>
                <draw:g>
                  <svg:desc>'2167'.C2:'2167'.C4</svg:desc>
                </draw:g>
              </table:table-cell>
              <table:table-cell office:value-type="float" office:value="547">
                <text:p>547</text:p>
                <draw:g>
                  <svg:desc>'2167'.D2:'2167'.D4</svg:desc>
                </draw:g>
              </table:table-cell>
              <table:table-cell office:value-type="float" office:value="399">
                <text:p>399</text:p>
                <draw:g>
                  <svg:desc>'2167'.E2:'2167'.E4</svg:desc>
                </draw:g>
              </table:table-cell>
              <table:table-cell office:value-type="float" office:value="325">
                <text:p>325</text:p>
                <draw:g>
                  <svg:desc>'2167'.F2:'2167'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2681">
                <text:p>2681</text:p>
              </table:table-cell>
              <table:table-cell office:value-type="float" office:value="346">
                <text:p>346</text:p>
              </table:table-cell>
              <table:table-cell office:value-type="float" office:value="751">
                <text:p>751</text:p>
              </table:table-cell>
              <table:table-cell office:value-type="float" office:value="498">
                <text:p>49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1062">
                <text:p>1062</text:p>
              </table:table-cell>
              <table:table-cell office:value-type="float" office:value="1044">
                <text:p>1044</text:p>
              </table:table-cell>
              <table:table-cell office:value-type="float" office:value="1007">
                <text:p>1007</text:p>
              </table:table-cell>
              <table:table-cell office:value-type="float" office:value="835">
                <text:p>835</text:p>
              </table:table-cell>
              <table:table-cell office:value-type="float" office:value="323">
                <text:p>323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1584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="hatch" draw:fill-color="#bbe33d" draw:fill-hatch-name="Black_20_45_20_Degrees" draw:fill-hatch-solid="tru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bbe33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15cm" svg:height="9.006cm" xlink:href=".." xlink:type="simple" chart:class="chart:bar" chart:style-name="ch1">
        <chart:plot-area chart:style-name="ch2" table:cell-range-address="'2167'.A1:'2167'.F4" chart:data-source-has-labels="both" svg:x="1.241cm" svg:y="0.18cm" svg:width="10.044cm" svg:height="7.665cm">
          <chartooo:coordinate-region svg:x="2.233cm" svg:y="0.38cm" svg:width="9.052cm" svg:height="6.818cm"/>
          <chart:axis chart:dimension="x" chart:name="primary-x" chart:style-name="ch3" chartooo:axis-type="auto">
            <chartooo:date-scale/>
            <chart:title svg:x="5.584cm" svg:y="8.025cm" chart:style-name="ch4">
              <text:p>Espèces</text:p>
            </chart:title>
            <chart:categories table:cell-range-address="'2167'.A2:'2167'.A4"/>
          </chart:axis>
          <chart:axis chart:dimension="y" chart:name="primary-y" chart:style-name="ch5">
            <chart:title svg:x="0.451cm" svg:y="6.093cm" chart:style-name="ch6">
              <text:p>Nombre de transcrits prédits</text:p>
            </chart:title>
            <chart:grid chart:style-name="ch7" chart:class="major"/>
          </chart:axis>
          <chart:series chart:style-name="ch8" chart:values-cell-range-address="'2167'.B2:'2167'.B4" chart:label-cell-address="'2167'.B1:'2167'.B1" chart:class="chart:bar">
            <chart:data-point chart:repeated="3"/>
          </chart:series>
          <chart:series chart:style-name="ch9" chart:values-cell-range-address="'2167'.C2:'2167'.C4" chart:label-cell-address="'2167'.C1:'2167'.C1" chart:class="chart:bar">
            <chart:data-point chart:repeated="3"/>
          </chart:series>
          <chart:series chart:style-name="ch10" chart:values-cell-range-address="'2167'.D2:'2167'.D4" chart:label-cell-address="'2167'.D1:'2167'.D1" chart:class="chart:bar">
            <chart:data-point chart:repeated="3"/>
          </chart:series>
          <chart:series chart:style-name="ch11" chart:values-cell-range-address="'2167'.E2:'2167'.E4" chart:label-cell-address="'2167'.E1:'2167'.E1" chart:class="chart:bar">
            <chart:data-point chart:repeated="3"/>
          </chart:series>
          <chart:series chart:style-name="ch12" chart:values-cell-range-address="'2167'.F2:'2167'.F4" chart:label-cell-address="'2167'.F1:'2167'.F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connus</text:p>
                <draw:g>
                  <svg:desc>'2167'.B1:'2167'.B1</svg:desc>
                </draw:g>
              </table:table-cell>
              <table:table-cell office:value-type="string">
                <text:p>Transcrits prédits confirmés</text:p>
                <draw:g>
                  <svg:desc>'2167'.C1:'2167'.C1</svg:desc>
                </draw:g>
              </table:table-cell>
              <table:table-cell office:value-type="string">
                <text:p>Transcrits prédits possibles</text:p>
                <draw:g>
                  <svg:desc>'2167'.D1:'2167'.D1</svg:desc>
                </draw:g>
              </table:table-cell>
              <table:table-cell office:value-type="string">
                <text:p>Transcrits prédits réalisables</text:p>
                <draw:g>
                  <svg:desc>'2167'.E1:'2167'.E1</svg:desc>
                </draw:g>
              </table:table-cell>
              <table:table-cell office:value-type="string">
                <text:p>Transcrits prédits non réalisables</text:p>
                <draw:g>
                  <svg:desc>'2167'.F1:'2167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'2167'.A2:'2167'.A4</svg:desc>
                </draw:g>
              </table:table-cell>
              <table:table-cell office:value-type="float" office:value="2798">
                <text:p>2798</text:p>
                <draw:g>
                  <svg:desc>'2167'.B2:'2167'.B4</svg:desc>
                </draw:g>
              </table:table-cell>
              <table:table-cell office:value-type="float" office:value="269">
                <text:p>269</text:p>
                <draw:g>
                  <svg:desc>'2167'.C2:'2167'.C4</svg:desc>
                </draw:g>
              </table:table-cell>
              <table:table-cell office:value-type="float" office:value="547">
                <text:p>547</text:p>
                <draw:g>
                  <svg:desc>'2167'.D2:'2167'.D4</svg:desc>
                </draw:g>
              </table:table-cell>
              <table:table-cell office:value-type="float" office:value="399">
                <text:p>399</text:p>
                <draw:g>
                  <svg:desc>'2167'.E2:'2167'.E4</svg:desc>
                </draw:g>
              </table:table-cell>
              <table:table-cell office:value-type="float" office:value="325">
                <text:p>325</text:p>
                <draw:g>
                  <svg:desc>'2167'.F2:'2167'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2681">
                <text:p>2681</text:p>
              </table:table-cell>
              <table:table-cell office:value-type="float" office:value="346">
                <text:p>346</text:p>
              </table:table-cell>
              <table:table-cell office:value-type="float" office:value="751">
                <text:p>751</text:p>
              </table:table-cell>
              <table:table-cell office:value-type="float" office:value="498">
                <text:p>49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1062">
                <text:p>1062</text:p>
              </table:table-cell>
              <table:table-cell office:value-type="float" office:value="1044">
                <text:p>1044</text:p>
              </table:table-cell>
              <table:table-cell office:value-type="float" office:value="1007">
                <text:p>1007</text:p>
              </table:table-cell>
              <table:table-cell office:value-type="float" office:value="835">
                <text:p>835</text:p>
              </table:table-cell>
              <table:table-cell office:value-type="float" office:value="323">
                <text:p>323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1.541cm" svg:y="3.952cm" style:legend-expansion="high" chart:style-name="ch4"/>
        <chart:plot-area chart:style-name="ch5" chart:data-source-has-labels="both" svg:x="1.331cm" svg:y="2.138cm" svg:width="9.89cm" svg:height="5.701cm">
          <chartooo:coordinate-region svg:x="2.323cm" svg:y="2.338cm" svg:width="8.898cm" svg:height="4.854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style-name="ch12" chart:repeated="2"/>
            <chart:data-point/>
          </chart:series>
          <chart:series chart:style-name="ch13" chart:values-cell-range-address="local-table.$C$2:.$C$4" chart:label-cell-address="local-table.$C$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</table:table-cell>
              <table:table-cell office:value-type="string">
                <text:p>Unconfirmed predic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640">
                <text:p>6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674">
                <text:p>6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831">
                <text:p>83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1.541cm" svg:y="3.952cm" style:legend-expansion="high" chart:style-name="ch4"/>
        <chart:plot-area chart:style-name="ch5" chart:data-source-has-labels="both" svg:x="1.331cm" svg:y="2.138cm" svg:width="9.89cm" svg:height="5.701cm">
          <chartooo:coordinate-region svg:x="2.455cm" svg:y="2.337cm" svg:width="8.766cm" svg:height="4.855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</table:table-cell>
              <table:table-cell office:value-type="string">
                <text:p>Unconfirmed predic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640">
                <text:p>6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674">
                <text:p>6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831">
                <text:p>83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fill-color="#15846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001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fill="hatch" draw:fill-color="#bbe33d" draw:fill-hatch-name="Black_20_45_20_Degrees" draw:fill-hatch-solid="true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fill-color="#bbe33d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3.066cm" svg:y="0.316cm" chart:style-name="ch2">
          <text:p>Recherche de preuves pour les transcrits prédits</text:p>
        </chart:title>
        <chart:subtitle svg:x="3.515cm" svg:y="1.275cm" chart:style-name="ch3">
          <text:p>basé sur les 253 gènes structurellement conservés</text:p>
        </chart:subtitle>
        <chart:legend chart:legend-position="end" svg:x="10.598cm" svg:y="2.414cm" style:legend-expansion="high" chart:style-name="ch4"/>
        <chart:plot-area chart:style-name="ch5" table:cell-range-address="253_JS_ens90_update_mai_2021.A1:253_JS_ens90_update_mai_2021.F4" chart:data-source-has-labels="both" svg:x="1.33cm" svg:y="2.138cm" svg:width="8.949cm" svg:height="5.707cm">
          <chartooo:coordinate-region svg:x="2.454cm" svg:y="2.337cm" svg:width="7.825cm" svg:height="4.861cm"/>
          <chart:axis chart:dimension="x" chart:name="primary-x" chart:style-name="ch6" chartooo:axis-type="auto">
            <chartooo:date-scale/>
            <chart:title svg:x="5.125cm" svg:y="8.025cm" chart:style-name="ch7">
              <text:p>Espèces</text:p>
            </chart:title>
            <chart:categories table:cell-range-address="253_JS_ens90_update_mai_2021.A2:253_JS_ens90_update_mai_2021.A4"/>
          </chart:axis>
          <chart:axis chart:dimension="y" chart:name="primary-y" chart:style-name="ch8">
            <chart:title svg:x="0.451cm" svg:y="6.887cm" chart:style-name="ch9">
              <text:p>Pourcentage de transcrits</text:p>
            </chart:title>
            <chart:grid chart:style-name="ch10" chart:class="major"/>
          </chart:axis>
          <chart:series chart:style-name="ch11" chart:values-cell-range-address="253_JS_ens90_update_mai_2021.B2:253_JS_ens90_update_mai_2021.B4" chart:label-cell-address="253_JS_ens90_update_mai_2021.B1:253_JS_ens90_update_mai_2021.B1" chart:class="chart:bar">
            <chart:data-point chart:style-name="ch12" chart:repeated="2"/>
            <chart:data-point/>
          </chart:series>
          <chart:series chart:style-name="ch13" chart:values-cell-range-address="253_JS_ens90_update_mai_2021.C2:253_JS_ens90_update_mai_2021.C4" chart:label-cell-address="253_JS_ens90_update_mai_2021.C1:253_JS_ens90_update_mai_2021.C1" chart:class="chart:bar">
            <chart:data-point chart:repeated="3"/>
          </chart:series>
          <chart:series chart:style-name="ch14" chart:values-cell-range-address="253_JS_ens90_update_mai_2021.D2:253_JS_ens90_update_mai_2021.D4" chart:label-cell-address="253_JS_ens90_update_mai_2021.D1:253_JS_ens90_update_mai_2021.D1" chart:class="chart:bar">
            <chart:data-point chart:repeated="3"/>
          </chart:series>
          <chart:series chart:style-name="ch15" chart:values-cell-range-address="253_JS_ens90_update_mai_2021.E2:253_JS_ens90_update_mai_2021.E4" chart:label-cell-address="253_JS_ens90_update_mai_2021.E1:253_JS_ens90_update_mai_2021.E1" chart:class="chart:bar">
            <chart:data-point chart:repeated="3"/>
          </chart:series>
          <chart:series chart:style-name="ch16" chart:values-cell-range-address="253_JS_ens90_update_mai_2021.F2:253_JS_ens90_update_mai_2021.F4" chart:label-cell-address="253_JS_ens90_update_mai_2021.F1:253_JS_ens90_update_mai_2021.F1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déjà connus</text:p>
                <draw:g>
                  <svg:desc>253_JS_ens90_update_mai_2021.B1:253_JS_ens90_update_mai_2021.B1</svg:desc>
                </draw:g>
              </table:table-cell>
              <table:table-cell office:value-type="string">
                <text:p>Transcrits prédits retrouvés dans des annotations</text:p>
                <draw:g>
                  <svg:desc>253_JS_ens90_update_mai_2021.C1:253_JS_ens90_update_mai_2021.C1</svg:desc>
                </draw:g>
              </table:table-cell>
              <table:table-cell office:value-type="string">
                <text:p>Transcripts prédits portés par des reads</text:p>
                <draw:g>
                  <svg:desc>253_JS_ens90_update_mai_2021.D1:253_JS_ens90_update_mai_2021.D1</svg:desc>
                </draw:g>
              </table:table-cell>
              <table:table-cell office:value-type="string">
                <text:p>Transcripts prédits avec des JS portés par des reads</text:p>
                <draw:g>
                  <svg:desc>253_JS_ens90_update_mai_2021.E1:253_JS_ens90_update_mai_2021.E1</svg:desc>
                </draw:g>
              </table:table-cell>
              <table:table-cell office:value-type="string">
                <text:p>Transcripts prédits avec des JS non portés par des reads</text:p>
                <draw:g>
                  <svg:desc>253_JS_ens90_update_mai_2021.F1:253_JS_ens90_update_mai_202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253_JS_ens90_update_mai_2021.A2:253_JS_ens90_update_mai_2021.A4</svg:desc>
                </draw:g>
              </table:table-cell>
              <table:table-cell office:value-type="float" office:value="492">
                <text:p>492</text:p>
                <draw:g>
                  <svg:desc>253_JS_ens90_update_mai_2021.B2:253_JS_ens90_update_mai_2021.B4</svg:desc>
                </draw:g>
              </table:table-cell>
              <table:table-cell office:value-type="float" office:value="42">
                <text:p>42</text:p>
                <draw:g>
                  <svg:desc>253_JS_ens90_update_mai_2021.C2:253_JS_ens90_update_mai_2021.C4</svg:desc>
                </draw:g>
              </table:table-cell>
              <table:table-cell office:value-type="float" office:value="59">
                <text:p>59</text:p>
                <draw:g>
                  <svg:desc>253_JS_ens90_update_mai_2021.D2:253_JS_ens90_update_mai_2021.D4</svg:desc>
                </draw:g>
              </table:table-cell>
              <table:table-cell office:value-type="float" office:value="47">
                <text:p>47</text:p>
                <draw:g>
                  <svg:desc>253_JS_ens90_update_mai_2021.E2:253_JS_ens90_update_mai_2021.E4</svg:desc>
                </draw:g>
              </table:table-cell>
              <table:table-cell office:value-type="float" office:value="32">
                <text:p>32</text:p>
                <draw:g>
                  <svg:desc>253_JS_ens90_update_mai_2021.F2:253_JS_ens90_update_mai_2021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484">
                <text:p>484</text:p>
              </table:table-cell>
              <table:table-cell office:value-type="float" office:value="51">
                <text:p>51</text:p>
              </table:table-cell>
              <table:table-cell office:value-type="float" office:value="78">
                <text:p>78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hatch" draw:fill-color="#bbe33d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bbe33d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3.066cm" svg:y="0.316cm" chart:style-name="ch2">
          <text:p>Recherche de preuves pour les transcrits prédits</text:p>
        </chart:title>
        <chart:subtitle svg:x="3.515cm" svg:y="1.275cm" chart:style-name="ch3">
          <text:p>basé sur les 253 gènes structurellement conservés</text:p>
        </chart:subtitle>
        <chart:legend chart:legend-position="end" svg:x="10.598cm" svg:y="2.414cm" style:legend-expansion="high" chart:style-name="ch4"/>
        <chart:plot-area chart:style-name="ch5" table:cell-range-address="253_JS_ens90_update_mai_2021.A1:253_JS_ens90_update_mai_2021.F4" chart:data-source-has-labels="both" svg:x="1.33cm" svg:y="2.138cm" svg:width="8.949cm" svg:height="5.707cm">
          <chartooo:coordinate-region svg:x="2.137cm" svg:y="2.337cm" svg:width="8.142cm" svg:height="4.861cm"/>
          <chart:axis chart:dimension="x" chart:name="primary-x" chart:style-name="ch6" chartooo:axis-type="auto">
            <chartooo:date-scale/>
            <chart:title svg:x="5.125cm" svg:y="8.025cm" chart:style-name="ch7">
              <text:p>Espèces</text:p>
            </chart:title>
            <chart:categories table:cell-range-address="253_JS_ens90_update_mai_2021.A2:253_JS_ens90_update_mai_2021.A4"/>
          </chart:axis>
          <chart:axis chart:dimension="y" chart:name="primary-y" chart:style-name="ch8">
            <chart:title svg:x="0.451cm" svg:y="6.543cm" chart:style-name="ch9">
              <text:p>Nombre de transcrits</text:p>
            </chart:title>
            <chart:grid chart:style-name="ch10" chart:class="major"/>
          </chart:axis>
          <chart:series chart:style-name="ch11" chart:values-cell-range-address="253_JS_ens90_update_mai_2021.B2:253_JS_ens90_update_mai_2021.B4" chart:label-cell-address="253_JS_ens90_update_mai_2021.B1:253_JS_ens90_update_mai_2021.B1" chart:class="chart:bar">
            <chart:data-point chart:repeated="3"/>
          </chart:series>
          <chart:series chart:style-name="ch12" chart:values-cell-range-address="253_JS_ens90_update_mai_2021.C2:253_JS_ens90_update_mai_2021.C4" chart:label-cell-address="253_JS_ens90_update_mai_2021.C1:253_JS_ens90_update_mai_2021.C1" chart:class="chart:bar">
            <chart:data-point chart:repeated="3"/>
          </chart:series>
          <chart:series chart:style-name="ch13" chart:values-cell-range-address="253_JS_ens90_update_mai_2021.D2:253_JS_ens90_update_mai_2021.D4" chart:label-cell-address="253_JS_ens90_update_mai_2021.D1:253_JS_ens90_update_mai_2021.D1" chart:class="chart:bar">
            <chart:data-point chart:repeated="3"/>
          </chart:series>
          <chart:series chart:style-name="ch14" chart:values-cell-range-address="253_JS_ens90_update_mai_2021.E2:253_JS_ens90_update_mai_2021.E4" chart:label-cell-address="253_JS_ens90_update_mai_2021.E1:253_JS_ens90_update_mai_2021.E1" chart:class="chart:bar">
            <chart:data-point chart:repeated="3"/>
          </chart:series>
          <chart:series chart:style-name="ch15" chart:values-cell-range-address="253_JS_ens90_update_mai_2021.F2:253_JS_ens90_update_mai_2021.F4" chart:label-cell-address="253_JS_ens90_update_mai_2021.F1:253_JS_ens90_update_mai_2021.F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déjà connus</text:p>
                <draw:g>
                  <svg:desc>253_JS_ens90_update_mai_2021.B1:253_JS_ens90_update_mai_2021.B1</svg:desc>
                </draw:g>
              </table:table-cell>
              <table:table-cell office:value-type="string">
                <text:p>Transcrits prédits retrouvés dans des annotations</text:p>
                <draw:g>
                  <svg:desc>253_JS_ens90_update_mai_2021.C1:253_JS_ens90_update_mai_2021.C1</svg:desc>
                </draw:g>
              </table:table-cell>
              <table:table-cell office:value-type="string">
                <text:p>Transcripts prédits portés par des reads</text:p>
                <draw:g>
                  <svg:desc>253_JS_ens90_update_mai_2021.D1:253_JS_ens90_update_mai_2021.D1</svg:desc>
                </draw:g>
              </table:table-cell>
              <table:table-cell office:value-type="string">
                <text:p>Transcripts prédits avec des JS portés par des reads</text:p>
                <draw:g>
                  <svg:desc>253_JS_ens90_update_mai_2021.E1:253_JS_ens90_update_mai_2021.E1</svg:desc>
                </draw:g>
              </table:table-cell>
              <table:table-cell office:value-type="string">
                <text:p>Transcripts prédits avec des JS non portés par des reads</text:p>
                <draw:g>
                  <svg:desc>253_JS_ens90_update_mai_2021.F1:253_JS_ens90_update_mai_202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253_JS_ens90_update_mai_2021.A2:253_JS_ens90_update_mai_2021.A4</svg:desc>
                </draw:g>
              </table:table-cell>
              <table:table-cell office:value-type="float" office:value="492">
                <text:p>492</text:p>
                <draw:g>
                  <svg:desc>253_JS_ens90_update_mai_2021.B2:253_JS_ens90_update_mai_2021.B4</svg:desc>
                </draw:g>
              </table:table-cell>
              <table:table-cell office:value-type="float" office:value="42">
                <text:p>42</text:p>
                <draw:g>
                  <svg:desc>253_JS_ens90_update_mai_2021.C2:253_JS_ens90_update_mai_2021.C4</svg:desc>
                </draw:g>
              </table:table-cell>
              <table:table-cell office:value-type="float" office:value="59">
                <text:p>59</text:p>
                <draw:g>
                  <svg:desc>253_JS_ens90_update_mai_2021.D2:253_JS_ens90_update_mai_2021.D4</svg:desc>
                </draw:g>
              </table:table-cell>
              <table:table-cell office:value-type="float" office:value="47">
                <text:p>47</text:p>
                <draw:g>
                  <svg:desc>253_JS_ens90_update_mai_2021.E2:253_JS_ens90_update_mai_2021.E4</svg:desc>
                </draw:g>
              </table:table-cell>
              <table:table-cell office:value-type="float" office:value="32">
                <text:p>32</text:p>
                <draw:g>
                  <svg:desc>253_JS_ens90_update_mai_2021.F2:253_JS_ens90_update_mai_2021.F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484">
                <text:p>484</text:p>
              </table:table-cell>
              <table:table-cell office:value-type="float" office:value="51">
                <text:p>51</text:p>
              </table:table-cell>
              <table:table-cell office:value-type="float" office:value="78">
                <text:p>78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1.541cm" svg:y="3.952cm" style:legend-expansion="high" chart:style-name="ch4"/>
        <chart:plot-area chart:style-name="ch5" chart:data-source-has-labels="both" svg:x="1.331cm" svg:y="2.138cm" svg:width="9.89cm" svg:height="5.701cm">
          <chartooo:coordinate-region svg:x="2.323cm" svg:y="2.338cm" svg:width="8.898cm" svg:height="4.854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style-name="ch12" chart:repeated="2"/>
            <chart:data-point/>
          </chart:series>
          <chart:series chart:style-name="ch13" chart:values-cell-range-address="local-table.$C$2:.$C$4" chart:label-cell-address="local-table.$C$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</table:table-cell>
              <table:table-cell office:value-type="string">
                <text:p>Unconfirmed predic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640">
                <text:p>6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674">
                <text:p>6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831">
                <text:p>83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three-dimensional="true" chart:solid-type="cylinder"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olid-type="cylinder" chart:link-data-style-to-source="true"/>
      <style:graphic-properties draw:fill-color="#ff8000" dr3d:edge-rounding="5%"/>
      <style:text-properties fo:font-size="10pt" style:font-size-asian="10pt" style:font-size-complex="10pt"/>
    </style:style>
    <style:style style:name="ch7" style:family="chart">
      <style:chart-properties chart:solid-type="cylinder"/>
    </style:style>
    <style:style style:name="ch8" style:family="chart" style:data-style-name="N0">
      <style:chart-properties chart:solid-type="cylinder" chart:link-data-style-to-source="true"/>
      <style:graphic-properties draw:fill-color="#81d41a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ffffff"/>
    </style:style>
  </office:automatic-styles>
  <office:body>
    <office:chart>
      <chart:chart svg:width="20.288cm" svg:height="5.17cm" xlink:href=".." xlink:type="simple" chart:class="chart:bar" chart:style-name="ch1">
        <chart:legend chart:legend-position="end" svg:x="15.374cm" svg:y="2.116cm" style:legend-expansion="high" chart:style-name="ch2"/>
        <chart:plot-area chart:style-name="ch3" table:cell-range-address="135_JS_ens90.A61:135_JS_ens90.D62" chart:data-source-has-labels="column" svg:x="0.343cm" svg:y="0.183cm" svg:width="14.743cm" svg:height="5.6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21cm" svg:y="0.183cm" svg:width="15.01cm" svg:height="4.95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/>
          <chart:axis chart:dimension="z" chart:name="primary-z" chart:style-name="ch4"/>
          <chart:series chart:style-name="ch6" chart:values-cell-range-address="135_JS_ens90.B61:135_JS_ens90.D61" chart:label-cell-address="135_JS_ens90.A61:135_JS_ens90.A61" chart:class="chart:bar">
            <chart:data-point/>
            <chart:data-point chart:style-name="ch7" chart:repeated="2"/>
          </chart:series>
          <chart:series chart:style-name="ch8" chart:values-cell-range-address="135_JS_ens90.B62:135_JS_ens90.D62" chart:label-cell-address="135_JS_ens90.A62:135_JS_ens90.A6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Gènes avec des tr prédits</text:p>
                <draw:g>
                  <svg:desc>135_JS_ens90.A61:135_JS_ens90.A61</svg:desc>
                </draw:g>
              </table:table-cell>
              <table:table-cell office:value-type="float" office:value="65">
                <text:p>65</text:p>
                <draw:g>
                  <svg:desc>135_JS_ens90.B61:135_JS_ens90.D61</svg:desc>
                </draw:g>
              </table:table-cell>
              <table:table-cell office:value-type="float" office:value="74">
                <text:p>7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Gènes avec tous leurs tr connus</text:p>
                <draw:g>
                  <svg:desc>135_JS_ens90.A62:135_JS_ens90.A62</svg:desc>
                </draw:g>
              </table:table-cell>
              <table:table-cell office:value-type="float" office:value="70">
                <text:p>70</text:p>
                <draw:g>
                  <svg:desc>135_JS_ens90.B62:135_JS_ens90.D6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1.541cm" svg:y="3.952cm" style:legend-expansion="high" chart:style-name="ch4"/>
        <chart:plot-area chart:style-name="ch5" chart:data-source-has-labels="both" svg:x="1.331cm" svg:y="2.138cm" svg:width="9.89cm" svg:height="5.701cm">
          <chartooo:coordinate-region svg:x="2.455cm" svg:y="2.337cm" svg:width="8.766cm" svg:height="4.855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</table:table-cell>
              <table:table-cell office:value-type="string">
                <text:p>Unconfirmed predic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640">
                <text:p>6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674">
                <text:p>6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831">
                <text:p>83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10">
      <style:chart-properties chart:link-data-style-to-source="true"/>
      <style:graphic-properties draw:fill-color="#15846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001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fill="hatch" draw:fill-color="#bbe33d" draw:fill-hatch-name="Black_20_45_20_Degrees" draw:fill-hatch-solid="true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fill-color="#bbe33d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5cm" svg:height="9.006cm" xlink:href=".." xlink:type="simple" chart:class="chart:bar" chart:style-name="ch1">
        <chart:legend chart:legend-position="end" svg:x="11.915cm" svg:y="3.208cm" style:legend-expansion="high" chart:style-name="ch2"/>
        <chart:plot-area chart:style-name="ch3" table:cell-range-address="2167_spet_21.A1:2167_spet_21.E4" chart:data-source-has-labels="both" svg:x="1.366cm" svg:y="0.18cm" svg:width="10.194cm" svg:height="7.665cm">
          <chartooo:coordinate-region svg:x="2.49cm" svg:y="0.379cm" svg:width="9.07cm" svg:height="6.819cm"/>
          <chart:axis chart:dimension="x" chart:name="primary-x" chart:style-name="ch4" chartooo:axis-type="auto">
            <chartooo:date-scale/>
            <chart:title svg:x="5.784cm" svg:y="8.025cm" chart:style-name="ch5">
              <text:p>Espèces</text:p>
            </chart:title>
            <chart:categories table:cell-range-address="2167_spet_21.A2:2167_spet_21.A4"/>
          </chart:axis>
          <chart:axis chart:dimension="y" chart:name="primary-y" chart:style-name="ch6">
            <chart:title svg:x="0.451cm" svg:y="6.437cm" chart:style-name="ch7">
              <text:p>Pourcentage de transcrits prédits</text:p>
            </chart:title>
            <chart:grid chart:style-name="ch8" chart:class="major"/>
          </chart:axis>
          <chart:series chart:style-name="ch9" chart:values-cell-range-address="2167_spet_21.B2:2167_spet_21.B4" chart:label-cell-address="2167_spet_21.B1:2167_spet_21.B1" chart:class="chart:bar">
            <chart:data-point chart:style-name="ch10" chart:repeated="2"/>
            <chart:data-point/>
          </chart:series>
          <chart:series chart:style-name="ch11" chart:values-cell-range-address="2167_spet_21.B2:2167_spet_21.B4" chart:label-cell-address="2167_spet_21.B1:2167_spet_21.B1" chart:class="chart:bar">
            <chart:data-point chart:repeated="3"/>
          </chart:series>
          <chart:series chart:style-name="ch12" chart:values-cell-range-address="2167_spet_21.C2:2167_spet_21.C4" chart:label-cell-address="2167_spet_21.C1:2167_spet_21.C1" chart:class="chart:bar">
            <chart:data-point chart:repeated="3"/>
          </chart:series>
          <chart:series chart:style-name="ch13" chart:values-cell-range-address="2167_spet_21.D2:2167_spet_21.D4" chart:label-cell-address="2167_spet_21.D1:2167_spet_21.D1" chart:class="chart:bar">
            <chart:data-point chart:repeated="3"/>
          </chart:series>
          <chart:series chart:style-name="ch14" chart:values-cell-range-address="2167_spet_21.E2:2167_spet_21.E4" chart:label-cell-address="2167_spet_21.E1:2167_spet_21.E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confirmés</text:p>
                <draw:g>
                  <svg:desc>2167_spet_21.B1:2167_spet_21.B1</svg:desc>
                </draw:g>
              </table:table-cell>
              <table:table-cell office:value-type="string">
                <text:p>Transcrits prédits confirmés</text:p>
                <draw:g>
                  <svg:desc>2167_spet_21.B1:2167_spet_21.B1</svg:desc>
                </draw:g>
              </table:table-cell>
              <table:table-cell office:value-type="string">
                <text:p>Transcrits prédits possibles</text:p>
                <draw:g>
                  <svg:desc>2167_spet_21.C1:2167_spet_21.C1</svg:desc>
                </draw:g>
              </table:table-cell>
              <table:table-cell office:value-type="string">
                <text:p>Transcrits prédits réalisables</text:p>
                <draw:g>
                  <svg:desc>2167_spet_21.D1:2167_spet_21.D1</svg:desc>
                </draw:g>
              </table:table-cell>
              <table:table-cell office:value-type="string">
                <text:p>Transcrits prédits non réalisables</text:p>
                <draw:g>
                  <svg:desc>2167_spet_21.E1:2167_spet_2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2167_spet_21.A2:2167_spet_21.A4</svg:desc>
                </draw:g>
              </table:table-cell>
              <table:table-cell office:value-type="float" office:value="269">
                <text:p>269</text:p>
                <draw:g>
                  <svg:desc>2167_spet_21.B2:2167_spet_21.B4</svg:desc>
                </draw:g>
              </table:table-cell>
              <table:table-cell office:value-type="float" office:value="269">
                <text:p>269</text:p>
                <draw:g>
                  <svg:desc>2167_spet_21.B2:2167_spet_21.B4</svg:desc>
                </draw:g>
              </table:table-cell>
              <table:table-cell office:value-type="float" office:value="547">
                <text:p>547</text:p>
                <draw:g>
                  <svg:desc>2167_spet_21.C2:2167_spet_21.C4</svg:desc>
                </draw:g>
              </table:table-cell>
              <table:table-cell office:value-type="float" office:value="399">
                <text:p>399</text:p>
                <draw:g>
                  <svg:desc>2167_spet_21.D2:2167_spet_21.D4</svg:desc>
                </draw:g>
              </table:table-cell>
              <table:table-cell office:value-type="float" office:value="325">
                <text:p>325</text:p>
                <draw:g>
                  <svg:desc>2167_spet_21.E2:2167_spet_21.E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51">
                <text:p>751</text:p>
              </table:table-cell>
              <table:table-cell office:value-type="float" office:value="498">
                <text:p>49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1044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1007">
                <text:p>1007</text:p>
              </table:table-cell>
              <table:table-cell office:value-type="float" office:value="835">
                <text:p>835</text:p>
              </table:table-cell>
              <table:table-cell office:value-type="float" office:value="323">
                <text:p>32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1584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="hatch" draw:fill-color="#bbe33d" draw:fill-hatch-name="Black_20_45_20_Degrees" draw:fill-hatch-solid="tru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bbe33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15cm" svg:height="9.006cm" xlink:href=".." xlink:type="simple" chart:class="chart:bar" chart:style-name="ch1">
        <chart:plot-area chart:style-name="ch2" table:cell-range-address="2167_spet_21.A1:2167_spet_21.E4" chart:data-source-has-labels="both" svg:x="1.241cm" svg:y="0.18cm" svg:width="10.044cm" svg:height="7.665cm">
          <chartooo:coordinate-region svg:x="2.233cm" svg:y="0.38cm" svg:width="9.052cm" svg:height="6.818cm"/>
          <chart:axis chart:dimension="x" chart:name="primary-x" chart:style-name="ch3" chartooo:axis-type="auto">
            <chartooo:date-scale/>
            <chart:title svg:x="5.584cm" svg:y="8.025cm" chart:style-name="ch4">
              <text:p>Espèces</text:p>
            </chart:title>
            <chart:categories table:cell-range-address="2167_spet_21.A2:2167_spet_21.A4"/>
          </chart:axis>
          <chart:axis chart:dimension="y" chart:name="primary-y" chart:style-name="ch5">
            <chart:title svg:x="0.451cm" svg:y="6.093cm" chart:style-name="ch6">
              <text:p>Nombre de transcrits prédits</text:p>
            </chart:title>
            <chart:grid chart:style-name="ch7" chart:class="major"/>
          </chart:axis>
          <chart:series chart:style-name="ch8" chart:values-cell-range-address="2167_spet_21.B2:2167_spet_21.B4" chart:label-cell-address="2167_spet_21.B1:2167_spet_21.B1" chart:class="chart:bar">
            <chart:data-point chart:repeated="3"/>
          </chart:series>
          <chart:series chart:style-name="ch9" chart:values-cell-range-address="2167_spet_21.B2:2167_spet_21.B4" chart:label-cell-address="2167_spet_21.B1:2167_spet_21.B1" chart:class="chart:bar">
            <chart:data-point chart:repeated="3"/>
          </chart:series>
          <chart:series chart:style-name="ch10" chart:values-cell-range-address="2167_spet_21.C2:2167_spet_21.C4" chart:label-cell-address="2167_spet_21.C1:2167_spet_21.C1" chart:class="chart:bar">
            <chart:data-point chart:repeated="3"/>
          </chart:series>
          <chart:series chart:style-name="ch11" chart:values-cell-range-address="2167_spet_21.D2:2167_spet_21.D4" chart:label-cell-address="2167_spet_21.D1:2167_spet_21.D1" chart:class="chart:bar">
            <chart:data-point chart:repeated="3"/>
          </chart:series>
          <chart:series chart:style-name="ch12" chart:values-cell-range-address="2167_spet_21.E2:2167_spet_21.E4" chart:label-cell-address="2167_spet_21.E1:2167_spet_21.E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confirmés</text:p>
                <draw:g>
                  <svg:desc>2167_spet_21.B1:2167_spet_21.B1</svg:desc>
                </draw:g>
              </table:table-cell>
              <table:table-cell office:value-type="string">
                <text:p>Transcrits prédits confirmés</text:p>
                <draw:g>
                  <svg:desc>2167_spet_21.B1:2167_spet_21.B1</svg:desc>
                </draw:g>
              </table:table-cell>
              <table:table-cell office:value-type="string">
                <text:p>Transcrits prédits possibles</text:p>
                <draw:g>
                  <svg:desc>2167_spet_21.C1:2167_spet_21.C1</svg:desc>
                </draw:g>
              </table:table-cell>
              <table:table-cell office:value-type="string">
                <text:p>Transcrits prédits réalisables</text:p>
                <draw:g>
                  <svg:desc>2167_spet_21.D1:2167_spet_21.D1</svg:desc>
                </draw:g>
              </table:table-cell>
              <table:table-cell office:value-type="string">
                <text:p>Transcrits prédits non réalisables</text:p>
                <draw:g>
                  <svg:desc>2167_spet_21.E1:2167_spet_2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2167_spet_21.A2:2167_spet_21.A4</svg:desc>
                </draw:g>
              </table:table-cell>
              <table:table-cell office:value-type="float" office:value="269">
                <text:p>269</text:p>
                <draw:g>
                  <svg:desc>2167_spet_21.B2:2167_spet_21.B4</svg:desc>
                </draw:g>
              </table:table-cell>
              <table:table-cell office:value-type="float" office:value="269">
                <text:p>269</text:p>
                <draw:g>
                  <svg:desc>2167_spet_21.B2:2167_spet_21.B4</svg:desc>
                </draw:g>
              </table:table-cell>
              <table:table-cell office:value-type="float" office:value="547">
                <text:p>547</text:p>
                <draw:g>
                  <svg:desc>2167_spet_21.C2:2167_spet_21.C4</svg:desc>
                </draw:g>
              </table:table-cell>
              <table:table-cell office:value-type="float" office:value="399">
                <text:p>399</text:p>
                <draw:g>
                  <svg:desc>2167_spet_21.D2:2167_spet_21.D4</svg:desc>
                </draw:g>
              </table:table-cell>
              <table:table-cell office:value-type="float" office:value="325">
                <text:p>325</text:p>
                <draw:g>
                  <svg:desc>2167_spet_21.E2:2167_spet_21.E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51">
                <text:p>751</text:p>
              </table:table-cell>
              <table:table-cell office:value-type="float" office:value="498">
                <text:p>49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1044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1007">
                <text:p>1007</text:p>
              </table:table-cell>
              <table:table-cell office:value-type="float" office:value="835">
                <text:p>835</text:p>
              </table:table-cell>
              <table:table-cell office:value-type="float" office:value="323">
                <text:p>323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99" chart:overlap="-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1e6a3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069a2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bbe33d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24cm" svg:height="9cm" xlink:href=".." xlink:type="simple" chart:class="chart:bar" chart:style-name="ch1">
        <chart:legend chart:legend-position="end" svg:x="12.789cm" svg:y="3.454cm" style:legend-expansion="high" chart:style-name="ch2"/>
        <chart:plot-area chart:style-name="ch3" table:cell-range-address="2167_spet_21.A1:2167_spet_21.E4" chart:data-source-has-labels="both" svg:x="1.383cm" svg:y="0.18cm" svg:width="11.034cm" svg:height="7.659cm">
          <chartooo:coordinate-region svg:x="2.375cm" svg:y="0.379cm" svg:width="10.042cm" svg:height="6.813cm"/>
          <chart:axis chart:dimension="x" chart:name="primary-x" chart:style-name="ch4" chartooo:axis-type="auto">
            <chartooo:date-scale/>
            <chart:title svg:x="6.221cm" svg:y="8.019cm" chart:style-name="ch5">
              <text:p>Espèces</text:p>
            </chart:title>
            <chart:categories table:cell-range-address="2167_spet_21.A2:2167_spet_21.A4"/>
          </chart:axis>
          <chart:axis chart:dimension="y" chart:name="primary-y" chart:style-name="ch6">
            <chart:title svg:x="0.451cm" svg:y="6.09cm" chart:style-name="ch7">
              <text:p>Nombre de transcrits prédits</text:p>
            </chart:title>
            <chart:grid chart:style-name="ch8" chart:class="major"/>
          </chart:axis>
          <chart:series chart:style-name="ch9" chart:values-cell-range-address="2167_spet_21.B2:2167_spet_21.B4" chart:label-cell-address="2167_spet_21.B1:2167_spet_21.B1" chart:class="chart:bar">
            <chart:data-point chart:repeated="3"/>
          </chart:series>
          <chart:series chart:style-name="ch10" chart:values-cell-range-address="2167_spet_21.C2:2167_spet_21.C4" chart:label-cell-address="2167_spet_21.C1:2167_spet_21.C1" chart:class="chart:bar">
            <chart:data-point chart:repeated="3"/>
          </chart:series>
          <chart:series chart:style-name="ch11" chart:values-cell-range-address="2167_spet_21.D2:2167_spet_21.D4" chart:label-cell-address="2167_spet_21.D1:2167_spet_21.D1" chart:class="chart:bar">
            <chart:data-point chart:repeated="3"/>
          </chart:series>
          <chart:series chart:style-name="ch12" chart:values-cell-range-address="2167_spet_21.E2:2167_spet_21.E4" chart:label-cell-address="2167_spet_21.E1:2167_spet_21.E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confirmés</text:p>
                <draw:g>
                  <svg:desc>2167_spet_21.B1:2167_spet_21.B1</svg:desc>
                </draw:g>
              </table:table-cell>
              <table:table-cell office:value-type="string">
                <text:p>Transcrits prédits possibles</text:p>
                <draw:g>
                  <svg:desc>2167_spet_21.C1:2167_spet_21.C1</svg:desc>
                </draw:g>
              </table:table-cell>
              <table:table-cell office:value-type="string">
                <text:p>Transcrits prédits réalisables</text:p>
                <draw:g>
                  <svg:desc>2167_spet_21.D1:2167_spet_21.D1</svg:desc>
                </draw:g>
              </table:table-cell>
              <table:table-cell office:value-type="string">
                <text:p>Transcrits prédits non réalisables</text:p>
                <draw:g>
                  <svg:desc>2167_spet_21.E1:2167_spet_2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2167_spet_21.A2:2167_spet_21.A4</svg:desc>
                </draw:g>
              </table:table-cell>
              <table:table-cell office:value-type="float" office:value="269">
                <text:p>269</text:p>
                <draw:g>
                  <svg:desc>2167_spet_21.B2:2167_spet_21.B4</svg:desc>
                </draw:g>
              </table:table-cell>
              <table:table-cell office:value-type="float" office:value="547">
                <text:p>547</text:p>
                <draw:g>
                  <svg:desc>2167_spet_21.C2:2167_spet_21.C4</svg:desc>
                </draw:g>
              </table:table-cell>
              <table:table-cell office:value-type="float" office:value="399">
                <text:p>399</text:p>
                <draw:g>
                  <svg:desc>2167_spet_21.D2:2167_spet_21.D4</svg:desc>
                </draw:g>
              </table:table-cell>
              <table:table-cell office:value-type="float" office:value="325">
                <text:p>325</text:p>
                <draw:g>
                  <svg:desc>2167_spet_21.E2:2167_spet_21.E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346">
                <text:p>346</text:p>
              </table:table-cell>
              <table:table-cell office:value-type="float" office:value="751">
                <text:p>751</text:p>
              </table:table-cell>
              <table:table-cell office:value-type="float" office:value="498">
                <text:p>49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1044">
                <text:p>1044</text:p>
              </table:table-cell>
              <table:table-cell office:value-type="float" office:value="1007">
                <text:p>1007</text:p>
              </table:table-cell>
              <table:table-cell office:value-type="float" office:value="835">
                <text:p>835</text:p>
              </table:table-cell>
              <table:table-cell office:value-type="float" office:value="323">
                <text:p>32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10">
      <style:chart-properties chart:link-data-style-to-source="true"/>
      <style:graphic-properties draw:fill-color="#1e6a39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fill-color="#069a2e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fill-color="#bbe33d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22cm" svg:height="9.006cm" xlink:href=".." xlink:type="simple" chart:class="chart:bar" chart:style-name="ch1">
        <chart:legend chart:legend-position="end" svg:x="11.787cm" svg:y="3.457cm" style:legend-expansion="high" chart:style-name="ch2"/>
        <chart:plot-area chart:style-name="ch3" table:cell-range-address="2167_spet_21.A1:2167_spet_21.E4" chart:data-source-has-labels="both" svg:x="1.363cm" svg:y="0.18cm" svg:width="10.072cm" svg:height="7.665cm">
          <chartooo:coordinate-region svg:x="2.487cm" svg:y="0.379cm" svg:width="8.948cm" svg:height="6.819cm"/>
          <chart:axis chart:dimension="x" chart:name="primary-x" chart:style-name="ch4" chartooo:axis-type="auto">
            <chartooo:date-scale/>
            <chart:title svg:x="5.72cm" svg:y="8.025cm" chart:style-name="ch5">
              <text:p>Espèces</text:p>
            </chart:title>
            <chart:categories table:cell-range-address="2167_spet_21.A2:2167_spet_21.A4"/>
          </chart:axis>
          <chart:axis chart:dimension="y" chart:name="primary-y" chart:style-name="ch6">
            <chart:title svg:x="0.451cm" svg:y="6.437cm" chart:style-name="ch7">
              <text:p>Pourcentage de transcrits prédits</text:p>
            </chart:title>
            <chart:grid chart:style-name="ch8" chart:class="major"/>
          </chart:axis>
          <chart:series chart:style-name="ch9" chart:values-cell-range-address="2167_spet_21.B2:2167_spet_21.B4" chart:label-cell-address="2167_spet_21.B1:2167_spet_21.B1" chart:class="chart:bar">
            <chart:data-point chart:repeated="3"/>
          </chart:series>
          <chart:series chart:style-name="ch10" chart:values-cell-range-address="2167_spet_21.C2:2167_spet_21.C4" chart:label-cell-address="2167_spet_21.C1:2167_spet_21.C1" chart:class="chart:bar">
            <chart:data-point chart:repeated="3"/>
          </chart:series>
          <chart:series chart:style-name="ch11" chart:values-cell-range-address="2167_spet_21.D2:2167_spet_21.D4" chart:label-cell-address="2167_spet_21.D1:2167_spet_21.D1" chart:class="chart:bar">
            <chart:data-point chart:repeated="3"/>
          </chart:series>
          <chart:series chart:style-name="ch12" chart:values-cell-range-address="2167_spet_21.E2:2167_spet_21.E4" chart:label-cell-address="2167_spet_21.E1:2167_spet_21.E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confirmés</text:p>
                <draw:g>
                  <svg:desc>2167_spet_21.B1:2167_spet_21.B1</svg:desc>
                </draw:g>
              </table:table-cell>
              <table:table-cell office:value-type="string">
                <text:p>Transcrits prédits possibles</text:p>
                <draw:g>
                  <svg:desc>2167_spet_21.C1:2167_spet_21.C1</svg:desc>
                </draw:g>
              </table:table-cell>
              <table:table-cell office:value-type="string">
                <text:p>Transcrits prédits réalisables</text:p>
                <draw:g>
                  <svg:desc>2167_spet_21.D1:2167_spet_21.D1</svg:desc>
                </draw:g>
              </table:table-cell>
              <table:table-cell office:value-type="string">
                <text:p>Transcrits prédits non réalisables</text:p>
                <draw:g>
                  <svg:desc>2167_spet_21.E1:2167_spet_2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2167_spet_21.A2:2167_spet_21.A4</svg:desc>
                </draw:g>
              </table:table-cell>
              <table:table-cell office:value-type="float" office:value="269">
                <text:p>269</text:p>
                <draw:g>
                  <svg:desc>2167_spet_21.B2:2167_spet_21.B4</svg:desc>
                </draw:g>
              </table:table-cell>
              <table:table-cell office:value-type="float" office:value="547">
                <text:p>547</text:p>
                <draw:g>
                  <svg:desc>2167_spet_21.C2:2167_spet_21.C4</svg:desc>
                </draw:g>
              </table:table-cell>
              <table:table-cell office:value-type="float" office:value="399">
                <text:p>399</text:p>
                <draw:g>
                  <svg:desc>2167_spet_21.D2:2167_spet_21.D4</svg:desc>
                </draw:g>
              </table:table-cell>
              <table:table-cell office:value-type="float" office:value="325">
                <text:p>325</text:p>
                <draw:g>
                  <svg:desc>2167_spet_21.E2:2167_spet_21.E4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346">
                <text:p>346</text:p>
              </table:table-cell>
              <table:table-cell office:value-type="float" office:value="751">
                <text:p>751</text:p>
              </table:table-cell>
              <table:table-cell office:value-type="float" office:value="498">
                <text:p>49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1044">
                <text:p>1044</text:p>
              </table:table-cell>
              <table:table-cell office:value-type="float" office:value="1007">
                <text:p>1007</text:p>
              </table:table-cell>
              <table:table-cell office:value-type="float" office:value="835">
                <text:p>835</text:p>
              </table:table-cell>
              <table:table-cell office:value-type="float" office:value="323">
                <text:p>323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fill-color="#1e6a39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fill-color="#069a2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fill-color="#bbe33d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72cm" svg:height="9.005cm" xlink:href=".." xlink:type="simple" chart:class="chart:bar" chart:style-name="ch1">
        <chart:legend chart:legend-position="end" svg:x="15.037cm" svg:y="3.456cm" style:legend-expansion="high" chart:style-name="ch2"/>
        <chart:plot-area chart:style-name="ch3" table:cell-range-address="2167_spet_21.A1:2167_spet_21.E5" chart:data-source-has-labels="both" svg:x="1.428cm" svg:y="0.18cm" svg:width="13.192cm" svg:height="8.645cm">
          <chartooo:coordinate-region svg:x="2.552cm" svg:y="0.379cm" svg:width="12.068cm" svg:height="7.799cm"/>
          <chart:axis chart:dimension="x" chart:name="primary-x" chart:style-name="ch4" chartooo:axis-type="auto">
            <chartooo:date-scale/>
            <chart:categories table:cell-range-address="2167_spet_21.A2:2167_spet_21.A5"/>
          </chart:axis>
          <chart:axis chart:dimension="y" chart:name="primary-y" chart:style-name="ch5">
            <chart:title svg:x="0.451cm" svg:y="6.927cm" chart:style-name="ch6">
              <text:p>Pourcentage de transcrits prédits</text:p>
            </chart:title>
            <chart:grid chart:style-name="ch7" chart:class="major"/>
          </chart:axis>
          <chart:series chart:style-name="ch8" chart:values-cell-range-address="2167_spet_21.B2:2167_spet_21.B5" chart:label-cell-address="2167_spet_21.B1:2167_spet_21.B1" chart:class="chart:bar">
            <chart:data-point chart:repeated="4"/>
          </chart:series>
          <chart:series chart:style-name="ch9" chart:values-cell-range-address="2167_spet_21.C2:2167_spet_21.C5" chart:label-cell-address="2167_spet_21.C1:2167_spet_21.C1" chart:class="chart:bar">
            <chart:data-point chart:repeated="4"/>
          </chart:series>
          <chart:series chart:style-name="ch10" chart:values-cell-range-address="2167_spet_21.D2:2167_spet_21.D5" chart:label-cell-address="2167_spet_21.D1:2167_spet_21.D1" chart:class="chart:bar">
            <chart:data-point chart:repeated="4"/>
          </chart:series>
          <chart:series chart:style-name="ch11" chart:values-cell-range-address="2167_spet_21.E2:2167_spet_21.E5" chart:label-cell-address="2167_spet_21.E1:2167_spet_21.E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crits prédits confirmés</text:p>
                <draw:g>
                  <svg:desc>2167_spet_21.B1:2167_spet_21.B1</svg:desc>
                </draw:g>
              </table:table-cell>
              <table:table-cell office:value-type="string">
                <text:p>Transcrits prédits possibles</text:p>
                <draw:g>
                  <svg:desc>2167_spet_21.C1:2167_spet_21.C1</svg:desc>
                </draw:g>
              </table:table-cell>
              <table:table-cell office:value-type="string">
                <text:p>Transcrits prédits réalisables</text:p>
                <draw:g>
                  <svg:desc>2167_spet_21.D1:2167_spet_21.D1</svg:desc>
                </draw:g>
              </table:table-cell>
              <table:table-cell office:value-type="string">
                <text:p>Transcrits prédits non réalisables</text:p>
                <draw:g>
                  <svg:desc>2167_spet_21.E1:2167_spet_2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in</text:p>
                <draw:g>
                  <svg:desc>2167_spet_21.A2:2167_spet_21.A5</svg:desc>
                </draw:g>
              </table:table-cell>
              <table:table-cell office:value-type="float" office:value="269">
                <text:p>269</text:p>
                <draw:g>
                  <svg:desc>2167_spet_21.B2:2167_spet_21.B5</svg:desc>
                </draw:g>
              </table:table-cell>
              <table:table-cell office:value-type="float" office:value="547">
                <text:p>547</text:p>
                <draw:g>
                  <svg:desc>2167_spet_21.C2:2167_spet_21.C5</svg:desc>
                </draw:g>
              </table:table-cell>
              <table:table-cell office:value-type="float" office:value="399">
                <text:p>399</text:p>
                <draw:g>
                  <svg:desc>2167_spet_21.D2:2167_spet_21.D5</svg:desc>
                </draw:g>
              </table:table-cell>
              <table:table-cell office:value-type="float" office:value="325">
                <text:p>325</text:p>
                <draw:g>
                  <svg:desc>2167_spet_21.E2:2167_spet_21.E5</svg:desc>
                </draw:g>
              </table:table-cell>
            </table:table-row>
            <table:table-row>
              <table:table-cell office:value-type="string">
                <text:p>Souris</text:p>
              </table:table-cell>
              <table:table-cell office:value-type="float" office:value="346">
                <text:p>346</text:p>
              </table:table-cell>
              <table:table-cell office:value-type="float" office:value="751">
                <text:p>751</text:p>
              </table:table-cell>
              <table:table-cell office:value-type="float" office:value="498">
                <text:p>49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Chien</text:p>
              </table:table-cell>
              <table:table-cell office:value-type="float" office:value="1044">
                <text:p>1044</text:p>
              </table:table-cell>
              <table:table-cell office:value-type="float" office:value="1007">
                <text:p>1007</text:p>
              </table:table-cell>
              <table:table-cell office:value-type="float" office:value="835">
                <text:p>83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1659">
                <text:p>1659</text:p>
              </table:table-cell>
              <table:table-cell office:value-type="float" office:value="2305">
                <text:p>2305</text:p>
              </table:table-cell>
              <table:table-cell office:value-type="float" office:value="1732">
                <text:p>1732</text:p>
              </table:table-cell>
              <table:table-cell office:value-type="float" office:value="1165">
                <text:p>1165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8cm" xlink:href="." xlink:type="simple" chart:class="chart:bar" chart:style-name="ch1">
        <chart:title svg:x="5.243cm" svg:y="0.316cm" chart:style-name="ch2">
          <text:p>Prediction validation status</text:p>
        </chart:title>
        <chart:subtitle svg:x="2.478cm" svg:y="1.275cm" chart:style-name="ch3">
          <text:p>Based on the 135 structurally and functionally conserved genes</text:p>
        </chart:subtitle>
        <chart:legend chart:legend-position="end" svg:x="10.666cm" svg:y="2.613cm" style:legend-expansion="high" chart:style-name="ch4"/>
        <chart:plot-area chart:style-name="ch5" chart:data-source-has-labels="both" svg:x="1.33cm" svg:y="2.138cm" svg:width="9.017cm" svg:height="5.709cm">
          <chartooo:coordinate-region svg:x="2.137cm" svg:y="2.337cm" svg:width="8.21cm" svg:height="4.863cm"/>
          <chart:axis chart:dimension="x" chart:name="primary-x" chart:style-name="ch6" chartooo:axis-type="auto">
            <chartooo:date-scale/>
            <chart:title svg:x="5.199cm" svg:y="8.027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584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series chart:style-name="ch13" chart:values-cell-range-address="local-table.$D$2:.$D$4" chart:label-cell-address="local-table.$D$1" chart:class="chart:bar">
            <chart:data-point chart:repeated="3"/>
          </chart:series>
          <chart:series chart:style-name="ch14" chart:values-cell-range-address="local-table.$E$2:.$E$4" chart:label-cell-address="local-table.$E$1" chart:class="chart:bar">
            <chart:data-point chart:repeated="3"/>
          </chart:series>
          <chart:series chart:style-name="ch15" chart:values-cell-range-address="local-table.$F$2:.$F$4" chart:label-cell-address="local-table.$F$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ready existing transcripts</text:p>
              </table:table-cell>
              <table:table-cell office:value-type="string">
                <text:p>Transcripts with validation by new annotations</text:p>
              </table:table-cell>
              <table:table-cell office:value-type="string">
                <text:p>Transcripts with read-supported junctions</text:p>
              </table:table-cell>
              <table:table-cell office:value-type="string">
                <text:p>Transcripts with certain junctions supported by reads</text:p>
              </table:table-cell>
              <table:table-cell office:value-type="string">
                <text:p>Transcripts without valda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255">
                <text:p>255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248">
                <text:p>248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140">
                <text:p>140</text:p>
              </table:table-cell>
              <table:table-cell office:value-type="float" office:value="185">
                <text:p>18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2.479cm" svg:y="1.275cm" chart:style-name="ch3">
          <text:p>Based on the 135 structurally and functionally conserved genes</text:p>
        </chart:subtitle>
        <chart:legend chart:legend-position="end" svg:x="10.668cm" svg:y="2.609cm" style:legend-expansion="high" chart:style-name="ch4"/>
        <chart:plot-area chart:style-name="ch5" chart:data-source-has-labels="both" svg:x="1.331cm" svg:y="2.138cm" svg:width="9.017cm" svg:height="5.701cm">
          <chartooo:coordinate-region svg:x="2.455cm" svg:y="2.337cm" svg:width="7.893cm" svg:height="4.855cm"/>
          <chart:axis chart:dimension="x" chart:name="primary-x" chart:style-name="ch6" chartooo:axis-type="auto">
            <chartooo:date-scale/>
            <chart:title svg:x="5.2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series chart:style-name="ch13" chart:values-cell-range-address="local-table.$D$2:.$D$4" chart:label-cell-address="local-table.$D$1" chart:class="chart:bar">
            <chart:data-point chart:repeated="3"/>
          </chart:series>
          <chart:series chart:style-name="ch14" chart:values-cell-range-address="local-table.$E$2:.$E$4" chart:label-cell-address="local-table.$E$1" chart:class="chart:bar">
            <chart:data-point chart:repeated="3"/>
          </chart:series>
          <chart:series chart:style-name="ch15" chart:values-cell-range-address="local-table.$F$2:.$F$4" chart:label-cell-address="local-table.$F$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ready existing transcripts</text:p>
              </table:table-cell>
              <table:table-cell office:value-type="string">
                <text:p>Transcripts with validation by new annotations</text:p>
              </table:table-cell>
              <table:table-cell office:value-type="string">
                <text:p>Transcripts with read-supported junctions</text:p>
              </table:table-cell>
              <table:table-cell office:value-type="string">
                <text:p>Transcripts with certain junctions supported by reads</text:p>
              </table:table-cell>
              <table:table-cell office:value-type="string">
                <text:p>Transcripts without valda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255">
                <text:p>255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248">
                <text:p>248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140">
                <text:p>140</text:p>
              </table:table-cell>
              <table:table-cell office:value-type="float" office:value="185">
                <text:p>18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Prediction validation status</text:p>
        </chart:title>
        <chart:subtitle svg:x="3.895cm" svg:y="1.275cm" chart:style-name="ch3">
          <text:p>based on the 253 structurally conserved genes</text:p>
        </chart:subtitle>
        <chart:legend chart:legend-position="end" svg:x="10.668cm" svg:y="2.609cm" style:legend-expansion="high" chart:style-name="ch4"/>
        <chart:plot-area chart:style-name="ch5" table:cell-range-address="253_JS_ens90.A2:253_JS_ens90.F4 253_JS_ens90.B1:253_JS_ens90.F1" chart:data-source-has-labels="both" svg:x="1.331cm" svg:y="2.138cm" svg:width="9.017cm" svg:height="5.701cm">
          <chartooo:coordinate-region svg:x="2.323cm" svg:y="2.338cm" svg:width="8.025cm" svg:height="4.854cm"/>
          <chart:axis chart:dimension="x" chart:name="primary-x" chart:style-name="ch6" chartooo:axis-type="auto">
            <chartooo:date-scale/>
            <chart:title svg:x="5.2cm" svg:y="8.019cm" chart:style-name="ch7">
              <text:p>Species</text:p>
            </chart:title>
            <chart:categories table:cell-range-address="253_JS_ens90.A2:253_JS_ens90.A4"/>
          </chart:axis>
          <chart:axis chart:dimension="y" chart:name="primary-y" chart:style-name="ch8">
            <chart:title svg:x="0.451cm" svg:y="6.58cm" chart:style-name="ch9">
              <text:p>Number of transcripts</text:p>
            </chart:title>
            <chart:grid chart:style-name="ch10" chart:class="major"/>
          </chart:axis>
          <chart:series chart:style-name="ch11" chart:values-cell-range-address="253_JS_ens90.B2:253_JS_ens90.B4" chart:label-cell-address="253_JS_ens90.B1:253_JS_ens90.B1" chart:class="chart:bar">
            <chart:data-point chart:repeated="3"/>
          </chart:series>
          <chart:series chart:style-name="ch12" chart:values-cell-range-address="253_JS_ens90.C2:253_JS_ens90.C4" chart:label-cell-address="253_JS_ens90.C1:253_JS_ens90.C1" chart:class="chart:bar">
            <chart:data-point chart:repeated="3"/>
          </chart:series>
          <chart:series chart:style-name="ch13" chart:values-cell-range-address="253_JS_ens90.D2:253_JS_ens90.D4" chart:label-cell-address="253_JS_ens90.D1:253_JS_ens90.D1" chart:class="chart:bar">
            <chart:data-point chart:repeated="3"/>
          </chart:series>
          <chart:series chart:style-name="ch14" chart:values-cell-range-address="253_JS_ens90.E2:253_JS_ens90.E4" chart:label-cell-address="253_JS_ens90.E1:253_JS_ens90.E1" chart:class="chart:bar">
            <chart:data-point chart:repeated="3"/>
          </chart:series>
          <chart:series chart:style-name="ch15" chart:values-cell-range-address="253_JS_ens90.F2:253_JS_ens90.F4" chart:label-cell-address="253_JS_ens90.F1:253_JS_ens90.F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ready existing transcripts</text:p>
                <draw:g>
                  <svg:desc>253_JS_ens90.B1:253_JS_ens90.B1</svg:desc>
                </draw:g>
              </table:table-cell>
              <table:table-cell office:value-type="string">
                <text:p>Transcripts with validation by new annotations</text:p>
                <draw:g>
                  <svg:desc>253_JS_ens90.C1:253_JS_ens90.C1</svg:desc>
                </draw:g>
              </table:table-cell>
              <table:table-cell office:value-type="string">
                <text:p>Transcripts with read-supported junctions</text:p>
                <draw:g>
                  <svg:desc>253_JS_ens90.D1:253_JS_ens90.D1</svg:desc>
                </draw:g>
              </table:table-cell>
              <table:table-cell office:value-type="string">
                <text:p>Transcripts with certain junctions supported by reads</text:p>
                <draw:g>
                  <svg:desc>253_JS_ens90.E1:253_JS_ens90.E1</svg:desc>
                </draw:g>
              </table:table-cell>
              <table:table-cell office:value-type="string">
                <text:p>Transcripts without valdations</text:p>
                <draw:g>
                  <svg:desc>253_JS_ens90.F1:253_JS_ens9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man</text:p>
                <draw:g>
                  <svg:desc>253_JS_ens90.A2:253_JS_ens90.A4</svg:desc>
                </draw:g>
              </table:table-cell>
              <table:table-cell office:value-type="float" office:value="492">
                <text:p>492</text:p>
                <draw:g>
                  <svg:desc>253_JS_ens90.B2:253_JS_ens90.B4</svg:desc>
                </draw:g>
              </table:table-cell>
              <table:table-cell office:value-type="float" office:value="40">
                <text:p>40</text:p>
                <draw:g>
                  <svg:desc>253_JS_ens90.C2:253_JS_ens90.C4</svg:desc>
                </draw:g>
              </table:table-cell>
              <table:table-cell office:value-type="float" office:value="49">
                <text:p>49</text:p>
                <draw:g>
                  <svg:desc>253_JS_ens90.D2:253_JS_ens90.D4</svg:desc>
                </draw:g>
              </table:table-cell>
              <table:table-cell office:value-type="float" office:value="1">
                <text:p>1</text:p>
                <draw:g>
                  <svg:desc>253_JS_ens90.E2:253_JS_ens90.E4</svg:desc>
                </draw:g>
              </table:table-cell>
              <table:table-cell office:value-type="float" office:value="90">
                <text:p>90</text:p>
                <draw:g>
                  <svg:desc>253_JS_ens90.F2:253_JS_ens90.F4</svg:desc>
                </draw:g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484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257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Prediction validation status</text:p>
        </chart:title>
        <chart:subtitle svg:x="2.479cm" svg:y="1.275cm" chart:style-name="ch3">
          <text:p>Based on the 135 structurally and functionally conserved genes</text:p>
        </chart:subtitle>
        <chart:legend chart:legend-position="end" svg:x="11.541cm" svg:y="3.952cm" style:legend-expansion="high" chart:style-name="ch4"/>
        <chart:plot-area chart:style-name="ch5" chart:data-source-has-labels="both" svg:x="1.331cm" svg:y="2.138cm" svg:width="9.89cm" svg:height="5.701cm">
          <chartooo:coordinate-region svg:x="2.455cm" svg:y="2.337cm" svg:width="8.766cm" svg:height="4.855cm"/>
          <chart:axis chart:dimension="x" chart:name="primary-x" chart:style-name="ch6" chartooo:axis-type="auto">
            <chartooo:date-scale/>
            <chart:title svg:x="5.637cm" svg:y="8.019cm" chart:style-name="ch7">
              <text:p>Speci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831cm" chart:style-name="ch9">
              <text:p>Percentage of transcript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ed prediction</text:p>
              </table:table-cell>
              <table:table-cell office:value-type="string">
                <text:p>Unconfirmed predictions</text:p>
              </table:table-cell>
            </table:table-row>
          </table:table-header-rows>
          <table:table-rows>
            <table:table-row>
              <table:table-cell office:value-type="string">
                <text:p>Human</text:p>
              </table:table-cell>
              <table:table-cell office:value-type="float" office:value="291">
                <text:p>2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289">
                <text:p>2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336">
                <text:p>336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